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9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15.29mm"/>
    </style:style>
    <style:style style:name="co9" style:family="table-column">
      <style:table-column-properties fo:break-before="auto" style:column-width="16.46mm"/>
    </style:style>
    <style:style style:name="co10" style:family="table-column">
      <style:table-column-properties fo:break-before="auto" style:column-width="12.96mm"/>
    </style:style>
    <style:style style:name="co11" style:family="table-column">
      <style:table-column-properties fo:break-before="auto" style:column-width="20.53mm"/>
    </style:style>
    <style:style style:name="co12" style:family="table-column">
      <style:table-column-properties fo:break-before="auto" style:column-width="12.72mm"/>
    </style:style>
    <style:style style:name="co13" style:family="table-column">
      <style:table-column-properties fo:break-before="auto" style:column-width="12.03mm"/>
    </style:style>
    <style:style style:name="co14" style:family="table-column">
      <style:table-column-properties fo:break-before="auto" style:column-width="11.55mm"/>
    </style:style>
    <style:style style:name="co15" style:family="table-column">
      <style:table-column-properties fo:break-before="auto" style:column-width="39.92mm"/>
    </style:style>
    <style:style style:name="co16" style:family="table-column">
      <style:table-column-properties fo:break-before="auto" style:column-width="47.04mm"/>
    </style:style>
    <style:style style:name="co17" style:family="table-column">
      <style:table-column-properties fo:break-before="auto" style:column-width="37.57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27.08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5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ffcc99" fo:border="0.06pt solid #000000"/>
    </style:style>
    <style:style style:name="ce21" style:family="table-cell" style:parent-style-name="Default">
      <style:table-cell-properties fo:background-color="#ffff99" fo:border="0.06pt solid #000000"/>
    </style:style>
    <style:style style:name="ce22" style:family="table-cell" style:parent-style-name="Default">
      <style:table-cell-properties fo:background-color="#cfe7f5" fo:border="0.06pt solid #000000"/>
    </style:style>
    <style:style style:name="ce23" style:family="table-cell" style:parent-style-name="Default">
      <style:table-cell-properties fo:background-color="#99ccff" fo:border="0.06pt solid #000000"/>
    </style:style>
    <style:style style:name="ce24" style:family="table-cell" style:parent-style-name="Default">
      <style:table-cell-properties fo:background-color="#ccffcc" fo:border="0.06pt solid #000000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mm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none"/>
      <style:text-properties style:font-name="Liberation Sans" style:font-name-asian="SimSun" style:font-name-complex="Lucida Sans"/>
    </style:style>
    <style:style style:name="ce35" style:family="table-cell" style:parent-style-name="Default" style:data-style-name="N99">
      <style:table-cell-properties fo:border="none"/>
      <style:text-properties style:font-name="Liberation Sans" style:font-name-asian="SimSun" style:font-name-complex="Lucida Sans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SimSun" style:font-name-complex="Lucida Sans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SimSun" style:font-name-complex="Lucida Sans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4" style:family="table-cell" style:parent-style-name="Default">
      <style:table-cell-properties fo:background-color="transparent" fo:border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49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55" style:family="table-cell" style:parent-style-name="Default" style:data-style-name="N107">
      <style:table-cell-properties fo:background-color="#99ccff" fo:border="none"/>
    </style:style>
    <style:style style:name="ce56" style:family="table-cell" style:parent-style-name="Default" style:data-style-name="N107">
      <style:table-cell-properties fo:border="none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8" style:family="table-cell" style:parent-style-name="Default" style:data-style-name="N107">
      <style:table-cell-properties fo:border-bottom="none" fo:border-left="none" fo:border-right="0.06pt solid #000000" fo:border-top="none"/>
      <style:map style:condition="cell-content()&gt;=0" style:apply-style-name="Unbenannt1" style:base-cell-address="Participants.G8"/>
      <style:map style:condition="cell-content()&lt;0" style:apply-style-name="Unbenannt2" style:base-cell-address="Participants.G8"/>
    </style:style>
    <style:style style:name="ce5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2" style:family="table-cell" style:parent-style-name="Default" style:data-style-name="N107">
      <style:table-cell-properties fo:background-color="#99ccff"/>
    </style:style>
    <style:style style:name="ce63" style:family="table-cell" style:parent-style-name="Default">
      <style:table-cell-properties fo:background-color="#99ccff"/>
    </style:style>
    <style:style style:name="ce64" style:family="table-cell" style:parent-style-name="Default" style:data-style-name="N107">
      <style:table-cell-properties fo:border-bottom="0.06pt solid #000000" fo:background-color="#99ccff" fo:border-left="none" fo:border-right="none" fo:border-top="none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66" style:family="table-cell" style:parent-style-name="Default" style:data-style-name="N107">
      <style:table-cell-properties fo:background-color="#cfe7f5"/>
    </style:style>
    <style:style style:name="ce67" style:family="table-cell" style:parent-style-name="Default">
      <style:table-cell-properties fo:background-color="#cfe7f5"/>
    </style:style>
    <style:style style:name="ce68" style:family="table-cell" style:parent-style-name="Default" style:data-style-name="N107">
      <style:table-cell-properties fo:border-bottom="0.06pt solid #000000" fo:background-color="#cfe7f5" fo:border-left="none" fo:border-right="none" fo:border-top="none"/>
    </style:style>
    <style:style style:name="ce69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 style:data-style-name="N107">
      <style:table-cell-properties fo:background-color="#ffff99"/>
    </style:style>
    <style:style style:name="ce71" style:family="table-cell" style:parent-style-name="Default" style:data-style-name="N107">
      <style:table-cell-properties fo:background-color="#ffcc99"/>
    </style:style>
    <style:style style:name="ce72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fo:border="none"/>
    </style:style>
    <style:style style:name="ce75" style:family="table-cell" style:parent-style-name="Default">
      <style:table-cell-properties fo:background-color="#dddddd" fo:border="none"/>
      <style:text-properties fo:font-weight="bold" style:font-weight-asian="bold" style:font-weight-complex="bold"/>
    </style:style>
    <style:style style:name="ce76" style:family="table-cell" style:parent-style-name="Default" style:data-style-name="N107">
      <style:table-cell-properties fo:border-bottom="0.06pt solid #000000" fo:background-color="#ffff99" fo:border-left="none" fo:border-right="none" fo:border-top="none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80" style:family="table-cell" style:parent-style-name="Default">
      <style:table-cell-properties fo:background-color="#dddddd" style:text-align-source="fix" style:repeat-content="false" fo:border="none"/>
      <style:paragraph-properties fo:text-align="end" fo:margin-left="0mm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7" style:family="table-cell" style:parent-style-name="Default" style:data-style-name="N107">
      <style:table-cell-properties fo:border-bottom="none" fo:background-color="#dddddd" fo:border-left="none" fo:border-right="none" fo:border-top="0.06pt solid #000000"/>
    </style:style>
    <style:style style:name="ce88" style:family="table-cell" style:parent-style-name="Default" style:data-style-name="N107">
      <style:table-cell-properties fo:background-color="#dddddd" fo:border="none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fo:font-weight="bold" style:font-name-asian="SimSun" style:font-weight-asian="bold" style:font-name-complex="Lucida Sans" style:font-weight-complex="bold"/>
    </style:style>
    <style:style style:name="ce90" style:family="table-cell" style:parent-style-name="Default" style:data-style-name="N107">
      <style:table-cell-properties fo:background-color="#ccffcc"/>
    </style:style>
    <style:style style:name="ce91" style:family="table-cell" style:parent-style-name="Default" style:data-style-name="N107">
      <style:table-cell-properties fo:background-color="#dddddd"/>
    </style:style>
    <style:style style:name="ce92" style:family="table-cell" style:parent-style-name="Default" style:data-style-name="N107"/>
    <style:style style:name="ce9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94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 style:data-style-name="N107">
      <style:table-cell-properties fo:border-bottom="none" fo:background-color="#dddddd" fo:border-left="0.06pt solid #000000" fo:border-right="none" fo:border-top="0.06pt solid #000000"/>
    </style:style>
    <style:style style:name="ce1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end" fo:margin-left="0mm"/>
    </style:style>
    <style:style style:name="ce104" style:family="table-cell" style:parent-style-name="Default" style:data-style-name="N107">
      <style:table-cell-properties fo:background-color="#ffcc99" style:text-align-source="fix" style:repeat-content="false"/>
      <style:paragraph-properties fo:text-align="end" fo:margin-left="0mm"/>
    </style:style>
    <style:style style:name="ce105" style:family="table-cell" style:parent-style-name="Default" style:data-style-name="N107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end" fo:margin-left="0mm"/>
    </style:style>
    <style:style style:name="ce106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7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110" style:family="table-cell" style:parent-style-name="Default" style:data-style-name="N107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111" style:family="table-cell" style:parent-style-name="Default" style:data-style-name="N107">
      <style:table-cell-properties fo:border-bottom="0.06pt solid #000000" fo:background-color="#ffcc99" fo:border-left="none" fo:border-right="none" fo:border-top="none"/>
    </style:style>
  </office:automatic-styles>
  <office:body>
    <office:spreadsheet>
      <table:content-validations>
        <table:content-validation table:name="val1" table:condition="of:cell-content-is-in-list(&quot;m&quot;;&quot;f&quot;)" table:allow-empty-cell="true" table:display-list="unsorted" table:base-cell-address="Accounting.C5">
          <table:help-message table:display="false">
            <text:p>m</text:p>
            <text:p>f</text:p>
          </table:help-message>
          <table:error-message table:message-type="stop" table:display="true"/>
        </table:content-validation>
        <table:content-validation table:name="val2" table:condition="of:cell-content-is-in-list(Classes)" table:allow-empty-cell="true" table:display-list="unsorted" table:base-cell-address="Accounting.D5">
          <table:error-message table:message-type="stop" table:display="true"/>
        </table:content-validation>
        <table:content-validation table:name="val3" table:base-cell-address="Accounting.E5">
          <table:error-message table:message-type="stop" table:display="true"/>
        </table:content-validation>
        <table:content-validation table:name="val4" table:condition="of:cell-content-is-in-list(&quot;y&quot;;&quot;n&quot;)" table:allow-empty-cell="true" table:display-list="unsorted" table:base-cell-address="Participants.K8">
          <table:error-message table:message-type="stop" table:display="true"/>
        </table:content-validation>
        <table:content-validation table:name="val5" table:base-cell-address="Participants.J8"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10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Default" table:number-columns-repeated="2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Event</text:p>
          </table:table-cell>
          <table:table-cell table:style-name="ce7" table:number-columns-spanned="7" table:number-rows-spanned="1"/>
          <table:covered-table-cell table:number-columns-repeated="4" table:style-name="ce14"/>
          <table:covered-table-cell table:style-name="ce39"/>
          <table:covered-table-cell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ate</text:p>
          </table:table-cell>
          <table:table-cell table:style-name="ce8" table:number-columns-spanned="7" table:number-rows-spanned="1"/>
          <table:covered-table-cell table:number-columns-repeated="4" table:style-name="ce15"/>
          <table:covered-table-cell table:style-name="ce12"/>
          <table:covered-table-cell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ce40" table:number-columns-repeated="4"/>
        </table:table-row>
        <table:table-row table:style-name="ro2">
          <table:table-cell/>
          <table:table-cell table:style-name="ce4" office:value-type="string" calcext:value-type="string">
            <text:p>Statistics</text:p>
          </table:table-cell>
          <table:table-cell table:style-name="ce9"/>
          <table:table-cell table:style-name="ce16"/>
          <table:table-cell table:style-name="ce17" office:value-type="string" calcext:value-type="string" table:number-columns-spanned="2" table:number-rows-spanned="1">
            <text:p>Accounting</text:p>
          </table:table-cell>
          <table:covered-table-cell table:style-name="ce25"/>
          <table:table-cell table:style-name="ce32"/>
          <table:table-cell table:style-name="ce32" office:value-type="string" calcext:value-type="string">
            <text:p>Male</text:p>
          </table:table-cell>
          <table:table-cell table:style-name="ce13" office:value-type="string" calcext:value-type="string">
            <text:p>Female</text:p>
          </table:table-cell>
          <table:table-cell table:style-name="ce44"/>
          <table:table-cell table:style-name="ce46"/>
          <table:table-cell table:style-name="ce40"/>
        </table:table-row>
        <table:table-row table:style-name="ro2">
          <table:table-cell table:number-columns-repeated="4"/>
          <table:table-cell table:style-name="ce18" office:value-type="string" calcext:value-type="string" table:number-columns-spanned="2" table:number-rows-spanned="1">
            <text:p>Participants</text:p>
          </table:table-cell>
          <table:covered-table-cell table:style-name="ce26"/>
          <table:table-cell table:style-name="ce33" table:formula="of:=[Participants.B3]" office:value-type="float" office:value="86" calcext:value-type="float">
            <text:p>86</text:p>
          </table:table-cell>
          <table:table-cell table:style-name="ce33" table:formula="of:=COUNTIF([Participants.D$8:.D$212];&quot;m&quot;)" office:value-type="float" office:value="0" calcext:value-type="float">
            <text:p>0</text:p>
          </table:table-cell>
          <table:table-cell table:style-name="ce10" table:formula="of:=COUNTIF([Participants.E$8:.E$212];&quot;f&quot;)" office:value-type="float" office:value="0" calcext:value-type="float">
            <text:p>0</text:p>
          </table:table-cell>
          <table:table-cell table:style-name="ce45"/>
          <table:table-cell table:style-name="ce40" table:number-columns-repeated="2"/>
        </table:table-row>
        <table:table-row table:style-name="ro2">
          <table:table-cell/>
          <table:table-cell office:value-type="string" calcext:value-type="string">
            <text:p>Balance</text:p>
          </table:table-cell>
          <table:table-cell table:style-name="ce11" table:formula="of:=[Accounting.$D$3]" office:value-type="currency" office:currency="EUR" office:value="3792" calcext:value-type="currency">
            <text:p>3.792,00 €</text:p>
          </table:table-cell>
          <table:table-cell/>
          <table:table-cell table:style-name="ce18" office:value-type="string" calcext:value-type="string" table:number-columns-spanned="2" table:number-rows-spanned="1">
            <text:p>Avg. Age</text:p>
          </table:table-cell>
          <table:covered-table-cell table:style-name="ce26"/>
          <table:table-cell table:style-name="ce33" table:formula="of:=AVERAGE([Participants.B8:.B212])" office:value-type="string" office:string-value="" calcext:value-type="error">
            <text:p>#DIV/0!</text:p>
          </table:table-cell>
          <table:table-cell table:formula="of:=SUMIF([Participants.D$8:.D$212];&quot;m&quot;)/[.H8]" office:value-type="string" office:string-value="" calcext:value-type="error">
            <text:p>#DIV/0!</text:p>
          </table:table-cell>
          <table:table-cell table:style-name="ce41" table:formula="of:=SUMIF([Participants.D$8:.D$212];&quot;m&quot;)/[.I8]" office:value-type="string" office:string-value="" calcext:value-type="error">
            <text:p>#DIV/0!</text:p>
          </table:table-cell>
          <table:table-cell table:style-name="ce45"/>
          <table:table-cell table:style-name="ce40" table:number-columns-repeated="2"/>
        </table:table-row>
        <table:table-row table:style-name="ro2">
          <table:table-cell/>
          <table:table-cell office:value-type="string" calcext:value-type="string">
            <text:p>Planned</text:p>
          </table:table-cell>
          <table:table-cell table:style-name="ce11" table:formula="of:=[Planning.$E$3]" office:value-type="currency" office:currency="EUR" office:value="140" calcext:value-type="currency">
            <text:p>140,00 €</text:p>
          </table:table-cell>
          <table:table-cell/>
          <table:table-cell table:style-name="ce18" office:value-type="string" calcext:value-type="string" table:number-columns-spanned="2" table:number-rows-spanned="1">
            <text:p>&lt; 15</text:p>
          </table:table-cell>
          <table:covered-table-cell table:style-name="ce26"/>
          <table:table-cell table:style-name="ce34" table:formula="of:=COUNTIF([Participants.C$8:.C$212];&quot;&lt;=15&quot;)" office:value-type="float" office:value="0" calcext:value-type="float">
            <text:p>0</text:p>
          </table:table-cell>
          <table:table-cell/>
          <table:table-cell table:style-name="ce42"/>
          <table:table-cell table:style-name="ce45"/>
          <table:table-cell table:style-name="ce40" table:number-columns-repeated="2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18" office:value-type="string" calcext:value-type="string" table:number-columns-spanned="2" table:number-rows-spanned="1">
            <text:p>15-18</text:p>
          </table:table-cell>
          <table:covered-table-cell table:style-name="ce27"/>
          <table:table-cell table:style-name="ce35" table:formula="of:=COUNTIF([Participants.C$8:.C$212];OR(&quot;&gt;=15&quot;;&quot;&lt;=18&quot;))" office:value-type="string" office:string-value="" calcext:value-type="error">
            <text:p>#WERT!</text:p>
          </table:table-cell>
          <table:table-cell/>
          <table:table-cell table:style-name="ce42"/>
          <table:table-cell table:style-name="ce45"/>
          <table:table-cell table:style-name="ce40"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9" office:value-type="string" calcext:value-type="string" table:number-columns-spanned="2" table:number-rows-spanned="1">
            <text:p>&gt;= 18</text:p>
          </table:table-cell>
          <table:covered-table-cell table:style-name="ce28"/>
          <table:table-cell table:style-name="ce36" table:formula="of:=COUNTIF([Participants.C$8:.C$212];&quot;&gt;18&quot;)" office:value-type="float" office:value="0" calcext:value-type="float">
            <text:p>0</text:p>
          </table:table-cell>
          <table:table-cell table:style-name="ce15"/>
          <table:table-cell table:style-name="ce43"/>
          <table:table-cell table:style-name="ce40" table:number-columns-repeated="3"/>
        </table:table-row>
        <table:table-row table:style-name="ro2">
          <table:table-cell/>
          <table:table-cell table:style-name="ce6" office:value-type="string" calcext:value-type="string">
            <text:p>Accommodation</text:p>
          </table:table-cell>
          <table:table-cell table:style-name="ce13"/>
          <table:table-cell table:number-columns-repeated="5"/>
          <table:table-cell table:style-name="ce40" table:number-columns-repeated="4"/>
        </table:table-row>
        <table:table-row table:style-name="ro2">
          <table:table-cell/>
          <table:table-cell office:value-type="string" calcext:value-type="string">
            <text:p>Fr → Sa</text:p>
          </table:table-cell>
          <table:table-cell table:formula="of:=COUNTIF([$Participants.$H$8:Participants.$H$212];&quot;y&quot;)" office:value-type="float" office:value="2" calcext:value-type="float">
            <text:p>2</text:p>
          </table:table-cell>
          <table:table-cell table:number-columns-repeated="5"/>
          <table:table-cell table:style-name="ce40" table:number-columns-repeated="4"/>
        </table:table-row>
        <table:table-row table:style-name="ro2">
          <table:table-cell/>
          <table:table-cell office:value-type="string" calcext:value-type="string">
            <text:p>Sa → Su</text:p>
          </table:table-cell>
          <table:table-cell table:formula="of:=COUNTIF([$Participants.$I$8:Participants.$I$212];&quot;y&quot;)" office:value-type="float" office:value="2" calcext:value-type="float">
            <text:p>2</text:p>
          </table:table-cell>
          <table:table-cell table:number-columns-repeated="5"/>
          <table:table-cell table:style-name="ce40" table:number-columns-repeated="4"/>
        </table:table-row>
        <table:table-row table:style-name="ro2">
          <table:table-cell/>
          <table:table-cell office:value-type="string" calcext:value-type="string">
            <text:p>1 Night</text:p>
          </table:table-cell>
          <table:table-cell table:formula="of:=COUNTIF([Participants.$J$8:.$J$212];&quot;2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gend</text:p>
          </table:table-cell>
          <table:table-cell table:style-name="ce29"/>
          <table:table-cell table:style-name="ce13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2 Nights</text:p>
          </table:table-cell>
          <table:table-cell table:style-name="ce12" table:formula="of:=COUNTIF([Participants.$J$8:.$J$212];&quot;1&quot;)" office:value-type="float" office:value="2" calcext:value-type="float">
            <text:p>2</text:p>
          </table:table-cell>
          <table:table-cell/>
          <table:table-cell table:style-name="ce5"/>
          <table:table-cell table:style-name="ce30"/>
          <table:table-cell table:style-name="ce37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0"/>
          <table:table-cell table:style-name="ce30" office:value-type="string" calcext:value-type="string">
            <text:p>Fix Costs</text:p>
          </table:table-cell>
          <table:table-cell table:style-name="ce37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Food</text:p>
          </table:table-cell>
          <table:table-cell table:style-name="ce13"/>
          <table:table-cell/>
          <table:table-cell table:style-name="ce21"/>
          <table:table-cell table:style-name="ce30" office:value-type="string" calcext:value-type="string">
            <text:p>Per Person Costs</text:p>
          </table:table-cell>
          <table:table-cell table:style-name="ce37"/>
          <table:table-cell table:number-columns-repeated="5"/>
        </table:table-row>
        <table:table-row table:style-name="ro2">
          <table:table-cell/>
          <table:table-cell office:value-type="string" calcext:value-type="string">
            <text:p>Breakfast Sa</text:p>
          </table:table-cell>
          <table:table-cell table:formula="of:=COUNTIF([Participants.$L$8:.$L$212];&quot;y&quot;)" office:value-type="float" office:value="0" calcext:value-type="float">
            <text:p>0</text:p>
          </table:table-cell>
          <table:table-cell/>
          <table:table-cell table:style-name="ce5"/>
          <table:table-cell table:style-name="ce30"/>
          <table:table-cell table:style-name="ce37"/>
          <table:table-cell table:number-columns-repeated="5"/>
        </table:table-row>
        <table:table-row table:style-name="ro2">
          <table:table-cell/>
          <table:table-cell office:value-type="string" calcext:value-type="string">
            <text:p>Breakfast Su</text:p>
          </table:table-cell>
          <table:table-cell table:formula="of:=COUNTIF([Participants.$K$8:.$K$212];&quot;y&quot;)" office:value-type="float" office:value="0" calcext:value-type="float">
            <text:p>0</text:p>
          </table:table-cell>
          <table:table-cell/>
          <table:table-cell table:style-name="ce22"/>
          <table:table-cell table:style-name="ce30" office:value-type="string" calcext:value-type="string">
            <text:p>Fee wo/ person costs</text:p>
          </table:table-cell>
          <table:table-cell table:style-name="ce37"/>
          <table:table-cell table:number-columns-repeated="5"/>
        </table:table-row>
        <table:table-row table:style-name="ro2">
          <table:table-cell/>
          <table:table-cell office:value-type="string" calcext:value-type="string">
            <text:p>Lunch Sa</text:p>
          </table:table-cell>
          <table:table-cell table:formula="of:=COUNTIF([Participants.$L$8:.$L$212];&quot;y&quot;)" office:value-type="float" office:value="0" calcext:value-type="float">
            <text:p>0</text:p>
          </table:table-cell>
          <table:table-cell/>
          <table:table-cell table:style-name="ce23"/>
          <table:table-cell table:style-name="ce30" office:value-type="string" calcext:value-type="string">
            <text:p>Total fee</text:p>
          </table:table-cell>
          <table:table-cell table:style-name="ce37"/>
          <table:table-cell table:number-columns-repeated="5"/>
        </table:table-row>
        <table:table-row table:style-name="ro2">
          <table:table-cell/>
          <table:table-cell office:value-type="string" calcext:value-type="string">
            <text:p>Lunch Su</text:p>
          </table:table-cell>
          <table:table-cell table:formula="of:=COUNTIF([Participants.$M$8:.$M$212];&quot;y&quot;)" office:value-type="float" office:value="0" calcext:value-type="float">
            <text:p>0</text:p>
          </table:table-cell>
          <table:table-cell/>
          <table:table-cell table:style-name="ce5"/>
          <table:table-cell table:style-name="ce30"/>
          <table:table-cell table:style-name="ce37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Dinner Sa</text:p>
          </table:table-cell>
          <table:table-cell table:style-name="ce12" table:formula="of:=COUNTIF([Participants.$N$8:.$N$212];&quot;y&quot;)" office:value-type="float" office:value="0" calcext:value-type="float">
            <text:p>0</text:p>
          </table:table-cell>
          <table:table-cell/>
          <table:table-cell table:style-name="ce24"/>
          <table:table-cell table:style-name="ce31" office:value-type="string" calcext:value-type="string">
            <text:p>Income</text:p>
          </table:table-cell>
          <table:table-cell table:style-name="ce38"/>
          <table:table-cell table:number-columns-repeated="5"/>
        </table:table-row>
      </table:table>
      <table:table table:name="Participan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3"/>
        <table:table-column table:style-name="co8" table:default-cell-style-name="ce55"/>
        <table:table-column table:style-name="co8" table:default-cell-style-name="ce56"/>
        <table:table-column table:style-name="co8" table:default-cell-style-name="ce58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53"/>
        <table:table-column table:style-name="co12" table:number-columns-repeated="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2" table:default-cell-style-name="ce53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Participants</text:p>
          </table:table-cell>
          <table:table-cell table:number-columns-repeated="2"/>
          <table:table-cell table:style-name="Default" table:number-columns-repeated="14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 office:value-type="string" calcext:value-type="string">
            <text:p>Participants</text:p>
          </table:table-cell>
          <table:table-cell table:style-name="ce48" office:value-type="float" office:value="86" calcext:value-type="float" table:number-columns-spanned="2" table:number-rows-spanned="1">
            <text:p>86</text:p>
          </table:table-cell>
          <table:covered-table-cell table:style-name="ce50"/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3" office:value-type="string" calcext:value-type="string">
            <text:p>Fee Total</text:p>
          </table:table-cell>
          <table:table-cell table:style-name="ce49" table:formula="of:=SUM([.F8:.F203])" office:value-type="currency" office:currency="EUR" office:value="5292" calcext:value-type="currency" table:number-columns-spanned="2" table:number-rows-spanned="1">
            <text:p>5.292,00 €</text:p>
          </table:table-cell>
          <table:covered-table-cell table:style-name="ce51"/>
          <table:table-cell table:style-name="Default" table:number-columns-repeated="14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47" office:value-type="string" calcext:value-type="string" table:number-columns-spanned="3" table:number-rows-spanned="1">
            <text:p>Participant</text:p>
          </table:table-cell>
          <table:covered-table-cell table:number-columns-repeated="2" table:style-name="ce30"/>
          <table:table-cell table:style-name="ce52" office:value-type="string" calcext:value-type="string" table:number-columns-spanned="4" table:number-rows-spanned="1">
            <text:p>Registration</text:p>
          </table:table-cell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Accomodation</text:p>
          </table:table-cell>
          <table:covered-table-cell table:number-columns-repeated="2" table:style-name="ce30"/>
          <table:table-cell table:style-name="ce52" office:value-type="string" calcext:value-type="string" table:number-columns-spanned="6" table:number-rows-spanned="1">
            <text:p>Food</text:p>
          </table:table-cell>
          <table:covered-table-cell table:number-columns-repeated="5" table:style-name="ce30"/>
          <table:table-cell table:style-name="ce52" office:value-type="string" calcext:value-type="string" table:number-columns-spanned="4" table:number-rows-spanned="1">
            <text:p>Competitions</text:p>
          </table:table-cell>
          <table:covered-table-cell table:number-columns-repeated="3" table:style-name="ce30"/>
          <table:table-cell table:style-name="ce30" table:number-columns-repeated="1004"/>
        </table:table-row>
        <table:table-row table:style-name="ro2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Age</text:p>
          </table:table-cell>
          <table:table-cell table:style-name="ce31" office:value-type="string" calcext:value-type="string">
            <text:p>Sex</text:p>
          </table:table-cell>
          <table:table-cell table:style-name="ce3" office:value-type="string" calcext:value-type="string">
            <text:p>Class</text:p>
          </table:table-cell>
          <table:table-cell table:style-name="ce31" office:value-type="string" calcext:value-type="string">
            <text:p>Fee</text:p>
          </table:table-cell>
          <table:table-cell table:style-name="ce31" office:value-type="string" calcext:value-type="string">
            <text:p>Paid</text:p>
          </table:table-cell>
          <table:table-cell table:style-name="ce38" office:value-type="string" calcext:value-type="string">
            <text:p>Balance</text:p>
          </table:table-cell>
          <table:table-cell table:style-name="ce31" office:value-type="string" calcext:value-type="string">
            <text:p>Fr to Su</text:p>
          </table:table-cell>
          <table:table-cell table:style-name="ce31" office:value-type="string" calcext:value-type="string">
            <text:p>Sa to Su</text:p>
          </table:table-cell>
          <table:table-cell table:style-name="ce31" office:value-type="string" calcext:value-type="string">
            <text:p>Nights</text:p>
          </table:table-cell>
          <table:table-cell table:style-name="ce3" office:value-type="string" calcext:value-type="string">
            <text:p>Vegetarian?</text:p>
          </table:table-cell>
          <table:table-cell table:style-name="ce31" office:value-type="string" calcext:value-type="string">
            <text:p>BF Sa</text:p>
          </table:table-cell>
          <table:table-cell table:style-name="ce31" office:value-type="string" calcext:value-type="string">
            <text:p>BF Su</text:p>
          </table:table-cell>
          <table:table-cell table:style-name="ce31" office:value-type="string" calcext:value-type="string">
            <text:p>Lu Sa</text:p>
          </table:table-cell>
          <table:table-cell table:style-name="ce31" office:value-type="string" calcext:value-type="string">
            <text:p>Lu So</text:p>
          </table:table-cell>
          <table:table-cell table:style-name="ce31" office:value-type="string" calcext:value-type="string">
            <text:p>Di Sa</text:p>
          </table:table-cell>
          <table:table-cell table:style-name="ce3" office:value-type="string" calcext:value-type="string">
            <text:p>X-Style</text:p>
          </table:table-cell>
          <table:table-cell table:style-name="ce31" office:value-type="string" calcext:value-type="string">
            <text:p>Street</text:p>
          </table:table-cell>
          <table:table-cell table:style-name="ce31" office:value-type="string" calcext:value-type="string">
            <text:p>Flatland</text:p>
          </table:table-cell>
          <table:table-cell table:style-name="ce31" office:value-type="string" calcext:value-type="string">
            <text:p>…</text:p>
          </table:table-cell>
          <table:table-cell table:style-name="ce31" table:number-columns-repeated="1004"/>
        </table:table-row>
        <table:table-row table:style-name="ro2">
          <table:table-cell office:value-type="string" calcext:value-type="string">
            <text:p>First Organizer</text:p>
          </table:table-cell>
          <table:table-cell/>
          <table:table-cell table:content-validation-name="val1"/>
          <table:table-cell table:content-validation-name="val2" office:value-type="string" calcext:value-type="string">
            <text:p>Staff</text:p>
          </table:table-cell>
          <table:table-cell table:content-validation-name="val3" table:formula="of:=IF(COUNTIF([Fee.$B$7:.$B$27];[.D8]);VLOOKUP([.D8];[Fee.$B$7:.$C$27];2;0);&quot;&quot;)" office:value-type="currency" office:currency="EUR" office:value="0" calcext:value-type="currency">
            <text:p>0,00 €</text:p>
          </table:table-cell>
          <table:table-cell table:content-validation-name="val3"/>
          <table:table-cell table:content-validation-name="val3" table:formula="of:=IF(ISNUMBER([.E8]);[.F8]-[.E8];&quot;&quot;)" office:value-type="currency" office:currency="EUR" office:value="0" calcext:value-type="currency">
            <text:p>0,00 €</text:p>
          </table:table-cell>
          <table:table-cell table:number-columns-repeated="2" table:content-validation-name="val4" office:value-type="string" calcext:value-type="string">
            <text:p>y</text:p>
          </table:table-cell>
          <table:table-cell table:content-validation-name="val5" table:formula="of:=IF(IF([.H8]=&quot;y&quot;;1;0)+IF([.I8]=&quot;y&quot;;1;0)=0;&quot;&quot;;IF([.H8]=&quot;y&quot;;1;0)+IF([.I8]=&quot;y&quot;;1;0))" office:value-type="float" office:value="2" calcext:value-type="float">
            <text:p>2</text:p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nother Organizer</text:p>
          </table:table-cell>
          <table:table-cell/>
          <table:table-cell table:content-validation-name="val1"/>
          <table:table-cell table:content-validation-name="val2" office:value-type="string" calcext:value-type="string">
            <text:p>Staff</text:p>
          </table:table-cell>
          <table:table-cell table:content-validation-name="val3" table:formula="of:=IF(COUNTIF([Fee.$B$7:.$B$27];[.D9]);VLOOKUP([.D9];[Fee.$B$7:.$C$27];2;0);&quot;&quot;)" office:value-type="currency" office:currency="EUR" office:value="0" calcext:value-type="currency">
            <text:p>0,00 €</text:p>
          </table:table-cell>
          <table:table-cell table:content-validation-name="val3"/>
          <table:table-cell table:content-validation-name="val3" table:formula="of:=IF(ISNUMBER([.E9]);[.F9]-[.E9];&quot;&quot;)" office:value-type="currency" office:currency="EUR" office:value="0" calcext:value-type="currency">
            <text:p>0,00 €</text:p>
          </table:table-cell>
          <table:table-cell table:content-validation-name="val4" office:value-type="string" calcext:value-type="string">
            <text:p>n</text:p>
          </table:table-cell>
          <table:table-cell table:content-validation-name="val4" office:value-type="string" calcext:value-type="string">
            <text:p>y</text:p>
          </table:table-cell>
          <table:table-cell table:content-validation-name="val5" table:formula="of:=IF(IF([.H9]=&quot;y&quot;;1;0)+IF([.I9]=&quot;y&quot;;1;0)=0;&quot;&quot;;IF([.H9]=&quot;y&quot;;1;0)+IF([.I9]=&quot;y&quot;;1;0))" office:value-type="float" office:value="1" calcext:value-type="float">
            <text:p>1</text:p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0]);VLOOKUP([.D1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0]);[.F10]-[.E10];&quot;&quot;)" office:value-type="currency" office:currency="EUR" office:value="20" calcext:value-type="currency">
            <text:p>20,00 €</text:p>
          </table:table-cell>
          <table:table-cell table:content-validation-name="val4" office:value-type="string" calcext:value-type="string">
            <text:p>y</text:p>
          </table:table-cell>
          <table:table-cell table:content-validation-name="val4" office:value-type="string" calcext:value-type="string">
            <text:p>n</text:p>
          </table:table-cell>
          <table:table-cell table:content-validation-name="val5" table:formula="of:=IF(IF([.H10]=&quot;y&quot;;1;0)+IF([.I10]=&quot;y&quot;;1;0)=0;&quot;&quot;;IF([.H10]=&quot;y&quot;;1;0)+IF([.I10]=&quot;y&quot;;1;0))" office:value-type="float" office:value="1" calcext:value-type="float">
            <text:p>1</text:p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1]);VLOOKUP([.D1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1]);[.F11]-[.E1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1]=&quot;y&quot;;1;0)+IF([.I11]=&quot;y&quot;;1;0)=0;&quot;&quot;;IF([.H11]=&quot;y&quot;;1;0)+IF([.I1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2]);VLOOKUP([.D1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2]);[.F12]-[.E1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2]=&quot;y&quot;;1;0)+IF([.I12]=&quot;y&quot;;1;0)=0;&quot;&quot;;IF([.H12]=&quot;y&quot;;1;0)+IF([.I1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3]);VLOOKUP([.D1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3]);[.F13]-[.E1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3]=&quot;y&quot;;1;0)+IF([.I13]=&quot;y&quot;;1;0)=0;&quot;&quot;;IF([.H13]=&quot;y&quot;;1;0)+IF([.I1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4]);VLOOKUP([.D1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4]);[.F14]-[.E1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4]=&quot;y&quot;;1;0)+IF([.I14]=&quot;y&quot;;1;0)=0;&quot;&quot;;IF([.H14]=&quot;y&quot;;1;0)+IF([.I1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5]);VLOOKUP([.D1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5]);[.F15]-[.E1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5]=&quot;y&quot;;1;0)+IF([.I15]=&quot;y&quot;;1;0)=0;&quot;&quot;;IF([.H15]=&quot;y&quot;;1;0)+IF([.I1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6]);VLOOKUP([.D1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6]);[.F16]-[.E1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6]=&quot;y&quot;;1;0)+IF([.I16]=&quot;y&quot;;1;0)=0;&quot;&quot;;IF([.H16]=&quot;y&quot;;1;0)+IF([.I1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7]);VLOOKUP([.D1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7]);[.F17]-[.E1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7]=&quot;y&quot;;1;0)+IF([.I17]=&quot;y&quot;;1;0)=0;&quot;&quot;;IF([.H17]=&quot;y&quot;;1;0)+IF([.I1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9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8]);VLOOKUP([.D1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8]);[.F18]-[.E1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8]=&quot;y&quot;;1;0)+IF([.I18]=&quot;y&quot;;1;0)=0;&quot;&quot;;IF([.H18]=&quot;y&quot;;1;0)+IF([.I1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0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9]);VLOOKUP([.D1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9]);[.F19]-[.E1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19]=&quot;y&quot;;1;0)+IF([.I19]=&quot;y&quot;;1;0)=0;&quot;&quot;;IF([.H19]=&quot;y&quot;;1;0)+IF([.I1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0]);VLOOKUP([.D2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0]);[.F20]-[.E2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0]=&quot;y&quot;;1;0)+IF([.I20]=&quot;y&quot;;1;0)=0;&quot;&quot;;IF([.H20]=&quot;y&quot;;1;0)+IF([.I2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1]);VLOOKUP([.D2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1]);[.F21]-[.E2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1]=&quot;y&quot;;1;0)+IF([.I21]=&quot;y&quot;;1;0)=0;&quot;&quot;;IF([.H21]=&quot;y&quot;;1;0)+IF([.I2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2]);VLOOKUP([.D2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2]);[.F22]-[.E2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2]=&quot;y&quot;;1;0)+IF([.I22]=&quot;y&quot;;1;0)=0;&quot;&quot;;IF([.H22]=&quot;y&quot;;1;0)+IF([.I2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3]);VLOOKUP([.D2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3]);[.F23]-[.E2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3]=&quot;y&quot;;1;0)+IF([.I23]=&quot;y&quot;;1;0)=0;&quot;&quot;;IF([.H23]=&quot;y&quot;;1;0)+IF([.I2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4]);VLOOKUP([.D2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4]);[.F24]-[.E2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4]=&quot;y&quot;;1;0)+IF([.I24]=&quot;y&quot;;1;0)=0;&quot;&quot;;IF([.H24]=&quot;y&quot;;1;0)+IF([.I2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5]);VLOOKUP([.D2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5]);[.F25]-[.E2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5]=&quot;y&quot;;1;0)+IF([.I25]=&quot;y&quot;;1;0)=0;&quot;&quot;;IF([.H25]=&quot;y&quot;;1;0)+IF([.I2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6]);VLOOKUP([.D2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6]);[.F26]-[.E2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6]=&quot;y&quot;;1;0)+IF([.I26]=&quot;y&quot;;1;0)=0;&quot;&quot;;IF([.H26]=&quot;y&quot;;1;0)+IF([.I2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8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7]);VLOOKUP([.D2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7]);[.F27]-[.E2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7]=&quot;y&quot;;1;0)+IF([.I27]=&quot;y&quot;;1;0)=0;&quot;&quot;;IF([.H27]=&quot;y&quot;;1;0)+IF([.I2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19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8]);VLOOKUP([.D2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8]);[.F28]-[.E2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8]=&quot;y&quot;;1;0)+IF([.I28]=&quot;y&quot;;1;0)=0;&quot;&quot;;IF([.H28]=&quot;y&quot;;1;0)+IF([.I2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0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9]);VLOOKUP([.D2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9]);[.F29]-[.E2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29]=&quot;y&quot;;1;0)+IF([.I29]=&quot;y&quot;;1;0)=0;&quot;&quot;;IF([.H29]=&quot;y&quot;;1;0)+IF([.I2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0]);VLOOKUP([.D3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0]);[.F30]-[.E3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0]=&quot;y&quot;;1;0)+IF([.I30]=&quot;y&quot;;1;0)=0;&quot;&quot;;IF([.H30]=&quot;y&quot;;1;0)+IF([.I3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1]);VLOOKUP([.D3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1]);[.F31]-[.E3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1]=&quot;y&quot;;1;0)+IF([.I31]=&quot;y&quot;;1;0)=0;&quot;&quot;;IF([.H31]=&quot;y&quot;;1;0)+IF([.I3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2]);VLOOKUP([.D3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2]);[.F32]-[.E3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2]=&quot;y&quot;;1;0)+IF([.I32]=&quot;y&quot;;1;0)=0;&quot;&quot;;IF([.H32]=&quot;y&quot;;1;0)+IF([.I3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3]);VLOOKUP([.D3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3]);[.F33]-[.E3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3]=&quot;y&quot;;1;0)+IF([.I33]=&quot;y&quot;;1;0)=0;&quot;&quot;;IF([.H33]=&quot;y&quot;;1;0)+IF([.I3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4]);VLOOKUP([.D3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4]);[.F34]-[.E3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4]=&quot;y&quot;;1;0)+IF([.I34]=&quot;y&quot;;1;0)=0;&quot;&quot;;IF([.H34]=&quot;y&quot;;1;0)+IF([.I3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5]);VLOOKUP([.D3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5]);[.F35]-[.E3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5]=&quot;y&quot;;1;0)+IF([.I35]=&quot;y&quot;;1;0)=0;&quot;&quot;;IF([.H35]=&quot;y&quot;;1;0)+IF([.I3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6]);VLOOKUP([.D3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6]);[.F36]-[.E3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6]=&quot;y&quot;;1;0)+IF([.I36]=&quot;y&quot;;1;0)=0;&quot;&quot;;IF([.H36]=&quot;y&quot;;1;0)+IF([.I3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7]);VLOOKUP([.D3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7]);[.F37]-[.E3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7]=&quot;y&quot;;1;0)+IF([.I37]=&quot;y&quot;;1;0)=0;&quot;&quot;;IF([.H37]=&quot;y&quot;;1;0)+IF([.I3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2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8]);VLOOKUP([.D3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8]);[.F38]-[.E3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8]=&quot;y&quot;;1;0)+IF([.I38]=&quot;y&quot;;1;0)=0;&quot;&quot;;IF([.H38]=&quot;y&quot;;1;0)+IF([.I3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9]);VLOOKUP([.D3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9]);[.F39]-[.E3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39]=&quot;y&quot;;1;0)+IF([.I39]=&quot;y&quot;;1;0)=0;&quot;&quot;;IF([.H39]=&quot;y&quot;;1;0)+IF([.I3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0]);VLOOKUP([.D4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0]);[.F40]-[.E4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0]=&quot;y&quot;;1;0)+IF([.I40]=&quot;y&quot;;1;0)=0;&quot;&quot;;IF([.H40]=&quot;y&quot;;1;0)+IF([.I4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1]);VLOOKUP([.D4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1]);[.F41]-[.E4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1]=&quot;y&quot;;1;0)+IF([.I41]=&quot;y&quot;;1;0)=0;&quot;&quot;;IF([.H41]=&quot;y&quot;;1;0)+IF([.I4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2]);VLOOKUP([.D4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2]);[.F42]-[.E4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2]=&quot;y&quot;;1;0)+IF([.I42]=&quot;y&quot;;1;0)=0;&quot;&quot;;IF([.H42]=&quot;y&quot;;1;0)+IF([.I4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3]);VLOOKUP([.D4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3]);[.F43]-[.E4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3]=&quot;y&quot;;1;0)+IF([.I43]=&quot;y&quot;;1;0)=0;&quot;&quot;;IF([.H43]=&quot;y&quot;;1;0)+IF([.I4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4]);VLOOKUP([.D4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4]);[.F44]-[.E4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4]=&quot;y&quot;;1;0)+IF([.I44]=&quot;y&quot;;1;0)=0;&quot;&quot;;IF([.H44]=&quot;y&quot;;1;0)+IF([.I4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5]);VLOOKUP([.D4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5]);[.F45]-[.E4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5]=&quot;y&quot;;1;0)+IF([.I45]=&quot;y&quot;;1;0)=0;&quot;&quot;;IF([.H45]=&quot;y&quot;;1;0)+IF([.I4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6]);VLOOKUP([.D4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6]);[.F46]-[.E4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6]=&quot;y&quot;;1;0)+IF([.I46]=&quot;y&quot;;1;0)=0;&quot;&quot;;IF([.H46]=&quot;y&quot;;1;0)+IF([.I4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7]);VLOOKUP([.D4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7]);[.F47]-[.E4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7]=&quot;y&quot;;1;0)+IF([.I47]=&quot;y&quot;;1;0)=0;&quot;&quot;;IF([.H47]=&quot;y&quot;;1;0)+IF([.I4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3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8]);VLOOKUP([.D4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8]);[.F48]-[.E4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8]=&quot;y&quot;;1;0)+IF([.I48]=&quot;y&quot;;1;0)=0;&quot;&quot;;IF([.H48]=&quot;y&quot;;1;0)+IF([.I4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9]);VLOOKUP([.D4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9]);[.F49]-[.E4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49]=&quot;y&quot;;1;0)+IF([.I49]=&quot;y&quot;;1;0)=0;&quot;&quot;;IF([.H49]=&quot;y&quot;;1;0)+IF([.I4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0]);VLOOKUP([.D5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0]);[.F50]-[.E5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0]=&quot;y&quot;;1;0)+IF([.I50]=&quot;y&quot;;1;0)=0;&quot;&quot;;IF([.H50]=&quot;y&quot;;1;0)+IF([.I5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1]);VLOOKUP([.D5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1]);[.F51]-[.E5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1]=&quot;y&quot;;1;0)+IF([.I51]=&quot;y&quot;;1;0)=0;&quot;&quot;;IF([.H51]=&quot;y&quot;;1;0)+IF([.I5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2]);VLOOKUP([.D5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2]);[.F52]-[.E5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2]=&quot;y&quot;;1;0)+IF([.I52]=&quot;y&quot;;1;0)=0;&quot;&quot;;IF([.H52]=&quot;y&quot;;1;0)+IF([.I5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3]);VLOOKUP([.D5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3]);[.F53]-[.E5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3]=&quot;y&quot;;1;0)+IF([.I53]=&quot;y&quot;;1;0)=0;&quot;&quot;;IF([.H53]=&quot;y&quot;;1;0)+IF([.I5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4]);VLOOKUP([.D5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4]);[.F54]-[.E5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4]=&quot;y&quot;;1;0)+IF([.I54]=&quot;y&quot;;1;0)=0;&quot;&quot;;IF([.H54]=&quot;y&quot;;1;0)+IF([.I5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5]);VLOOKUP([.D5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5]);[.F55]-[.E5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5]=&quot;y&quot;;1;0)+IF([.I55]=&quot;y&quot;;1;0)=0;&quot;&quot;;IF([.H55]=&quot;y&quot;;1;0)+IF([.I5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6]);VLOOKUP([.D5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6]);[.F56]-[.E5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6]=&quot;y&quot;;1;0)+IF([.I56]=&quot;y&quot;;1;0)=0;&quot;&quot;;IF([.H56]=&quot;y&quot;;1;0)+IF([.I5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7]);VLOOKUP([.D5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7]);[.F57]-[.E5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7]=&quot;y&quot;;1;0)+IF([.I57]=&quot;y&quot;;1;0)=0;&quot;&quot;;IF([.H57]=&quot;y&quot;;1;0)+IF([.I5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4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8]);VLOOKUP([.D5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8]);[.F58]-[.E5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8]=&quot;y&quot;;1;0)+IF([.I58]=&quot;y&quot;;1;0)=0;&quot;&quot;;IF([.H58]=&quot;y&quot;;1;0)+IF([.I5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9]);VLOOKUP([.D5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9]);[.F59]-[.E5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59]=&quot;y&quot;;1;0)+IF([.I59]=&quot;y&quot;;1;0)=0;&quot;&quot;;IF([.H59]=&quot;y&quot;;1;0)+IF([.I5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0]);VLOOKUP([.D6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0]);[.F60]-[.E6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0]=&quot;y&quot;;1;0)+IF([.I60]=&quot;y&quot;;1;0)=0;&quot;&quot;;IF([.H60]=&quot;y&quot;;1;0)+IF([.I6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1]);VLOOKUP([.D6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1]);[.F61]-[.E6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1]=&quot;y&quot;;1;0)+IF([.I61]=&quot;y&quot;;1;0)=0;&quot;&quot;;IF([.H61]=&quot;y&quot;;1;0)+IF([.I6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2]);VLOOKUP([.D6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2]);[.F62]-[.E6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2]=&quot;y&quot;;1;0)+IF([.I62]=&quot;y&quot;;1;0)=0;&quot;&quot;;IF([.H62]=&quot;y&quot;;1;0)+IF([.I6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3]);VLOOKUP([.D6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3]);[.F63]-[.E6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3]=&quot;y&quot;;1;0)+IF([.I63]=&quot;y&quot;;1;0)=0;&quot;&quot;;IF([.H63]=&quot;y&quot;;1;0)+IF([.I6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4]);VLOOKUP([.D6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4]);[.F64]-[.E6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4]=&quot;y&quot;;1;0)+IF([.I64]=&quot;y&quot;;1;0)=0;&quot;&quot;;IF([.H64]=&quot;y&quot;;1;0)+IF([.I6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5]);VLOOKUP([.D6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5]);[.F65]-[.E6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5]=&quot;y&quot;;1;0)+IF([.I65]=&quot;y&quot;;1;0)=0;&quot;&quot;;IF([.H65]=&quot;y&quot;;1;0)+IF([.I6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6]);VLOOKUP([.D6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6]);[.F66]-[.E6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6]=&quot;y&quot;;1;0)+IF([.I66]=&quot;y&quot;;1;0)=0;&quot;&quot;;IF([.H66]=&quot;y&quot;;1;0)+IF([.I6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7]);VLOOKUP([.D6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7]);[.F67]-[.E6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7]=&quot;y&quot;;1;0)+IF([.I67]=&quot;y&quot;;1;0)=0;&quot;&quot;;IF([.H67]=&quot;y&quot;;1;0)+IF([.I6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5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8]);VLOOKUP([.D6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8]);[.F68]-[.E6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8]=&quot;y&quot;;1;0)+IF([.I68]=&quot;y&quot;;1;0)=0;&quot;&quot;;IF([.H68]=&quot;y&quot;;1;0)+IF([.I6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9]);VLOOKUP([.D6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9]);[.F69]-[.E6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69]=&quot;y&quot;;1;0)+IF([.I69]=&quot;y&quot;;1;0)=0;&quot;&quot;;IF([.H69]=&quot;y&quot;;1;0)+IF([.I6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0]);VLOOKUP([.D7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0]);[.F70]-[.E7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0]=&quot;y&quot;;1;0)+IF([.I70]=&quot;y&quot;;1;0)=0;&quot;&quot;;IF([.H70]=&quot;y&quot;;1;0)+IF([.I7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1]);VLOOKUP([.D7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1]);[.F71]-[.E7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1]=&quot;y&quot;;1;0)+IF([.I71]=&quot;y&quot;;1;0)=0;&quot;&quot;;IF([.H71]=&quot;y&quot;;1;0)+IF([.I7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2]);VLOOKUP([.D7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2]);[.F72]-[.E7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2]=&quot;y&quot;;1;0)+IF([.I72]=&quot;y&quot;;1;0)=0;&quot;&quot;;IF([.H72]=&quot;y&quot;;1;0)+IF([.I7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3]);VLOOKUP([.D7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3]);[.F73]-[.E7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3]=&quot;y&quot;;1;0)+IF([.I73]=&quot;y&quot;;1;0)=0;&quot;&quot;;IF([.H73]=&quot;y&quot;;1;0)+IF([.I7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4]);VLOOKUP([.D7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4]);[.F74]-[.E7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4]=&quot;y&quot;;1;0)+IF([.I74]=&quot;y&quot;;1;0)=0;&quot;&quot;;IF([.H74]=&quot;y&quot;;1;0)+IF([.I7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5]);VLOOKUP([.D7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5]);[.F75]-[.E7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5]=&quot;y&quot;;1;0)+IF([.I75]=&quot;y&quot;;1;0)=0;&quot;&quot;;IF([.H75]=&quot;y&quot;;1;0)+IF([.I7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6]);VLOOKUP([.D7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6]);[.F76]-[.E7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6]=&quot;y&quot;;1;0)+IF([.I76]=&quot;y&quot;;1;0)=0;&quot;&quot;;IF([.H76]=&quot;y&quot;;1;0)+IF([.I7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7]);VLOOKUP([.D7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7]);[.F77]-[.E7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7]=&quot;y&quot;;1;0)+IF([.I77]=&quot;y&quot;;1;0)=0;&quot;&quot;;IF([.H77]=&quot;y&quot;;1;0)+IF([.I7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6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8]);VLOOKUP([.D7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8]);[.F78]-[.E7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8]=&quot;y&quot;;1;0)+IF([.I78]=&quot;y&quot;;1;0)=0;&quot;&quot;;IF([.H78]=&quot;y&quot;;1;0)+IF([.I7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9]);VLOOKUP([.D7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9]);[.F79]-[.E7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79]=&quot;y&quot;;1;0)+IF([.I79]=&quot;y&quot;;1;0)=0;&quot;&quot;;IF([.H79]=&quot;y&quot;;1;0)+IF([.I7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0]);VLOOKUP([.D8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0]);[.F80]-[.E8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0]=&quot;y&quot;;1;0)+IF([.I80]=&quot;y&quot;;1;0)=0;&quot;&quot;;IF([.H80]=&quot;y&quot;;1;0)+IF([.I8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1]);VLOOKUP([.D8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1]);[.F81]-[.E8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1]=&quot;y&quot;;1;0)+IF([.I81]=&quot;y&quot;;1;0)=0;&quot;&quot;;IF([.H81]=&quot;y&quot;;1;0)+IF([.I8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2]);VLOOKUP([.D8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2]);[.F82]-[.E8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2]=&quot;y&quot;;1;0)+IF([.I82]=&quot;y&quot;;1;0)=0;&quot;&quot;;IF([.H82]=&quot;y&quot;;1;0)+IF([.I8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3]);VLOOKUP([.D8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3]);[.F83]-[.E8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3]=&quot;y&quot;;1;0)+IF([.I83]=&quot;y&quot;;1;0)=0;&quot;&quot;;IF([.H83]=&quot;y&quot;;1;0)+IF([.I8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4]);VLOOKUP([.D8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4]);[.F84]-[.E8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4]=&quot;y&quot;;1;0)+IF([.I84]=&quot;y&quot;;1;0)=0;&quot;&quot;;IF([.H84]=&quot;y&quot;;1;0)+IF([.I8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5]);VLOOKUP([.D8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5]);[.F85]-[.E8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5]=&quot;y&quot;;1;0)+IF([.I85]=&quot;y&quot;;1;0)=0;&quot;&quot;;IF([.H85]=&quot;y&quot;;1;0)+IF([.I8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6]);VLOOKUP([.D8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6]);[.F86]-[.E8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6]=&quot;y&quot;;1;0)+IF([.I86]=&quot;y&quot;;1;0)=0;&quot;&quot;;IF([.H86]=&quot;y&quot;;1;0)+IF([.I8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7]);VLOOKUP([.D8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7]);[.F87]-[.E8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7]=&quot;y&quot;;1;0)+IF([.I87]=&quot;y&quot;;1;0)=0;&quot;&quot;;IF([.H87]=&quot;y&quot;;1;0)+IF([.I8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7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8]);VLOOKUP([.D8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8]);[.F88]-[.E8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8]=&quot;y&quot;;1;0)+IF([.I88]=&quot;y&quot;;1;0)=0;&quot;&quot;;IF([.H88]=&quot;y&quot;;1;0)+IF([.I8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9]);VLOOKUP([.D8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9]);[.F89]-[.E8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89]=&quot;y&quot;;1;0)+IF([.I89]=&quot;y&quot;;1;0)=0;&quot;&quot;;IF([.H89]=&quot;y&quot;;1;0)+IF([.I8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0]);VLOOKUP([.D9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0]);[.F90]-[.E9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90]=&quot;y&quot;;1;0)+IF([.I90]=&quot;y&quot;;1;0)=0;&quot;&quot;;IF([.H90]=&quot;y&quot;;1;0)+IF([.I9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1]);VLOOKUP([.D9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1]);[.F91]-[.E9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91]=&quot;y&quot;;1;0)+IF([.I91]=&quot;y&quot;;1;0)=0;&quot;&quot;;IF([.H91]=&quot;y&quot;;1;0)+IF([.I9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2]);VLOOKUP([.D9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2]);[.F92]-[.E9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92]=&quot;y&quot;;1;0)+IF([.I92]=&quot;y&quot;;1;0)=0;&quot;&quot;;IF([.H92]=&quot;y&quot;;1;0)+IF([.I9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Attendee 8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3]);VLOOKUP([.D9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3]);[.F93]-[.E9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2"/>
          <table:table-cell table:content-validation-name="val5" table:formula="of:=IF(IF([.H93]=&quot;y&quot;;1;0)+IF([.I93]=&quot;y&quot;;1;0)=0;&quot;&quot;;IF([.H93]=&quot;y&quot;;1;0)+IF([.I9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4]);VLOOKUP([.D94];[Fee.$B$7:.$C$27];2;0);&quot;&quot;)">
            <text:p/>
          </table:table-cell>
          <table:table-cell table:content-validation-name="val3"/>
          <table:table-cell table:content-validation-name="val3" table:formula="of:=IF(ISNUMBER([.E94]);[.F94]-[.E94];&quot;&quot;)">
            <text:p/>
          </table:table-cell>
          <table:table-cell table:content-validation-name="val4" table:number-columns-repeated="2"/>
          <table:table-cell table:content-validation-name="val5" table:formula="of:=IF(IF([.H94]=&quot;y&quot;;1;0)+IF([.I94]=&quot;y&quot;;1;0)=0;&quot;&quot;;IF([.H94]=&quot;y&quot;;1;0)+IF([.I9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5]);VLOOKUP([.D95];[Fee.$B$7:.$C$27];2;0);&quot;&quot;)">
            <text:p/>
          </table:table-cell>
          <table:table-cell table:content-validation-name="val3"/>
          <table:table-cell table:content-validation-name="val3" table:formula="of:=IF(ISNUMBER([.E95]);[.F95]-[.E95];&quot;&quot;)">
            <text:p/>
          </table:table-cell>
          <table:table-cell table:content-validation-name="val4" table:number-columns-repeated="2"/>
          <table:table-cell table:content-validation-name="val5" table:formula="of:=IF(IF([.H95]=&quot;y&quot;;1;0)+IF([.I95]=&quot;y&quot;;1;0)=0;&quot;&quot;;IF([.H95]=&quot;y&quot;;1;0)+IF([.I9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6]);VLOOKUP([.D96];[Fee.$B$7:.$C$27];2;0);&quot;&quot;)">
            <text:p/>
          </table:table-cell>
          <table:table-cell table:content-validation-name="val3"/>
          <table:table-cell table:content-validation-name="val3" table:formula="of:=IF(ISNUMBER([.E96]);[.F96]-[.E96];&quot;&quot;)">
            <text:p/>
          </table:table-cell>
          <table:table-cell table:content-validation-name="val4" table:number-columns-repeated="2"/>
          <table:table-cell table:content-validation-name="val5" table:formula="of:=IF(IF([.H96]=&quot;y&quot;;1;0)+IF([.I96]=&quot;y&quot;;1;0)=0;&quot;&quot;;IF([.H96]=&quot;y&quot;;1;0)+IF([.I9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7]);VLOOKUP([.D97];[Fee.$B$7:.$C$27];2;0);&quot;&quot;)">
            <text:p/>
          </table:table-cell>
          <table:table-cell table:content-validation-name="val3"/>
          <table:table-cell table:content-validation-name="val3" table:formula="of:=IF(ISNUMBER([.E97]);[.F97]-[.E97];&quot;&quot;)">
            <text:p/>
          </table:table-cell>
          <table:table-cell table:content-validation-name="val4" table:number-columns-repeated="2"/>
          <table:table-cell table:content-validation-name="val5" table:formula="of:=IF(IF([.H97]=&quot;y&quot;;1;0)+IF([.I97]=&quot;y&quot;;1;0)=0;&quot;&quot;;IF([.H97]=&quot;y&quot;;1;0)+IF([.I9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8]);VLOOKUP([.D98];[Fee.$B$7:.$C$27];2;0);&quot;&quot;)">
            <text:p/>
          </table:table-cell>
          <table:table-cell table:content-validation-name="val3"/>
          <table:table-cell table:content-validation-name="val3" table:formula="of:=IF(ISNUMBER([.E98]);[.F98]-[.E98];&quot;&quot;)">
            <text:p/>
          </table:table-cell>
          <table:table-cell table:content-validation-name="val4" table:number-columns-repeated="2"/>
          <table:table-cell table:content-validation-name="val5" table:formula="of:=IF(IF([.H98]=&quot;y&quot;;1;0)+IF([.I98]=&quot;y&quot;;1;0)=0;&quot;&quot;;IF([.H98]=&quot;y&quot;;1;0)+IF([.I9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9]);VLOOKUP([.D99];[Fee.$B$7:.$C$27];2;0);&quot;&quot;)">
            <text:p/>
          </table:table-cell>
          <table:table-cell table:content-validation-name="val3"/>
          <table:table-cell table:content-validation-name="val3" table:formula="of:=IF(ISNUMBER([.E99]);[.F99]-[.E99];&quot;&quot;)">
            <text:p/>
          </table:table-cell>
          <table:table-cell table:content-validation-name="val4" table:number-columns-repeated="2"/>
          <table:table-cell table:content-validation-name="val5" table:formula="of:=IF(IF([.H99]=&quot;y&quot;;1;0)+IF([.I99]=&quot;y&quot;;1;0)=0;&quot;&quot;;IF([.H99]=&quot;y&quot;;1;0)+IF([.I9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0]);VLOOKUP([.D100];[Fee.$B$7:.$C$27];2;0);&quot;&quot;)">
            <text:p/>
          </table:table-cell>
          <table:table-cell table:content-validation-name="val3"/>
          <table:table-cell table:content-validation-name="val3" table:formula="of:=IF(ISNUMBER([.E100]);[.F100]-[.E100];&quot;&quot;)">
            <text:p/>
          </table:table-cell>
          <table:table-cell table:content-validation-name="val4" table:number-columns-repeated="2"/>
          <table:table-cell table:content-validation-name="val5" table:formula="of:=IF(IF([.H100]=&quot;y&quot;;1;0)+IF([.I100]=&quot;y&quot;;1;0)=0;&quot;&quot;;IF([.H100]=&quot;y&quot;;1;0)+IF([.I10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1]);VLOOKUP([.D101];[Fee.$B$7:.$C$27];2;0);&quot;&quot;)">
            <text:p/>
          </table:table-cell>
          <table:table-cell table:content-validation-name="val3"/>
          <table:table-cell table:content-validation-name="val3" table:formula="of:=IF(ISNUMBER([.E101]);[.F101]-[.E101];&quot;&quot;)">
            <text:p/>
          </table:table-cell>
          <table:table-cell table:content-validation-name="val4" table:number-columns-repeated="2"/>
          <table:table-cell table:content-validation-name="val5" table:formula="of:=IF(IF([.H101]=&quot;y&quot;;1;0)+IF([.I101]=&quot;y&quot;;1;0)=0;&quot;&quot;;IF([.H101]=&quot;y&quot;;1;0)+IF([.I10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2]);VLOOKUP([.D102];[Fee.$B$7:.$C$27];2;0);&quot;&quot;)">
            <text:p/>
          </table:table-cell>
          <table:table-cell table:content-validation-name="val3"/>
          <table:table-cell table:content-validation-name="val3" table:formula="of:=IF(ISNUMBER([.E102]);[.F102]-[.E102];&quot;&quot;)">
            <text:p/>
          </table:table-cell>
          <table:table-cell table:content-validation-name="val4" table:number-columns-repeated="2"/>
          <table:table-cell table:content-validation-name="val5" table:formula="of:=IF(IF([.H102]=&quot;y&quot;;1;0)+IF([.I102]=&quot;y&quot;;1;0)=0;&quot;&quot;;IF([.H102]=&quot;y&quot;;1;0)+IF([.I10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3]);VLOOKUP([.D103];[Fee.$B$7:.$C$27];2;0);&quot;&quot;)">
            <text:p/>
          </table:table-cell>
          <table:table-cell table:content-validation-name="val3"/>
          <table:table-cell table:content-validation-name="val3" table:formula="of:=IF(ISNUMBER([.E103]);[.F103]-[.E103];&quot;&quot;)">
            <text:p/>
          </table:table-cell>
          <table:table-cell table:content-validation-name="val4" table:number-columns-repeated="2"/>
          <table:table-cell table:content-validation-name="val5" table:formula="of:=IF(IF([.H103]=&quot;y&quot;;1;0)+IF([.I103]=&quot;y&quot;;1;0)=0;&quot;&quot;;IF([.H103]=&quot;y&quot;;1;0)+IF([.I10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4]);VLOOKUP([.D104];[Fee.$B$7:.$C$27];2;0);&quot;&quot;)">
            <text:p/>
          </table:table-cell>
          <table:table-cell table:content-validation-name="val3"/>
          <table:table-cell table:content-validation-name="val3" table:formula="of:=IF(ISNUMBER([.E104]);[.F104]-[.E104];&quot;&quot;)">
            <text:p/>
          </table:table-cell>
          <table:table-cell table:content-validation-name="val4" table:number-columns-repeated="2"/>
          <table:table-cell table:content-validation-name="val5" table:formula="of:=IF(IF([.H104]=&quot;y&quot;;1;0)+IF([.I104]=&quot;y&quot;;1;0)=0;&quot;&quot;;IF([.H104]=&quot;y&quot;;1;0)+IF([.I10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5]);VLOOKUP([.D105];[Fee.$B$7:.$C$27];2;0);&quot;&quot;)">
            <text:p/>
          </table:table-cell>
          <table:table-cell table:content-validation-name="val3"/>
          <table:table-cell table:content-validation-name="val3" table:formula="of:=IF(ISNUMBER([.E105]);[.F105]-[.E105];&quot;&quot;)">
            <text:p/>
          </table:table-cell>
          <table:table-cell table:content-validation-name="val4" table:number-columns-repeated="2"/>
          <table:table-cell table:content-validation-name="val5" table:formula="of:=IF(IF([.H105]=&quot;y&quot;;1;0)+IF([.I105]=&quot;y&quot;;1;0)=0;&quot;&quot;;IF([.H105]=&quot;y&quot;;1;0)+IF([.I10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6]);VLOOKUP([.D106];[Fee.$B$7:.$C$27];2;0);&quot;&quot;)">
            <text:p/>
          </table:table-cell>
          <table:table-cell table:content-validation-name="val3"/>
          <table:table-cell table:content-validation-name="val3" table:formula="of:=IF(ISNUMBER([.E106]);[.F106]-[.E106];&quot;&quot;)">
            <text:p/>
          </table:table-cell>
          <table:table-cell table:content-validation-name="val4" table:number-columns-repeated="2"/>
          <table:table-cell table:content-validation-name="val5" table:formula="of:=IF(IF([.H106]=&quot;y&quot;;1;0)+IF([.I106]=&quot;y&quot;;1;0)=0;&quot;&quot;;IF([.H106]=&quot;y&quot;;1;0)+IF([.I10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7]);VLOOKUP([.D107];[Fee.$B$7:.$C$27];2;0);&quot;&quot;)">
            <text:p/>
          </table:table-cell>
          <table:table-cell table:content-validation-name="val3"/>
          <table:table-cell table:content-validation-name="val3" table:formula="of:=IF(ISNUMBER([.E107]);[.F107]-[.E107];&quot;&quot;)">
            <text:p/>
          </table:table-cell>
          <table:table-cell table:content-validation-name="val4" table:number-columns-repeated="2"/>
          <table:table-cell table:content-validation-name="val5" table:formula="of:=IF(IF([.H107]=&quot;y&quot;;1;0)+IF([.I107]=&quot;y&quot;;1;0)=0;&quot;&quot;;IF([.H107]=&quot;y&quot;;1;0)+IF([.I10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8]);VLOOKUP([.D108];[Fee.$B$7:.$C$27];2;0);&quot;&quot;)">
            <text:p/>
          </table:table-cell>
          <table:table-cell table:content-validation-name="val3"/>
          <table:table-cell table:content-validation-name="val3" table:formula="of:=IF(ISNUMBER([.E108]);[.F108]-[.E108];&quot;&quot;)">
            <text:p/>
          </table:table-cell>
          <table:table-cell table:content-validation-name="val4" table:number-columns-repeated="2"/>
          <table:table-cell table:content-validation-name="val5" table:formula="of:=IF(IF([.H108]=&quot;y&quot;;1;0)+IF([.I108]=&quot;y&quot;;1;0)=0;&quot;&quot;;IF([.H108]=&quot;y&quot;;1;0)+IF([.I10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9]);VLOOKUP([.D109];[Fee.$B$7:.$C$27];2;0);&quot;&quot;)">
            <text:p/>
          </table:table-cell>
          <table:table-cell table:content-validation-name="val3"/>
          <table:table-cell table:content-validation-name="val3" table:formula="of:=IF(ISNUMBER([.E109]);[.F109]-[.E109];&quot;&quot;)">
            <text:p/>
          </table:table-cell>
          <table:table-cell table:content-validation-name="val4" table:number-columns-repeated="2"/>
          <table:table-cell table:content-validation-name="val5" table:formula="of:=IF(IF([.H109]=&quot;y&quot;;1;0)+IF([.I109]=&quot;y&quot;;1;0)=0;&quot;&quot;;IF([.H109]=&quot;y&quot;;1;0)+IF([.I10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0]);VLOOKUP([.D110];[Fee.$B$7:.$C$27];2;0);&quot;&quot;)">
            <text:p/>
          </table:table-cell>
          <table:table-cell table:content-validation-name="val3"/>
          <table:table-cell table:content-validation-name="val3" table:formula="of:=IF(ISNUMBER([.E110]);[.F110]-[.E110];&quot;&quot;)">
            <text:p/>
          </table:table-cell>
          <table:table-cell table:content-validation-name="val4" table:number-columns-repeated="2"/>
          <table:table-cell table:content-validation-name="val5" table:formula="of:=IF(IF([.H110]=&quot;y&quot;;1;0)+IF([.I110]=&quot;y&quot;;1;0)=0;&quot;&quot;;IF([.H110]=&quot;y&quot;;1;0)+IF([.I11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1]);VLOOKUP([.D111];[Fee.$B$7:.$C$27];2;0);&quot;&quot;)">
            <text:p/>
          </table:table-cell>
          <table:table-cell table:content-validation-name="val3"/>
          <table:table-cell table:content-validation-name="val3" table:formula="of:=IF(ISNUMBER([.E111]);[.F111]-[.E111];&quot;&quot;)">
            <text:p/>
          </table:table-cell>
          <table:table-cell table:content-validation-name="val4" table:number-columns-repeated="2"/>
          <table:table-cell table:content-validation-name="val5" table:formula="of:=IF(IF([.H111]=&quot;y&quot;;1;0)+IF([.I111]=&quot;y&quot;;1;0)=0;&quot;&quot;;IF([.H111]=&quot;y&quot;;1;0)+IF([.I11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2]);VLOOKUP([.D112];[Fee.$B$7:.$C$27];2;0);&quot;&quot;)">
            <text:p/>
          </table:table-cell>
          <table:table-cell table:content-validation-name="val3"/>
          <table:table-cell table:content-validation-name="val3" table:formula="of:=IF(ISNUMBER([.E112]);[.F112]-[.E112];&quot;&quot;)">
            <text:p/>
          </table:table-cell>
          <table:table-cell table:content-validation-name="val4" table:number-columns-repeated="2"/>
          <table:table-cell table:content-validation-name="val5" table:formula="of:=IF(IF([.H112]=&quot;y&quot;;1;0)+IF([.I112]=&quot;y&quot;;1;0)=0;&quot;&quot;;IF([.H112]=&quot;y&quot;;1;0)+IF([.I11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3]);VLOOKUP([.D113];[Fee.$B$7:.$C$27];2;0);&quot;&quot;)">
            <text:p/>
          </table:table-cell>
          <table:table-cell table:content-validation-name="val3"/>
          <table:table-cell table:content-validation-name="val3" table:formula="of:=IF(ISNUMBER([.E113]);[.F113]-[.E113];&quot;&quot;)">
            <text:p/>
          </table:table-cell>
          <table:table-cell table:content-validation-name="val4" table:number-columns-repeated="2"/>
          <table:table-cell table:content-validation-name="val5" table:formula="of:=IF(IF([.H113]=&quot;y&quot;;1;0)+IF([.I113]=&quot;y&quot;;1;0)=0;&quot;&quot;;IF([.H113]=&quot;y&quot;;1;0)+IF([.I11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4]);VLOOKUP([.D114];[Fee.$B$7:.$C$27];2;0);&quot;&quot;)">
            <text:p/>
          </table:table-cell>
          <table:table-cell table:content-validation-name="val3"/>
          <table:table-cell table:content-validation-name="val3" table:formula="of:=IF(ISNUMBER([.E114]);[.F114]-[.E114];&quot;&quot;)">
            <text:p/>
          </table:table-cell>
          <table:table-cell table:content-validation-name="val4" table:number-columns-repeated="2"/>
          <table:table-cell table:content-validation-name="val5" table:formula="of:=IF(IF([.H114]=&quot;y&quot;;1;0)+IF([.I114]=&quot;y&quot;;1;0)=0;&quot;&quot;;IF([.H114]=&quot;y&quot;;1;0)+IF([.I11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5]);VLOOKUP([.D115];[Fee.$B$7:.$C$27];2;0);&quot;&quot;)">
            <text:p/>
          </table:table-cell>
          <table:table-cell table:content-validation-name="val3"/>
          <table:table-cell table:content-validation-name="val3" table:formula="of:=IF(ISNUMBER([.E115]);[.F115]-[.E115];&quot;&quot;)">
            <text:p/>
          </table:table-cell>
          <table:table-cell table:content-validation-name="val4" table:number-columns-repeated="2"/>
          <table:table-cell table:content-validation-name="val5" table:formula="of:=IF(IF([.H115]=&quot;y&quot;;1;0)+IF([.I115]=&quot;y&quot;;1;0)=0;&quot;&quot;;IF([.H115]=&quot;y&quot;;1;0)+IF([.I11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6]);VLOOKUP([.D116];[Fee.$B$7:.$C$27];2;0);&quot;&quot;)">
            <text:p/>
          </table:table-cell>
          <table:table-cell table:content-validation-name="val3"/>
          <table:table-cell table:content-validation-name="val3" table:formula="of:=IF(ISNUMBER([.E116]);[.F116]-[.E116];&quot;&quot;)">
            <text:p/>
          </table:table-cell>
          <table:table-cell table:content-validation-name="val4" table:number-columns-repeated="2"/>
          <table:table-cell table:content-validation-name="val5" table:formula="of:=IF(IF([.H116]=&quot;y&quot;;1;0)+IF([.I116]=&quot;y&quot;;1;0)=0;&quot;&quot;;IF([.H116]=&quot;y&quot;;1;0)+IF([.I11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7]);VLOOKUP([.D117];[Fee.$B$7:.$C$27];2;0);&quot;&quot;)">
            <text:p/>
          </table:table-cell>
          <table:table-cell table:content-validation-name="val3"/>
          <table:table-cell table:content-validation-name="val3" table:formula="of:=IF(ISNUMBER([.E117]);[.F117]-[.E117];&quot;&quot;)">
            <text:p/>
          </table:table-cell>
          <table:table-cell table:content-validation-name="val4" table:number-columns-repeated="2"/>
          <table:table-cell table:content-validation-name="val5" table:formula="of:=IF(IF([.H117]=&quot;y&quot;;1;0)+IF([.I117]=&quot;y&quot;;1;0)=0;&quot;&quot;;IF([.H117]=&quot;y&quot;;1;0)+IF([.I11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8]);VLOOKUP([.D118];[Fee.$B$7:.$C$27];2;0);&quot;&quot;)">
            <text:p/>
          </table:table-cell>
          <table:table-cell table:content-validation-name="val3"/>
          <table:table-cell table:content-validation-name="val3" table:formula="of:=IF(ISNUMBER([.E118]);[.F118]-[.E118];&quot;&quot;)">
            <text:p/>
          </table:table-cell>
          <table:table-cell table:content-validation-name="val4" table:number-columns-repeated="2"/>
          <table:table-cell table:content-validation-name="val5" table:formula="of:=IF(IF([.H118]=&quot;y&quot;;1;0)+IF([.I118]=&quot;y&quot;;1;0)=0;&quot;&quot;;IF([.H118]=&quot;y&quot;;1;0)+IF([.I11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9]);VLOOKUP([.D119];[Fee.$B$7:.$C$27];2;0);&quot;&quot;)">
            <text:p/>
          </table:table-cell>
          <table:table-cell table:content-validation-name="val3"/>
          <table:table-cell table:content-validation-name="val3" table:formula="of:=IF(ISNUMBER([.E119]);[.F119]-[.E119];&quot;&quot;)">
            <text:p/>
          </table:table-cell>
          <table:table-cell table:content-validation-name="val4" table:number-columns-repeated="2"/>
          <table:table-cell table:content-validation-name="val5" table:formula="of:=IF(IF([.H119]=&quot;y&quot;;1;0)+IF([.I119]=&quot;y&quot;;1;0)=0;&quot;&quot;;IF([.H119]=&quot;y&quot;;1;0)+IF([.I11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0]);VLOOKUP([.D120];[Fee.$B$7:.$C$27];2;0);&quot;&quot;)">
            <text:p/>
          </table:table-cell>
          <table:table-cell table:content-validation-name="val3"/>
          <table:table-cell table:content-validation-name="val3" table:formula="of:=IF(ISNUMBER([.E120]);[.F120]-[.E120];&quot;&quot;)">
            <text:p/>
          </table:table-cell>
          <table:table-cell table:content-validation-name="val4" table:number-columns-repeated="2"/>
          <table:table-cell table:content-validation-name="val5" table:formula="of:=IF(IF([.H120]=&quot;y&quot;;1;0)+IF([.I120]=&quot;y&quot;;1;0)=0;&quot;&quot;;IF([.H120]=&quot;y&quot;;1;0)+IF([.I12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1]);VLOOKUP([.D121];[Fee.$B$7:.$C$27];2;0);&quot;&quot;)">
            <text:p/>
          </table:table-cell>
          <table:table-cell table:content-validation-name="val3"/>
          <table:table-cell table:content-validation-name="val3" table:formula="of:=IF(ISNUMBER([.E121]);[.F121]-[.E121];&quot;&quot;)">
            <text:p/>
          </table:table-cell>
          <table:table-cell table:content-validation-name="val4" table:number-columns-repeated="2"/>
          <table:table-cell table:content-validation-name="val5" table:formula="of:=IF(IF([.H121]=&quot;y&quot;;1;0)+IF([.I121]=&quot;y&quot;;1;0)=0;&quot;&quot;;IF([.H121]=&quot;y&quot;;1;0)+IF([.I12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2]);VLOOKUP([.D122];[Fee.$B$7:.$C$27];2;0);&quot;&quot;)">
            <text:p/>
          </table:table-cell>
          <table:table-cell table:content-validation-name="val3"/>
          <table:table-cell table:content-validation-name="val3" table:formula="of:=IF(ISNUMBER([.E122]);[.F122]-[.E122];&quot;&quot;)">
            <text:p/>
          </table:table-cell>
          <table:table-cell table:content-validation-name="val4" table:number-columns-repeated="2"/>
          <table:table-cell table:content-validation-name="val5" table:formula="of:=IF(IF([.H122]=&quot;y&quot;;1;0)+IF([.I122]=&quot;y&quot;;1;0)=0;&quot;&quot;;IF([.H122]=&quot;y&quot;;1;0)+IF([.I12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3]);VLOOKUP([.D123];[Fee.$B$7:.$C$27];2;0);&quot;&quot;)">
            <text:p/>
          </table:table-cell>
          <table:table-cell table:content-validation-name="val3"/>
          <table:table-cell table:content-validation-name="val3" table:formula="of:=IF(ISNUMBER([.E123]);[.F123]-[.E123];&quot;&quot;)">
            <text:p/>
          </table:table-cell>
          <table:table-cell table:content-validation-name="val4" table:number-columns-repeated="2"/>
          <table:table-cell table:content-validation-name="val5" table:formula="of:=IF(IF([.H123]=&quot;y&quot;;1;0)+IF([.I123]=&quot;y&quot;;1;0)=0;&quot;&quot;;IF([.H123]=&quot;y&quot;;1;0)+IF([.I12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4]);VLOOKUP([.D124];[Fee.$B$7:.$C$27];2;0);&quot;&quot;)">
            <text:p/>
          </table:table-cell>
          <table:table-cell table:content-validation-name="val3"/>
          <table:table-cell table:content-validation-name="val3" table:formula="of:=IF(ISNUMBER([.E124]);[.F124]-[.E124];&quot;&quot;)">
            <text:p/>
          </table:table-cell>
          <table:table-cell table:content-validation-name="val4" table:number-columns-repeated="2"/>
          <table:table-cell table:content-validation-name="val5" table:formula="of:=IF(IF([.H124]=&quot;y&quot;;1;0)+IF([.I124]=&quot;y&quot;;1;0)=0;&quot;&quot;;IF([.H124]=&quot;y&quot;;1;0)+IF([.I12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5]);VLOOKUP([.D125];[Fee.$B$7:.$C$27];2;0);&quot;&quot;)">
            <text:p/>
          </table:table-cell>
          <table:table-cell table:content-validation-name="val3"/>
          <table:table-cell table:content-validation-name="val3" table:formula="of:=IF(ISNUMBER([.E125]);[.F125]-[.E125];&quot;&quot;)">
            <text:p/>
          </table:table-cell>
          <table:table-cell table:content-validation-name="val4" table:number-columns-repeated="2"/>
          <table:table-cell table:content-validation-name="val5" table:formula="of:=IF(IF([.H125]=&quot;y&quot;;1;0)+IF([.I125]=&quot;y&quot;;1;0)=0;&quot;&quot;;IF([.H125]=&quot;y&quot;;1;0)+IF([.I12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6]);VLOOKUP([.D126];[Fee.$B$7:.$C$27];2;0);&quot;&quot;)">
            <text:p/>
          </table:table-cell>
          <table:table-cell table:content-validation-name="val3"/>
          <table:table-cell table:content-validation-name="val3" table:formula="of:=IF(ISNUMBER([.E126]);[.F126]-[.E126];&quot;&quot;)">
            <text:p/>
          </table:table-cell>
          <table:table-cell table:content-validation-name="val4" table:number-columns-repeated="2"/>
          <table:table-cell table:content-validation-name="val5" table:formula="of:=IF(IF([.H126]=&quot;y&quot;;1;0)+IF([.I126]=&quot;y&quot;;1;0)=0;&quot;&quot;;IF([.H126]=&quot;y&quot;;1;0)+IF([.I12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7]);VLOOKUP([.D127];[Fee.$B$7:.$C$27];2;0);&quot;&quot;)">
            <text:p/>
          </table:table-cell>
          <table:table-cell table:content-validation-name="val3"/>
          <table:table-cell table:content-validation-name="val3" table:formula="of:=IF(ISNUMBER([.E127]);[.F127]-[.E127];&quot;&quot;)">
            <text:p/>
          </table:table-cell>
          <table:table-cell table:content-validation-name="val4" table:number-columns-repeated="2"/>
          <table:table-cell table:content-validation-name="val5" table:formula="of:=IF(IF([.H127]=&quot;y&quot;;1;0)+IF([.I127]=&quot;y&quot;;1;0)=0;&quot;&quot;;IF([.H127]=&quot;y&quot;;1;0)+IF([.I12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8]);VLOOKUP([.D128];[Fee.$B$7:.$C$27];2;0);&quot;&quot;)">
            <text:p/>
          </table:table-cell>
          <table:table-cell table:content-validation-name="val3"/>
          <table:table-cell table:content-validation-name="val3" table:formula="of:=IF(ISNUMBER([.E128]);[.F128]-[.E128];&quot;&quot;)">
            <text:p/>
          </table:table-cell>
          <table:table-cell table:content-validation-name="val4" table:number-columns-repeated="2"/>
          <table:table-cell table:content-validation-name="val5" table:formula="of:=IF(IF([.H128]=&quot;y&quot;;1;0)+IF([.I128]=&quot;y&quot;;1;0)=0;&quot;&quot;;IF([.H128]=&quot;y&quot;;1;0)+IF([.I12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9]);VLOOKUP([.D129];[Fee.$B$7:.$C$27];2;0);&quot;&quot;)">
            <text:p/>
          </table:table-cell>
          <table:table-cell table:content-validation-name="val3"/>
          <table:table-cell table:content-validation-name="val3" table:formula="of:=IF(ISNUMBER([.E129]);[.F129]-[.E129];&quot;&quot;)">
            <text:p/>
          </table:table-cell>
          <table:table-cell table:content-validation-name="val4" table:number-columns-repeated="2"/>
          <table:table-cell table:content-validation-name="val5" table:formula="of:=IF(IF([.H129]=&quot;y&quot;;1;0)+IF([.I129]=&quot;y&quot;;1;0)=0;&quot;&quot;;IF([.H129]=&quot;y&quot;;1;0)+IF([.I12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0]);VLOOKUP([.D130];[Fee.$B$7:.$C$27];2;0);&quot;&quot;)">
            <text:p/>
          </table:table-cell>
          <table:table-cell table:content-validation-name="val3"/>
          <table:table-cell table:content-validation-name="val3" table:formula="of:=IF(ISNUMBER([.E130]);[.F130]-[.E130];&quot;&quot;)">
            <text:p/>
          </table:table-cell>
          <table:table-cell table:content-validation-name="val4" table:number-columns-repeated="2"/>
          <table:table-cell table:content-validation-name="val5" table:formula="of:=IF(IF([.H130]=&quot;y&quot;;1;0)+IF([.I130]=&quot;y&quot;;1;0)=0;&quot;&quot;;IF([.H130]=&quot;y&quot;;1;0)+IF([.I13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1]);VLOOKUP([.D131];[Fee.$B$7:.$C$27];2;0);&quot;&quot;)">
            <text:p/>
          </table:table-cell>
          <table:table-cell table:content-validation-name="val3"/>
          <table:table-cell table:content-validation-name="val3" table:formula="of:=IF(ISNUMBER([.E131]);[.F131]-[.E131];&quot;&quot;)">
            <text:p/>
          </table:table-cell>
          <table:table-cell table:content-validation-name="val4" table:number-columns-repeated="2"/>
          <table:table-cell table:content-validation-name="val5" table:formula="of:=IF(IF([.H131]=&quot;y&quot;;1;0)+IF([.I131]=&quot;y&quot;;1;0)=0;&quot;&quot;;IF([.H131]=&quot;y&quot;;1;0)+IF([.I13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2]);VLOOKUP([.D132];[Fee.$B$7:.$C$27];2;0);&quot;&quot;)">
            <text:p/>
          </table:table-cell>
          <table:table-cell table:content-validation-name="val3"/>
          <table:table-cell table:content-validation-name="val3" table:formula="of:=IF(ISNUMBER([.E132]);[.F132]-[.E132];&quot;&quot;)">
            <text:p/>
          </table:table-cell>
          <table:table-cell table:content-validation-name="val4" table:number-columns-repeated="2"/>
          <table:table-cell table:content-validation-name="val5" table:formula="of:=IF(IF([.H132]=&quot;y&quot;;1;0)+IF([.I132]=&quot;y&quot;;1;0)=0;&quot;&quot;;IF([.H132]=&quot;y&quot;;1;0)+IF([.I13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3]);VLOOKUP([.D133];[Fee.$B$7:.$C$27];2;0);&quot;&quot;)">
            <text:p/>
          </table:table-cell>
          <table:table-cell table:content-validation-name="val3"/>
          <table:table-cell table:content-validation-name="val3" table:formula="of:=IF(ISNUMBER([.E133]);[.F133]-[.E133];&quot;&quot;)">
            <text:p/>
          </table:table-cell>
          <table:table-cell table:content-validation-name="val4" table:number-columns-repeated="2"/>
          <table:table-cell table:content-validation-name="val5" table:formula="of:=IF(IF([.H133]=&quot;y&quot;;1;0)+IF([.I133]=&quot;y&quot;;1;0)=0;&quot;&quot;;IF([.H133]=&quot;y&quot;;1;0)+IF([.I13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4]);VLOOKUP([.D134];[Fee.$B$7:.$C$27];2;0);&quot;&quot;)">
            <text:p/>
          </table:table-cell>
          <table:table-cell table:content-validation-name="val3"/>
          <table:table-cell table:content-validation-name="val3" table:formula="of:=IF(ISNUMBER([.E134]);[.F134]-[.E134];&quot;&quot;)">
            <text:p/>
          </table:table-cell>
          <table:table-cell table:content-validation-name="val4" table:number-columns-repeated="2"/>
          <table:table-cell table:content-validation-name="val5" table:formula="of:=IF(IF([.H134]=&quot;y&quot;;1;0)+IF([.I134]=&quot;y&quot;;1;0)=0;&quot;&quot;;IF([.H134]=&quot;y&quot;;1;0)+IF([.I13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5]);VLOOKUP([.D135];[Fee.$B$7:.$C$27];2;0);&quot;&quot;)">
            <text:p/>
          </table:table-cell>
          <table:table-cell table:content-validation-name="val3"/>
          <table:table-cell table:content-validation-name="val3" table:formula="of:=IF(ISNUMBER([.E135]);[.F135]-[.E135];&quot;&quot;)">
            <text:p/>
          </table:table-cell>
          <table:table-cell table:content-validation-name="val4" table:number-columns-repeated="2"/>
          <table:table-cell table:content-validation-name="val5" table:formula="of:=IF(IF([.H135]=&quot;y&quot;;1;0)+IF([.I135]=&quot;y&quot;;1;0)=0;&quot;&quot;;IF([.H135]=&quot;y&quot;;1;0)+IF([.I13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6]);VLOOKUP([.D136];[Fee.$B$7:.$C$27];2;0);&quot;&quot;)">
            <text:p/>
          </table:table-cell>
          <table:table-cell table:content-validation-name="val3"/>
          <table:table-cell table:content-validation-name="val3" table:formula="of:=IF(ISNUMBER([.E136]);[.F136]-[.E136];&quot;&quot;)">
            <text:p/>
          </table:table-cell>
          <table:table-cell table:content-validation-name="val4" table:number-columns-repeated="2"/>
          <table:table-cell table:content-validation-name="val5" table:formula="of:=IF(IF([.H136]=&quot;y&quot;;1;0)+IF([.I136]=&quot;y&quot;;1;0)=0;&quot;&quot;;IF([.H136]=&quot;y&quot;;1;0)+IF([.I13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7]);VLOOKUP([.D137];[Fee.$B$7:.$C$27];2;0);&quot;&quot;)">
            <text:p/>
          </table:table-cell>
          <table:table-cell table:content-validation-name="val3"/>
          <table:table-cell table:content-validation-name="val3" table:formula="of:=IF(ISNUMBER([.E137]);[.F137]-[.E137];&quot;&quot;)">
            <text:p/>
          </table:table-cell>
          <table:table-cell table:content-validation-name="val4" table:number-columns-repeated="2"/>
          <table:table-cell table:content-validation-name="val5" table:formula="of:=IF(IF([.H137]=&quot;y&quot;;1;0)+IF([.I137]=&quot;y&quot;;1;0)=0;&quot;&quot;;IF([.H137]=&quot;y&quot;;1;0)+IF([.I13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8]);VLOOKUP([.D138];[Fee.$B$7:.$C$27];2;0);&quot;&quot;)">
            <text:p/>
          </table:table-cell>
          <table:table-cell table:content-validation-name="val3"/>
          <table:table-cell table:content-validation-name="val3" table:formula="of:=IF(ISNUMBER([.E138]);[.F138]-[.E138];&quot;&quot;)">
            <text:p/>
          </table:table-cell>
          <table:table-cell table:content-validation-name="val4" table:number-columns-repeated="2"/>
          <table:table-cell table:content-validation-name="val5" table:formula="of:=IF(IF([.H138]=&quot;y&quot;;1;0)+IF([.I138]=&quot;y&quot;;1;0)=0;&quot;&quot;;IF([.H138]=&quot;y&quot;;1;0)+IF([.I13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9]);VLOOKUP([.D139];[Fee.$B$7:.$C$27];2;0);&quot;&quot;)">
            <text:p/>
          </table:table-cell>
          <table:table-cell table:content-validation-name="val3"/>
          <table:table-cell table:content-validation-name="val3" table:formula="of:=IF(ISNUMBER([.E139]);[.F139]-[.E139];&quot;&quot;)">
            <text:p/>
          </table:table-cell>
          <table:table-cell table:content-validation-name="val4" table:number-columns-repeated="2"/>
          <table:table-cell table:content-validation-name="val5" table:formula="of:=IF(IF([.H139]=&quot;y&quot;;1;0)+IF([.I139]=&quot;y&quot;;1;0)=0;&quot;&quot;;IF([.H139]=&quot;y&quot;;1;0)+IF([.I13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0]);VLOOKUP([.D140];[Fee.$B$7:.$C$27];2;0);&quot;&quot;)">
            <text:p/>
          </table:table-cell>
          <table:table-cell table:content-validation-name="val3"/>
          <table:table-cell table:content-validation-name="val3" table:formula="of:=IF(ISNUMBER([.E140]);[.F140]-[.E140];&quot;&quot;)">
            <text:p/>
          </table:table-cell>
          <table:table-cell table:content-validation-name="val4" table:number-columns-repeated="2"/>
          <table:table-cell table:content-validation-name="val5" table:formula="of:=IF(IF([.H140]=&quot;y&quot;;1;0)+IF([.I140]=&quot;y&quot;;1;0)=0;&quot;&quot;;IF([.H140]=&quot;y&quot;;1;0)+IF([.I14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1]);VLOOKUP([.D141];[Fee.$B$7:.$C$27];2;0);&quot;&quot;)">
            <text:p/>
          </table:table-cell>
          <table:table-cell table:content-validation-name="val3"/>
          <table:table-cell table:content-validation-name="val3" table:formula="of:=IF(ISNUMBER([.E141]);[.F141]-[.E141];&quot;&quot;)">
            <text:p/>
          </table:table-cell>
          <table:table-cell table:content-validation-name="val4" table:number-columns-repeated="2"/>
          <table:table-cell table:content-validation-name="val5" table:formula="of:=IF(IF([.H141]=&quot;y&quot;;1;0)+IF([.I141]=&quot;y&quot;;1;0)=0;&quot;&quot;;IF([.H141]=&quot;y&quot;;1;0)+IF([.I14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2]);VLOOKUP([.D142];[Fee.$B$7:.$C$27];2;0);&quot;&quot;)">
            <text:p/>
          </table:table-cell>
          <table:table-cell table:content-validation-name="val3"/>
          <table:table-cell table:content-validation-name="val3" table:formula="of:=IF(ISNUMBER([.E142]);[.F142]-[.E142];&quot;&quot;)">
            <text:p/>
          </table:table-cell>
          <table:table-cell table:content-validation-name="val4" table:number-columns-repeated="2"/>
          <table:table-cell table:content-validation-name="val5" table:formula="of:=IF(IF([.H142]=&quot;y&quot;;1;0)+IF([.I142]=&quot;y&quot;;1;0)=0;&quot;&quot;;IF([.H142]=&quot;y&quot;;1;0)+IF([.I14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3]);VLOOKUP([.D143];[Fee.$B$7:.$C$27];2;0);&quot;&quot;)">
            <text:p/>
          </table:table-cell>
          <table:table-cell table:content-validation-name="val3"/>
          <table:table-cell table:content-validation-name="val3" table:formula="of:=IF(ISNUMBER([.E143]);[.F143]-[.E143];&quot;&quot;)">
            <text:p/>
          </table:table-cell>
          <table:table-cell table:content-validation-name="val4" table:number-columns-repeated="2"/>
          <table:table-cell table:content-validation-name="val5" table:formula="of:=IF(IF([.H143]=&quot;y&quot;;1;0)+IF([.I143]=&quot;y&quot;;1;0)=0;&quot;&quot;;IF([.H143]=&quot;y&quot;;1;0)+IF([.I14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4]);VLOOKUP([.D144];[Fee.$B$7:.$C$27];2;0);&quot;&quot;)">
            <text:p/>
          </table:table-cell>
          <table:table-cell table:content-validation-name="val3"/>
          <table:table-cell table:content-validation-name="val3" table:formula="of:=IF(ISNUMBER([.E144]);[.F144]-[.E144];&quot;&quot;)">
            <text:p/>
          </table:table-cell>
          <table:table-cell table:content-validation-name="val4" table:number-columns-repeated="2"/>
          <table:table-cell table:content-validation-name="val5" table:formula="of:=IF(IF([.H144]=&quot;y&quot;;1;0)+IF([.I144]=&quot;y&quot;;1;0)=0;&quot;&quot;;IF([.H144]=&quot;y&quot;;1;0)+IF([.I14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5]);VLOOKUP([.D145];[Fee.$B$7:.$C$27];2;0);&quot;&quot;)">
            <text:p/>
          </table:table-cell>
          <table:table-cell table:content-validation-name="val3"/>
          <table:table-cell table:content-validation-name="val3" table:formula="of:=IF(ISNUMBER([.E145]);[.F145]-[.E145];&quot;&quot;)">
            <text:p/>
          </table:table-cell>
          <table:table-cell table:content-validation-name="val4" table:number-columns-repeated="2"/>
          <table:table-cell table:content-validation-name="val5" table:formula="of:=IF(IF([.H145]=&quot;y&quot;;1;0)+IF([.I145]=&quot;y&quot;;1;0)=0;&quot;&quot;;IF([.H145]=&quot;y&quot;;1;0)+IF([.I14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6]);VLOOKUP([.D146];[Fee.$B$7:.$C$27];2;0);&quot;&quot;)">
            <text:p/>
          </table:table-cell>
          <table:table-cell table:content-validation-name="val3"/>
          <table:table-cell table:content-validation-name="val3" table:formula="of:=IF(ISNUMBER([.E146]);[.F146]-[.E146];&quot;&quot;)">
            <text:p/>
          </table:table-cell>
          <table:table-cell table:content-validation-name="val4" table:number-columns-repeated="2"/>
          <table:table-cell table:content-validation-name="val5" table:formula="of:=IF(IF([.H146]=&quot;y&quot;;1;0)+IF([.I146]=&quot;y&quot;;1;0)=0;&quot;&quot;;IF([.H146]=&quot;y&quot;;1;0)+IF([.I14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7]);VLOOKUP([.D147];[Fee.$B$7:.$C$27];2;0);&quot;&quot;)">
            <text:p/>
          </table:table-cell>
          <table:table-cell table:content-validation-name="val3"/>
          <table:table-cell table:content-validation-name="val3" table:formula="of:=IF(ISNUMBER([.E147]);[.F147]-[.E147];&quot;&quot;)">
            <text:p/>
          </table:table-cell>
          <table:table-cell table:content-validation-name="val4" table:number-columns-repeated="2"/>
          <table:table-cell table:content-validation-name="val5" table:formula="of:=IF(IF([.H147]=&quot;y&quot;;1;0)+IF([.I147]=&quot;y&quot;;1;0)=0;&quot;&quot;;IF([.H147]=&quot;y&quot;;1;0)+IF([.I14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8]);VLOOKUP([.D148];[Fee.$B$7:.$C$27];2;0);&quot;&quot;)">
            <text:p/>
          </table:table-cell>
          <table:table-cell table:content-validation-name="val3"/>
          <table:table-cell table:content-validation-name="val3" table:formula="of:=IF(ISNUMBER([.E148]);[.F148]-[.E148];&quot;&quot;)">
            <text:p/>
          </table:table-cell>
          <table:table-cell table:content-validation-name="val4" table:number-columns-repeated="2"/>
          <table:table-cell table:content-validation-name="val5" table:formula="of:=IF(IF([.H148]=&quot;y&quot;;1;0)+IF([.I148]=&quot;y&quot;;1;0)=0;&quot;&quot;;IF([.H148]=&quot;y&quot;;1;0)+IF([.I14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9]);VLOOKUP([.D149];[Fee.$B$7:.$C$27];2;0);&quot;&quot;)">
            <text:p/>
          </table:table-cell>
          <table:table-cell table:content-validation-name="val3"/>
          <table:table-cell table:content-validation-name="val3" table:formula="of:=IF(ISNUMBER([.E149]);[.F149]-[.E149];&quot;&quot;)">
            <text:p/>
          </table:table-cell>
          <table:table-cell table:content-validation-name="val4" table:number-columns-repeated="2"/>
          <table:table-cell table:content-validation-name="val5" table:formula="of:=IF(IF([.H149]=&quot;y&quot;;1;0)+IF([.I149]=&quot;y&quot;;1;0)=0;&quot;&quot;;IF([.H149]=&quot;y&quot;;1;0)+IF([.I14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0]);VLOOKUP([.D150];[Fee.$B$7:.$C$27];2;0);&quot;&quot;)">
            <text:p/>
          </table:table-cell>
          <table:table-cell table:content-validation-name="val3"/>
          <table:table-cell table:content-validation-name="val3" table:formula="of:=IF(ISNUMBER([.E150]);[.F150]-[.E150];&quot;&quot;)">
            <text:p/>
          </table:table-cell>
          <table:table-cell table:content-validation-name="val4" table:number-columns-repeated="2"/>
          <table:table-cell table:content-validation-name="val5" table:formula="of:=IF(IF([.H150]=&quot;y&quot;;1;0)+IF([.I150]=&quot;y&quot;;1;0)=0;&quot;&quot;;IF([.H150]=&quot;y&quot;;1;0)+IF([.I15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1]);VLOOKUP([.D151];[Fee.$B$7:.$C$27];2;0);&quot;&quot;)">
            <text:p/>
          </table:table-cell>
          <table:table-cell table:content-validation-name="val3"/>
          <table:table-cell table:content-validation-name="val3" table:formula="of:=IF(ISNUMBER([.E151]);[.F151]-[.E151];&quot;&quot;)">
            <text:p/>
          </table:table-cell>
          <table:table-cell table:content-validation-name="val4" table:number-columns-repeated="2"/>
          <table:table-cell table:content-validation-name="val5" table:formula="of:=IF(IF([.H151]=&quot;y&quot;;1;0)+IF([.I151]=&quot;y&quot;;1;0)=0;&quot;&quot;;IF([.H151]=&quot;y&quot;;1;0)+IF([.I15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2]);VLOOKUP([.D152];[Fee.$B$7:.$C$27];2;0);&quot;&quot;)">
            <text:p/>
          </table:table-cell>
          <table:table-cell table:content-validation-name="val3"/>
          <table:table-cell table:content-validation-name="val3" table:formula="of:=IF(ISNUMBER([.E152]);[.F152]-[.E152];&quot;&quot;)">
            <text:p/>
          </table:table-cell>
          <table:table-cell table:content-validation-name="val4" table:number-columns-repeated="2"/>
          <table:table-cell table:content-validation-name="val5" table:formula="of:=IF(IF([.H152]=&quot;y&quot;;1;0)+IF([.I152]=&quot;y&quot;;1;0)=0;&quot;&quot;;IF([.H152]=&quot;y&quot;;1;0)+IF([.I15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3]);VLOOKUP([.D153];[Fee.$B$7:.$C$27];2;0);&quot;&quot;)">
            <text:p/>
          </table:table-cell>
          <table:table-cell table:content-validation-name="val3"/>
          <table:table-cell table:content-validation-name="val3" table:formula="of:=IF(ISNUMBER([.E153]);[.F153]-[.E153];&quot;&quot;)">
            <text:p/>
          </table:table-cell>
          <table:table-cell table:content-validation-name="val4" table:number-columns-repeated="2"/>
          <table:table-cell table:content-validation-name="val5" table:formula="of:=IF(IF([.H153]=&quot;y&quot;;1;0)+IF([.I153]=&quot;y&quot;;1;0)=0;&quot;&quot;;IF([.H153]=&quot;y&quot;;1;0)+IF([.I15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4]);VLOOKUP([.D154];[Fee.$B$7:.$C$27];2;0);&quot;&quot;)">
            <text:p/>
          </table:table-cell>
          <table:table-cell table:content-validation-name="val3"/>
          <table:table-cell table:content-validation-name="val3" table:formula="of:=IF(ISNUMBER([.E154]);[.F154]-[.E154];&quot;&quot;)">
            <text:p/>
          </table:table-cell>
          <table:table-cell table:content-validation-name="val4" table:number-columns-repeated="2"/>
          <table:table-cell table:content-validation-name="val5" table:formula="of:=IF(IF([.H154]=&quot;y&quot;;1;0)+IF([.I154]=&quot;y&quot;;1;0)=0;&quot;&quot;;IF([.H154]=&quot;y&quot;;1;0)+IF([.I15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5]);VLOOKUP([.D155];[Fee.$B$7:.$C$27];2;0);&quot;&quot;)">
            <text:p/>
          </table:table-cell>
          <table:table-cell table:content-validation-name="val3"/>
          <table:table-cell table:content-validation-name="val3" table:formula="of:=IF(ISNUMBER([.E155]);[.F155]-[.E155];&quot;&quot;)">
            <text:p/>
          </table:table-cell>
          <table:table-cell table:content-validation-name="val4" table:number-columns-repeated="2"/>
          <table:table-cell table:content-validation-name="val5" table:formula="of:=IF(IF([.H155]=&quot;y&quot;;1;0)+IF([.I155]=&quot;y&quot;;1;0)=0;&quot;&quot;;IF([.H155]=&quot;y&quot;;1;0)+IF([.I15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6]);VLOOKUP([.D156];[Fee.$B$7:.$C$27];2;0);&quot;&quot;)">
            <text:p/>
          </table:table-cell>
          <table:table-cell table:content-validation-name="val3"/>
          <table:table-cell table:content-validation-name="val3" table:formula="of:=IF(ISNUMBER([.E156]);[.F156]-[.E156];&quot;&quot;)">
            <text:p/>
          </table:table-cell>
          <table:table-cell table:content-validation-name="val4" table:number-columns-repeated="2"/>
          <table:table-cell table:content-validation-name="val5" table:formula="of:=IF(IF([.H156]=&quot;y&quot;;1;0)+IF([.I156]=&quot;y&quot;;1;0)=0;&quot;&quot;;IF([.H156]=&quot;y&quot;;1;0)+IF([.I15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7]);VLOOKUP([.D157];[Fee.$B$7:.$C$27];2;0);&quot;&quot;)">
            <text:p/>
          </table:table-cell>
          <table:table-cell table:content-validation-name="val3"/>
          <table:table-cell table:content-validation-name="val3" table:formula="of:=IF(ISNUMBER([.E157]);[.F157]-[.E157];&quot;&quot;)">
            <text:p/>
          </table:table-cell>
          <table:table-cell table:content-validation-name="val4" table:number-columns-repeated="2"/>
          <table:table-cell table:content-validation-name="val5" table:formula="of:=IF(IF([.H157]=&quot;y&quot;;1;0)+IF([.I157]=&quot;y&quot;;1;0)=0;&quot;&quot;;IF([.H157]=&quot;y&quot;;1;0)+IF([.I15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8]);VLOOKUP([.D158];[Fee.$B$7:.$C$27];2;0);&quot;&quot;)">
            <text:p/>
          </table:table-cell>
          <table:table-cell table:content-validation-name="val3"/>
          <table:table-cell table:content-validation-name="val3" table:formula="of:=IF(ISNUMBER([.E158]);[.F158]-[.E158];&quot;&quot;)">
            <text:p/>
          </table:table-cell>
          <table:table-cell table:content-validation-name="val4" table:number-columns-repeated="2"/>
          <table:table-cell table:content-validation-name="val5" table:formula="of:=IF(IF([.H158]=&quot;y&quot;;1;0)+IF([.I158]=&quot;y&quot;;1;0)=0;&quot;&quot;;IF([.H158]=&quot;y&quot;;1;0)+IF([.I15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9]);VLOOKUP([.D159];[Fee.$B$7:.$C$27];2;0);&quot;&quot;)">
            <text:p/>
          </table:table-cell>
          <table:table-cell table:content-validation-name="val3"/>
          <table:table-cell table:content-validation-name="val3" table:formula="of:=IF(ISNUMBER([.E159]);[.F159]-[.E159];&quot;&quot;)">
            <text:p/>
          </table:table-cell>
          <table:table-cell table:content-validation-name="val4" table:number-columns-repeated="2"/>
          <table:table-cell table:content-validation-name="val5" table:formula="of:=IF(IF([.H159]=&quot;y&quot;;1;0)+IF([.I159]=&quot;y&quot;;1;0)=0;&quot;&quot;;IF([.H159]=&quot;y&quot;;1;0)+IF([.I15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0]);VLOOKUP([.D160];[Fee.$B$7:.$C$27];2;0);&quot;&quot;)">
            <text:p/>
          </table:table-cell>
          <table:table-cell table:content-validation-name="val3"/>
          <table:table-cell table:content-validation-name="val3" table:formula="of:=IF(ISNUMBER([.E160]);[.F160]-[.E160];&quot;&quot;)">
            <text:p/>
          </table:table-cell>
          <table:table-cell table:content-validation-name="val4" table:number-columns-repeated="2"/>
          <table:table-cell table:content-validation-name="val5" table:formula="of:=IF(IF([.H160]=&quot;y&quot;;1;0)+IF([.I160]=&quot;y&quot;;1;0)=0;&quot;&quot;;IF([.H160]=&quot;y&quot;;1;0)+IF([.I16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1]);VLOOKUP([.D161];[Fee.$B$7:.$C$27];2;0);&quot;&quot;)">
            <text:p/>
          </table:table-cell>
          <table:table-cell table:content-validation-name="val3"/>
          <table:table-cell table:content-validation-name="val3" table:formula="of:=IF(ISNUMBER([.E161]);[.F161]-[.E161];&quot;&quot;)">
            <text:p/>
          </table:table-cell>
          <table:table-cell table:content-validation-name="val4" table:number-columns-repeated="2"/>
          <table:table-cell table:content-validation-name="val5" table:formula="of:=IF(IF([.H161]=&quot;y&quot;;1;0)+IF([.I161]=&quot;y&quot;;1;0)=0;&quot;&quot;;IF([.H161]=&quot;y&quot;;1;0)+IF([.I16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2]);VLOOKUP([.D162];[Fee.$B$7:.$C$27];2;0);&quot;&quot;)">
            <text:p/>
          </table:table-cell>
          <table:table-cell table:content-validation-name="val3"/>
          <table:table-cell table:content-validation-name="val3" table:formula="of:=IF(ISNUMBER([.E162]);[.F162]-[.E162];&quot;&quot;)">
            <text:p/>
          </table:table-cell>
          <table:table-cell table:content-validation-name="val4" table:number-columns-repeated="2"/>
          <table:table-cell table:content-validation-name="val5" table:formula="of:=IF(IF([.H162]=&quot;y&quot;;1;0)+IF([.I162]=&quot;y&quot;;1;0)=0;&quot;&quot;;IF([.H162]=&quot;y&quot;;1;0)+IF([.I16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3]);VLOOKUP([.D163];[Fee.$B$7:.$C$27];2;0);&quot;&quot;)">
            <text:p/>
          </table:table-cell>
          <table:table-cell table:content-validation-name="val3"/>
          <table:table-cell table:content-validation-name="val3" table:formula="of:=IF(ISNUMBER([.E163]);[.F163]-[.E163];&quot;&quot;)">
            <text:p/>
          </table:table-cell>
          <table:table-cell table:content-validation-name="val4" table:number-columns-repeated="2"/>
          <table:table-cell table:content-validation-name="val5" table:formula="of:=IF(IF([.H163]=&quot;y&quot;;1;0)+IF([.I163]=&quot;y&quot;;1;0)=0;&quot;&quot;;IF([.H163]=&quot;y&quot;;1;0)+IF([.I16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4]);VLOOKUP([.D164];[Fee.$B$7:.$C$27];2;0);&quot;&quot;)">
            <text:p/>
          </table:table-cell>
          <table:table-cell table:content-validation-name="val3"/>
          <table:table-cell table:content-validation-name="val3" table:formula="of:=IF(ISNUMBER([.E164]);[.F164]-[.E164];&quot;&quot;)">
            <text:p/>
          </table:table-cell>
          <table:table-cell table:content-validation-name="val4" table:number-columns-repeated="2"/>
          <table:table-cell table:content-validation-name="val5" table:formula="of:=IF(IF([.H164]=&quot;y&quot;;1;0)+IF([.I164]=&quot;y&quot;;1;0)=0;&quot;&quot;;IF([.H164]=&quot;y&quot;;1;0)+IF([.I16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5]);VLOOKUP([.D165];[Fee.$B$7:.$C$27];2;0);&quot;&quot;)">
            <text:p/>
          </table:table-cell>
          <table:table-cell table:content-validation-name="val3"/>
          <table:table-cell table:content-validation-name="val3" table:formula="of:=IF(ISNUMBER([.E165]);[.F165]-[.E165];&quot;&quot;)">
            <text:p/>
          </table:table-cell>
          <table:table-cell table:content-validation-name="val4" table:number-columns-repeated="2"/>
          <table:table-cell table:content-validation-name="val5" table:formula="of:=IF(IF([.H165]=&quot;y&quot;;1;0)+IF([.I165]=&quot;y&quot;;1;0)=0;&quot;&quot;;IF([.H165]=&quot;y&quot;;1;0)+IF([.I16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6]);VLOOKUP([.D166];[Fee.$B$7:.$C$27];2;0);&quot;&quot;)">
            <text:p/>
          </table:table-cell>
          <table:table-cell table:content-validation-name="val3"/>
          <table:table-cell table:content-validation-name="val3" table:formula="of:=IF(ISNUMBER([.E166]);[.F166]-[.E166];&quot;&quot;)">
            <text:p/>
          </table:table-cell>
          <table:table-cell table:content-validation-name="val4" table:number-columns-repeated="2"/>
          <table:table-cell table:content-validation-name="val5" table:formula="of:=IF(IF([.H166]=&quot;y&quot;;1;0)+IF([.I166]=&quot;y&quot;;1;0)=0;&quot;&quot;;IF([.H166]=&quot;y&quot;;1;0)+IF([.I16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7]);VLOOKUP([.D167];[Fee.$B$7:.$C$27];2;0);&quot;&quot;)">
            <text:p/>
          </table:table-cell>
          <table:table-cell table:content-validation-name="val3"/>
          <table:table-cell table:content-validation-name="val3" table:formula="of:=IF(ISNUMBER([.E167]);[.F167]-[.E167];&quot;&quot;)">
            <text:p/>
          </table:table-cell>
          <table:table-cell table:content-validation-name="val4" table:number-columns-repeated="2"/>
          <table:table-cell table:content-validation-name="val5" table:formula="of:=IF(IF([.H167]=&quot;y&quot;;1;0)+IF([.I167]=&quot;y&quot;;1;0)=0;&quot;&quot;;IF([.H167]=&quot;y&quot;;1;0)+IF([.I16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8]);VLOOKUP([.D168];[Fee.$B$7:.$C$27];2;0);&quot;&quot;)">
            <text:p/>
          </table:table-cell>
          <table:table-cell table:content-validation-name="val3"/>
          <table:table-cell table:content-validation-name="val3" table:formula="of:=IF(ISNUMBER([.E168]);[.F168]-[.E168];&quot;&quot;)">
            <text:p/>
          </table:table-cell>
          <table:table-cell table:content-validation-name="val4" table:number-columns-repeated="2"/>
          <table:table-cell table:content-validation-name="val5" table:formula="of:=IF(IF([.H168]=&quot;y&quot;;1;0)+IF([.I168]=&quot;y&quot;;1;0)=0;&quot;&quot;;IF([.H168]=&quot;y&quot;;1;0)+IF([.I16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9]);VLOOKUP([.D169];[Fee.$B$7:.$C$27];2;0);&quot;&quot;)">
            <text:p/>
          </table:table-cell>
          <table:table-cell table:content-validation-name="val3"/>
          <table:table-cell table:content-validation-name="val3" table:formula="of:=IF(ISNUMBER([.E169]);[.F169]-[.E169];&quot;&quot;)">
            <text:p/>
          </table:table-cell>
          <table:table-cell table:content-validation-name="val4" table:number-columns-repeated="2"/>
          <table:table-cell table:content-validation-name="val5" table:formula="of:=IF(IF([.H169]=&quot;y&quot;;1;0)+IF([.I169]=&quot;y&quot;;1;0)=0;&quot;&quot;;IF([.H169]=&quot;y&quot;;1;0)+IF([.I16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0]);VLOOKUP([.D170];[Fee.$B$7:.$C$27];2;0);&quot;&quot;)">
            <text:p/>
          </table:table-cell>
          <table:table-cell table:content-validation-name="val3"/>
          <table:table-cell table:content-validation-name="val3" table:formula="of:=IF(ISNUMBER([.E170]);[.F170]-[.E170];&quot;&quot;)">
            <text:p/>
          </table:table-cell>
          <table:table-cell table:content-validation-name="val4" table:number-columns-repeated="2"/>
          <table:table-cell table:content-validation-name="val5" table:formula="of:=IF(IF([.H170]=&quot;y&quot;;1;0)+IF([.I170]=&quot;y&quot;;1;0)=0;&quot;&quot;;IF([.H170]=&quot;y&quot;;1;0)+IF([.I17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1]);VLOOKUP([.D171];[Fee.$B$7:.$C$27];2;0);&quot;&quot;)">
            <text:p/>
          </table:table-cell>
          <table:table-cell table:content-validation-name="val3"/>
          <table:table-cell table:content-validation-name="val3" table:formula="of:=IF(ISNUMBER([.E171]);[.F171]-[.E171];&quot;&quot;)">
            <text:p/>
          </table:table-cell>
          <table:table-cell table:content-validation-name="val4" table:number-columns-repeated="2"/>
          <table:table-cell table:content-validation-name="val5" table:formula="of:=IF(IF([.H171]=&quot;y&quot;;1;0)+IF([.I171]=&quot;y&quot;;1;0)=0;&quot;&quot;;IF([.H171]=&quot;y&quot;;1;0)+IF([.I17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2]);VLOOKUP([.D172];[Fee.$B$7:.$C$27];2;0);&quot;&quot;)">
            <text:p/>
          </table:table-cell>
          <table:table-cell table:content-validation-name="val3"/>
          <table:table-cell table:content-validation-name="val3" table:formula="of:=IF(ISNUMBER([.E172]);[.F172]-[.E172];&quot;&quot;)">
            <text:p/>
          </table:table-cell>
          <table:table-cell table:content-validation-name="val4" table:number-columns-repeated="2"/>
          <table:table-cell table:content-validation-name="val5" table:formula="of:=IF(IF([.H172]=&quot;y&quot;;1;0)+IF([.I172]=&quot;y&quot;;1;0)=0;&quot;&quot;;IF([.H172]=&quot;y&quot;;1;0)+IF([.I17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3]);VLOOKUP([.D173];[Fee.$B$7:.$C$27];2;0);&quot;&quot;)">
            <text:p/>
          </table:table-cell>
          <table:table-cell table:content-validation-name="val3"/>
          <table:table-cell table:content-validation-name="val3" table:formula="of:=IF(ISNUMBER([.E173]);[.F173]-[.E173];&quot;&quot;)">
            <text:p/>
          </table:table-cell>
          <table:table-cell table:content-validation-name="val4" table:number-columns-repeated="2"/>
          <table:table-cell table:content-validation-name="val5" table:formula="of:=IF(IF([.H173]=&quot;y&quot;;1;0)+IF([.I173]=&quot;y&quot;;1;0)=0;&quot;&quot;;IF([.H173]=&quot;y&quot;;1;0)+IF([.I17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4]);VLOOKUP([.D174];[Fee.$B$7:.$C$27];2;0);&quot;&quot;)">
            <text:p/>
          </table:table-cell>
          <table:table-cell table:content-validation-name="val3"/>
          <table:table-cell table:content-validation-name="val3" table:formula="of:=IF(ISNUMBER([.E174]);[.F174]-[.E174];&quot;&quot;)">
            <text:p/>
          </table:table-cell>
          <table:table-cell table:content-validation-name="val4" table:number-columns-repeated="2"/>
          <table:table-cell table:content-validation-name="val5" table:formula="of:=IF(IF([.H174]=&quot;y&quot;;1;0)+IF([.I174]=&quot;y&quot;;1;0)=0;&quot;&quot;;IF([.H174]=&quot;y&quot;;1;0)+IF([.I17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5]);VLOOKUP([.D175];[Fee.$B$7:.$C$27];2;0);&quot;&quot;)">
            <text:p/>
          </table:table-cell>
          <table:table-cell table:content-validation-name="val3"/>
          <table:table-cell table:content-validation-name="val3" table:formula="of:=IF(ISNUMBER([.E175]);[.F175]-[.E175];&quot;&quot;)">
            <text:p/>
          </table:table-cell>
          <table:table-cell table:content-validation-name="val4" table:number-columns-repeated="2"/>
          <table:table-cell table:content-validation-name="val5" table:formula="of:=IF(IF([.H175]=&quot;y&quot;;1;0)+IF([.I175]=&quot;y&quot;;1;0)=0;&quot;&quot;;IF([.H175]=&quot;y&quot;;1;0)+IF([.I17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6]);VLOOKUP([.D176];[Fee.$B$7:.$C$27];2;0);&quot;&quot;)">
            <text:p/>
          </table:table-cell>
          <table:table-cell table:content-validation-name="val3"/>
          <table:table-cell table:content-validation-name="val3" table:formula="of:=IF(ISNUMBER([.E176]);[.F176]-[.E176];&quot;&quot;)">
            <text:p/>
          </table:table-cell>
          <table:table-cell table:content-validation-name="val4" table:number-columns-repeated="2"/>
          <table:table-cell table:content-validation-name="val5" table:formula="of:=IF(IF([.H176]=&quot;y&quot;;1;0)+IF([.I176]=&quot;y&quot;;1;0)=0;&quot;&quot;;IF([.H176]=&quot;y&quot;;1;0)+IF([.I17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7]);VLOOKUP([.D177];[Fee.$B$7:.$C$27];2;0);&quot;&quot;)">
            <text:p/>
          </table:table-cell>
          <table:table-cell table:content-validation-name="val3"/>
          <table:table-cell table:content-validation-name="val3" table:formula="of:=IF(ISNUMBER([.E177]);[.F177]-[.E177];&quot;&quot;)">
            <text:p/>
          </table:table-cell>
          <table:table-cell table:content-validation-name="val4" table:number-columns-repeated="2"/>
          <table:table-cell table:content-validation-name="val5" table:formula="of:=IF(IF([.H177]=&quot;y&quot;;1;0)+IF([.I177]=&quot;y&quot;;1;0)=0;&quot;&quot;;IF([.H177]=&quot;y&quot;;1;0)+IF([.I17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8]);VLOOKUP([.D178];[Fee.$B$7:.$C$27];2;0);&quot;&quot;)">
            <text:p/>
          </table:table-cell>
          <table:table-cell table:content-validation-name="val3"/>
          <table:table-cell table:content-validation-name="val3" table:formula="of:=IF(ISNUMBER([.E178]);[.F178]-[.E178];&quot;&quot;)">
            <text:p/>
          </table:table-cell>
          <table:table-cell table:content-validation-name="val4" table:number-columns-repeated="2"/>
          <table:table-cell table:content-validation-name="val5" table:formula="of:=IF(IF([.H178]=&quot;y&quot;;1;0)+IF([.I178]=&quot;y&quot;;1;0)=0;&quot;&quot;;IF([.H178]=&quot;y&quot;;1;0)+IF([.I17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9]);VLOOKUP([.D179];[Fee.$B$7:.$C$27];2;0);&quot;&quot;)">
            <text:p/>
          </table:table-cell>
          <table:table-cell table:content-validation-name="val3"/>
          <table:table-cell table:content-validation-name="val3" table:formula="of:=IF(ISNUMBER([.E179]);[.F179]-[.E179];&quot;&quot;)">
            <text:p/>
          </table:table-cell>
          <table:table-cell table:content-validation-name="val4" table:number-columns-repeated="2"/>
          <table:table-cell table:content-validation-name="val5" table:formula="of:=IF(IF([.H179]=&quot;y&quot;;1;0)+IF([.I179]=&quot;y&quot;;1;0)=0;&quot;&quot;;IF([.H179]=&quot;y&quot;;1;0)+IF([.I17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0]);VLOOKUP([.D180];[Fee.$B$7:.$C$27];2;0);&quot;&quot;)">
            <text:p/>
          </table:table-cell>
          <table:table-cell table:content-validation-name="val3"/>
          <table:table-cell table:content-validation-name="val3" table:formula="of:=IF(ISNUMBER([.E180]);[.F180]-[.E180];&quot;&quot;)">
            <text:p/>
          </table:table-cell>
          <table:table-cell table:content-validation-name="val4" table:number-columns-repeated="2"/>
          <table:table-cell table:content-validation-name="val5" table:formula="of:=IF(IF([.H180]=&quot;y&quot;;1;0)+IF([.I180]=&quot;y&quot;;1;0)=0;&quot;&quot;;IF([.H180]=&quot;y&quot;;1;0)+IF([.I18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1]);VLOOKUP([.D181];[Fee.$B$7:.$C$27];2;0);&quot;&quot;)">
            <text:p/>
          </table:table-cell>
          <table:table-cell table:content-validation-name="val3"/>
          <table:table-cell table:content-validation-name="val3" table:formula="of:=IF(ISNUMBER([.E181]);[.F181]-[.E181];&quot;&quot;)">
            <text:p/>
          </table:table-cell>
          <table:table-cell table:content-validation-name="val4" table:number-columns-repeated="2"/>
          <table:table-cell table:content-validation-name="val5" table:formula="of:=IF(IF([.H181]=&quot;y&quot;;1;0)+IF([.I181]=&quot;y&quot;;1;0)=0;&quot;&quot;;IF([.H181]=&quot;y&quot;;1;0)+IF([.I18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2]);VLOOKUP([.D182];[Fee.$B$7:.$C$27];2;0);&quot;&quot;)">
            <text:p/>
          </table:table-cell>
          <table:table-cell table:content-validation-name="val3"/>
          <table:table-cell table:content-validation-name="val3" table:formula="of:=IF(ISNUMBER([.E182]);[.F182]-[.E182];&quot;&quot;)">
            <text:p/>
          </table:table-cell>
          <table:table-cell table:content-validation-name="val4" table:number-columns-repeated="2"/>
          <table:table-cell table:content-validation-name="val5" table:formula="of:=IF(IF([.H182]=&quot;y&quot;;1;0)+IF([.I182]=&quot;y&quot;;1;0)=0;&quot;&quot;;IF([.H182]=&quot;y&quot;;1;0)+IF([.I18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3]);VLOOKUP([.D183];[Fee.$B$7:.$C$27];2;0);&quot;&quot;)">
            <text:p/>
          </table:table-cell>
          <table:table-cell table:content-validation-name="val3"/>
          <table:table-cell table:content-validation-name="val3" table:formula="of:=IF(ISNUMBER([.E183]);[.F183]-[.E183];&quot;&quot;)">
            <text:p/>
          </table:table-cell>
          <table:table-cell table:content-validation-name="val4" table:number-columns-repeated="2"/>
          <table:table-cell table:content-validation-name="val5" table:formula="of:=IF(IF([.H183]=&quot;y&quot;;1;0)+IF([.I183]=&quot;y&quot;;1;0)=0;&quot;&quot;;IF([.H183]=&quot;y&quot;;1;0)+IF([.I18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4]);VLOOKUP([.D184];[Fee.$B$7:.$C$27];2;0);&quot;&quot;)">
            <text:p/>
          </table:table-cell>
          <table:table-cell table:content-validation-name="val3"/>
          <table:table-cell table:content-validation-name="val3" table:formula="of:=IF(ISNUMBER([.E184]);[.F184]-[.E184];&quot;&quot;)">
            <text:p/>
          </table:table-cell>
          <table:table-cell table:content-validation-name="val4" table:number-columns-repeated="2"/>
          <table:table-cell table:content-validation-name="val5" table:formula="of:=IF(IF([.H184]=&quot;y&quot;;1;0)+IF([.I184]=&quot;y&quot;;1;0)=0;&quot;&quot;;IF([.H184]=&quot;y&quot;;1;0)+IF([.I18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5]);VLOOKUP([.D185];[Fee.$B$7:.$C$27];2;0);&quot;&quot;)">
            <text:p/>
          </table:table-cell>
          <table:table-cell table:content-validation-name="val3"/>
          <table:table-cell table:content-validation-name="val3" table:formula="of:=IF(ISNUMBER([.E185]);[.F185]-[.E185];&quot;&quot;)">
            <text:p/>
          </table:table-cell>
          <table:table-cell table:content-validation-name="val4" table:number-columns-repeated="2"/>
          <table:table-cell table:content-validation-name="val5" table:formula="of:=IF(IF([.H185]=&quot;y&quot;;1;0)+IF([.I185]=&quot;y&quot;;1;0)=0;&quot;&quot;;IF([.H185]=&quot;y&quot;;1;0)+IF([.I18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6]);VLOOKUP([.D186];[Fee.$B$7:.$C$27];2;0);&quot;&quot;)">
            <text:p/>
          </table:table-cell>
          <table:table-cell table:content-validation-name="val3"/>
          <table:table-cell table:content-validation-name="val3" table:formula="of:=IF(ISNUMBER([.E186]);[.F186]-[.E186];&quot;&quot;)">
            <text:p/>
          </table:table-cell>
          <table:table-cell table:content-validation-name="val4" table:number-columns-repeated="2"/>
          <table:table-cell table:content-validation-name="val5" table:formula="of:=IF(IF([.H186]=&quot;y&quot;;1;0)+IF([.I186]=&quot;y&quot;;1;0)=0;&quot;&quot;;IF([.H186]=&quot;y&quot;;1;0)+IF([.I18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7]);VLOOKUP([.D187];[Fee.$B$7:.$C$27];2;0);&quot;&quot;)">
            <text:p/>
          </table:table-cell>
          <table:table-cell table:content-validation-name="val3"/>
          <table:table-cell table:content-validation-name="val3" table:formula="of:=IF(ISNUMBER([.E187]);[.F187]-[.E187];&quot;&quot;)">
            <text:p/>
          </table:table-cell>
          <table:table-cell table:content-validation-name="val4" table:number-columns-repeated="2"/>
          <table:table-cell table:content-validation-name="val5" table:formula="of:=IF(IF([.H187]=&quot;y&quot;;1;0)+IF([.I187]=&quot;y&quot;;1;0)=0;&quot;&quot;;IF([.H187]=&quot;y&quot;;1;0)+IF([.I18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8]);VLOOKUP([.D188];[Fee.$B$7:.$C$27];2;0);&quot;&quot;)">
            <text:p/>
          </table:table-cell>
          <table:table-cell table:content-validation-name="val3"/>
          <table:table-cell table:content-validation-name="val3" table:formula="of:=IF(ISNUMBER([.E188]);[.F188]-[.E188];&quot;&quot;)">
            <text:p/>
          </table:table-cell>
          <table:table-cell table:content-validation-name="val4" table:number-columns-repeated="2"/>
          <table:table-cell table:content-validation-name="val5" table:formula="of:=IF(IF([.H188]=&quot;y&quot;;1;0)+IF([.I188]=&quot;y&quot;;1;0)=0;&quot;&quot;;IF([.H188]=&quot;y&quot;;1;0)+IF([.I18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9]);VLOOKUP([.D189];[Fee.$B$7:.$C$27];2;0);&quot;&quot;)">
            <text:p/>
          </table:table-cell>
          <table:table-cell table:content-validation-name="val3"/>
          <table:table-cell table:content-validation-name="val3" table:formula="of:=IF(ISNUMBER([.E189]);[.F189]-[.E189];&quot;&quot;)">
            <text:p/>
          </table:table-cell>
          <table:table-cell table:content-validation-name="val4" table:number-columns-repeated="2"/>
          <table:table-cell table:content-validation-name="val5" table:formula="of:=IF(IF([.H189]=&quot;y&quot;;1;0)+IF([.I189]=&quot;y&quot;;1;0)=0;&quot;&quot;;IF([.H189]=&quot;y&quot;;1;0)+IF([.I18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0]);VLOOKUP([.D190];[Fee.$B$7:.$C$27];2;0);&quot;&quot;)">
            <text:p/>
          </table:table-cell>
          <table:table-cell table:content-validation-name="val3"/>
          <table:table-cell table:content-validation-name="val3" table:formula="of:=IF(ISNUMBER([.E190]);[.F190]-[.E190];&quot;&quot;)">
            <text:p/>
          </table:table-cell>
          <table:table-cell table:content-validation-name="val4" table:number-columns-repeated="2"/>
          <table:table-cell table:content-validation-name="val5" table:formula="of:=IF(IF([.H190]=&quot;y&quot;;1;0)+IF([.I190]=&quot;y&quot;;1;0)=0;&quot;&quot;;IF([.H190]=&quot;y&quot;;1;0)+IF([.I19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1]);VLOOKUP([.D191];[Fee.$B$7:.$C$27];2;0);&quot;&quot;)">
            <text:p/>
          </table:table-cell>
          <table:table-cell table:content-validation-name="val3"/>
          <table:table-cell table:content-validation-name="val3" table:formula="of:=IF(ISNUMBER([.E191]);[.F191]-[.E191];&quot;&quot;)">
            <text:p/>
          </table:table-cell>
          <table:table-cell table:content-validation-name="val4" table:number-columns-repeated="2"/>
          <table:table-cell table:content-validation-name="val5" table:formula="of:=IF(IF([.H191]=&quot;y&quot;;1;0)+IF([.I191]=&quot;y&quot;;1;0)=0;&quot;&quot;;IF([.H191]=&quot;y&quot;;1;0)+IF([.I19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2]);VLOOKUP([.D192];[Fee.$B$7:.$C$27];2;0);&quot;&quot;)">
            <text:p/>
          </table:table-cell>
          <table:table-cell table:content-validation-name="val3"/>
          <table:table-cell table:content-validation-name="val3" table:formula="of:=IF(ISNUMBER([.E192]);[.F192]-[.E192];&quot;&quot;)">
            <text:p/>
          </table:table-cell>
          <table:table-cell table:content-validation-name="val4" table:number-columns-repeated="2"/>
          <table:table-cell table:content-validation-name="val5" table:formula="of:=IF(IF([.H192]=&quot;y&quot;;1;0)+IF([.I192]=&quot;y&quot;;1;0)=0;&quot;&quot;;IF([.H192]=&quot;y&quot;;1;0)+IF([.I19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3]);VLOOKUP([.D193];[Fee.$B$7:.$C$27];2;0);&quot;&quot;)">
            <text:p/>
          </table:table-cell>
          <table:table-cell table:content-validation-name="val3"/>
          <table:table-cell table:content-validation-name="val3" table:formula="of:=IF(ISNUMBER([.E193]);[.F193]-[.E193];&quot;&quot;)">
            <text:p/>
          </table:table-cell>
          <table:table-cell table:content-validation-name="val4" table:number-columns-repeated="2"/>
          <table:table-cell table:content-validation-name="val5" table:formula="of:=IF(IF([.H193]=&quot;y&quot;;1;0)+IF([.I193]=&quot;y&quot;;1;0)=0;&quot;&quot;;IF([.H193]=&quot;y&quot;;1;0)+IF([.I19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4]);VLOOKUP([.D194];[Fee.$B$7:.$C$27];2;0);&quot;&quot;)">
            <text:p/>
          </table:table-cell>
          <table:table-cell table:content-validation-name="val3"/>
          <table:table-cell table:content-validation-name="val3" table:formula="of:=IF(ISNUMBER([.E194]);[.F194]-[.E194];&quot;&quot;)">
            <text:p/>
          </table:table-cell>
          <table:table-cell table:content-validation-name="val4" table:number-columns-repeated="2"/>
          <table:table-cell table:content-validation-name="val5" table:formula="of:=IF(IF([.H194]=&quot;y&quot;;1;0)+IF([.I194]=&quot;y&quot;;1;0)=0;&quot;&quot;;IF([.H194]=&quot;y&quot;;1;0)+IF([.I19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5]);VLOOKUP([.D195];[Fee.$B$7:.$C$27];2;0);&quot;&quot;)">
            <text:p/>
          </table:table-cell>
          <table:table-cell table:content-validation-name="val3"/>
          <table:table-cell table:content-validation-name="val3" table:formula="of:=IF(ISNUMBER([.E195]);[.F195]-[.E195];&quot;&quot;)">
            <text:p/>
          </table:table-cell>
          <table:table-cell table:content-validation-name="val4" table:number-columns-repeated="2"/>
          <table:table-cell table:content-validation-name="val5" table:formula="of:=IF(IF([.H195]=&quot;y&quot;;1;0)+IF([.I195]=&quot;y&quot;;1;0)=0;&quot;&quot;;IF([.H195]=&quot;y&quot;;1;0)+IF([.I19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6]);VLOOKUP([.D196];[Fee.$B$7:.$C$27];2;0);&quot;&quot;)">
            <text:p/>
          </table:table-cell>
          <table:table-cell table:content-validation-name="val3"/>
          <table:table-cell table:content-validation-name="val3" table:formula="of:=IF(ISNUMBER([.E196]);[.F196]-[.E196];&quot;&quot;)">
            <text:p/>
          </table:table-cell>
          <table:table-cell table:content-validation-name="val4" table:number-columns-repeated="2"/>
          <table:table-cell table:content-validation-name="val5" table:formula="of:=IF(IF([.H196]=&quot;y&quot;;1;0)+IF([.I196]=&quot;y&quot;;1;0)=0;&quot;&quot;;IF([.H196]=&quot;y&quot;;1;0)+IF([.I19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7]);VLOOKUP([.D197];[Fee.$B$7:.$C$27];2;0);&quot;&quot;)">
            <text:p/>
          </table:table-cell>
          <table:table-cell table:content-validation-name="val3"/>
          <table:table-cell table:content-validation-name="val3" table:formula="of:=IF(ISNUMBER([.E197]);[.F197]-[.E197];&quot;&quot;)">
            <text:p/>
          </table:table-cell>
          <table:table-cell table:content-validation-name="val4" table:number-columns-repeated="2"/>
          <table:table-cell table:content-validation-name="val5" table:formula="of:=IF(IF([.H197]=&quot;y&quot;;1;0)+IF([.I197]=&quot;y&quot;;1;0)=0;&quot;&quot;;IF([.H197]=&quot;y&quot;;1;0)+IF([.I19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8]);VLOOKUP([.D198];[Fee.$B$7:.$C$27];2;0);&quot;&quot;)">
            <text:p/>
          </table:table-cell>
          <table:table-cell table:content-validation-name="val3"/>
          <table:table-cell table:content-validation-name="val3" table:formula="of:=IF(ISNUMBER([.E198]);[.F198]-[.E198];&quot;&quot;)">
            <text:p/>
          </table:table-cell>
          <table:table-cell table:content-validation-name="val4" table:number-columns-repeated="2"/>
          <table:table-cell table:content-validation-name="val5" table:formula="of:=IF(IF([.H198]=&quot;y&quot;;1;0)+IF([.I198]=&quot;y&quot;;1;0)=0;&quot;&quot;;IF([.H198]=&quot;y&quot;;1;0)+IF([.I19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9]);VLOOKUP([.D199];[Fee.$B$7:.$C$27];2;0);&quot;&quot;)">
            <text:p/>
          </table:table-cell>
          <table:table-cell table:content-validation-name="val3"/>
          <table:table-cell table:content-validation-name="val3" table:formula="of:=IF(ISNUMBER([.E199]);[.F199]-[.E199];&quot;&quot;)">
            <text:p/>
          </table:table-cell>
          <table:table-cell table:content-validation-name="val4" table:number-columns-repeated="2"/>
          <table:table-cell table:content-validation-name="val5" table:formula="of:=IF(IF([.H199]=&quot;y&quot;;1;0)+IF([.I199]=&quot;y&quot;;1;0)=0;&quot;&quot;;IF([.H199]=&quot;y&quot;;1;0)+IF([.I19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0]);VLOOKUP([.D200];[Fee.$B$7:.$C$27];2;0);&quot;&quot;)">
            <text:p/>
          </table:table-cell>
          <table:table-cell table:content-validation-name="val3"/>
          <table:table-cell table:content-validation-name="val3" table:formula="of:=IF(ISNUMBER([.E200]);[.F200]-[.E200];&quot;&quot;)">
            <text:p/>
          </table:table-cell>
          <table:table-cell table:content-validation-name="val4" table:number-columns-repeated="2"/>
          <table:table-cell table:content-validation-name="val5" table:formula="of:=IF(IF([.H200]=&quot;y&quot;;1;0)+IF([.I200]=&quot;y&quot;;1;0)=0;&quot;&quot;;IF([.H200]=&quot;y&quot;;1;0)+IF([.I20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1]);VLOOKUP([.D201];[Fee.$B$7:.$C$27];2;0);&quot;&quot;)">
            <text:p/>
          </table:table-cell>
          <table:table-cell table:content-validation-name="val3"/>
          <table:table-cell table:content-validation-name="val3" table:formula="of:=IF(ISNUMBER([.E201]);[.F201]-[.E201];&quot;&quot;)">
            <text:p/>
          </table:table-cell>
          <table:table-cell table:content-validation-name="val4" table:number-columns-repeated="2"/>
          <table:table-cell table:content-validation-name="val5" table:formula="of:=IF(IF([.H201]=&quot;y&quot;;1;0)+IF([.I201]=&quot;y&quot;;1;0)=0;&quot;&quot;;IF([.H201]=&quot;y&quot;;1;0)+IF([.I20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2]);VLOOKUP([.D202];[Fee.$B$7:.$C$27];2;0);&quot;&quot;)">
            <text:p/>
          </table:table-cell>
          <table:table-cell table:content-validation-name="val3"/>
          <table:table-cell table:content-validation-name="val3" table:formula="of:=IF(ISNUMBER([.E202]);[.F202]-[.E202];&quot;&quot;)">
            <text:p/>
          </table:table-cell>
          <table:table-cell table:content-validation-name="val4" table:number-columns-repeated="2"/>
          <table:table-cell table:content-validation-name="val5" table:formula="of:=IF(IF([.H202]=&quot;y&quot;;1;0)+IF([.I202]=&quot;y&quot;;1;0)=0;&quot;&quot;;IF([.H202]=&quot;y&quot;;1;0)+IF([.I20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3]);VLOOKUP([.D203];[Fee.$B$7:.$C$27];2;0);&quot;&quot;)">
            <text:p/>
          </table:table-cell>
          <table:table-cell table:content-validation-name="val3"/>
          <table:table-cell table:content-validation-name="val3" table:formula="of:=IF(ISNUMBER([.E203]);[.F203]-[.E203];&quot;&quot;)">
            <text:p/>
          </table:table-cell>
          <table:table-cell table:content-validation-name="val4" table:number-columns-repeated="2"/>
          <table:table-cell table:content-validation-name="val5" table:formula="of:=IF(IF([.H203]=&quot;y&quot;;1;0)+IF([.I203]=&quot;y&quot;;1;0)=0;&quot;&quot;;IF([.H203]=&quot;y&quot;;1;0)+IF([.I203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4]);VLOOKUP([.D204];[Fee.$B$7:.$C$27];2;0);&quot;&quot;)">
            <text:p/>
          </table:table-cell>
          <table:table-cell table:content-validation-name="val3"/>
          <table:table-cell table:content-validation-name="val3" table:formula="of:=IF(ISNUMBER([.E204]);[.F204]-[.E204];&quot;&quot;)">
            <text:p/>
          </table:table-cell>
          <table:table-cell table:content-validation-name="val4" table:number-columns-repeated="2"/>
          <table:table-cell table:content-validation-name="val5" table:formula="of:=IF(IF([.H204]=&quot;y&quot;;1;0)+IF([.I204]=&quot;y&quot;;1;0)=0;&quot;&quot;;IF([.H204]=&quot;y&quot;;1;0)+IF([.I204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5]);VLOOKUP([.D205];[Fee.$B$7:.$C$27];2;0);&quot;&quot;)">
            <text:p/>
          </table:table-cell>
          <table:table-cell table:content-validation-name="val3"/>
          <table:table-cell table:content-validation-name="val3" table:formula="of:=IF(ISNUMBER([.E205]);[.F205]-[.E205];&quot;&quot;)">
            <text:p/>
          </table:table-cell>
          <table:table-cell table:content-validation-name="val4" table:number-columns-repeated="2"/>
          <table:table-cell table:content-validation-name="val5" table:formula="of:=IF(IF([.H205]=&quot;y&quot;;1;0)+IF([.I205]=&quot;y&quot;;1;0)=0;&quot;&quot;;IF([.H205]=&quot;y&quot;;1;0)+IF([.I205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6]);VLOOKUP([.D206];[Fee.$B$7:.$C$27];2;0);&quot;&quot;)">
            <text:p/>
          </table:table-cell>
          <table:table-cell table:content-validation-name="val3"/>
          <table:table-cell table:content-validation-name="val3" table:formula="of:=IF(ISNUMBER([.E206]);[.F206]-[.E206];&quot;&quot;)">
            <text:p/>
          </table:table-cell>
          <table:table-cell table:content-validation-name="val4" table:number-columns-repeated="2"/>
          <table:table-cell table:content-validation-name="val5" table:formula="of:=IF(IF([.H206]=&quot;y&quot;;1;0)+IF([.I206]=&quot;y&quot;;1;0)=0;&quot;&quot;;IF([.H206]=&quot;y&quot;;1;0)+IF([.I206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7]);VLOOKUP([.D207];[Fee.$B$7:.$C$27];2;0);&quot;&quot;)">
            <text:p/>
          </table:table-cell>
          <table:table-cell table:content-validation-name="val3"/>
          <table:table-cell table:content-validation-name="val3" table:formula="of:=IF(ISNUMBER([.E207]);[.F207]-[.E207];&quot;&quot;)">
            <text:p/>
          </table:table-cell>
          <table:table-cell table:content-validation-name="val4" table:number-columns-repeated="2"/>
          <table:table-cell table:content-validation-name="val5" table:formula="of:=IF(IF([.H207]=&quot;y&quot;;1;0)+IF([.I207]=&quot;y&quot;;1;0)=0;&quot;&quot;;IF([.H207]=&quot;y&quot;;1;0)+IF([.I207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8]);VLOOKUP([.D208];[Fee.$B$7:.$C$27];2;0);&quot;&quot;)">
            <text:p/>
          </table:table-cell>
          <table:table-cell table:content-validation-name="val3"/>
          <table:table-cell table:content-validation-name="val3" table:formula="of:=IF(ISNUMBER([.E208]);[.F208]-[.E208];&quot;&quot;)">
            <text:p/>
          </table:table-cell>
          <table:table-cell table:content-validation-name="val4" table:number-columns-repeated="2"/>
          <table:table-cell table:content-validation-name="val5" table:formula="of:=IF(IF([.H208]=&quot;y&quot;;1;0)+IF([.I208]=&quot;y&quot;;1;0)=0;&quot;&quot;;IF([.H208]=&quot;y&quot;;1;0)+IF([.I208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9]);VLOOKUP([.D209];[Fee.$B$7:.$C$27];2;0);&quot;&quot;)">
            <text:p/>
          </table:table-cell>
          <table:table-cell table:content-validation-name="val3"/>
          <table:table-cell table:content-validation-name="val3" table:formula="of:=IF(ISNUMBER([.E209]);[.F209]-[.E209];&quot;&quot;)">
            <text:p/>
          </table:table-cell>
          <table:table-cell table:content-validation-name="val4" table:number-columns-repeated="2"/>
          <table:table-cell table:content-validation-name="val5" table:formula="of:=IF(IF([.H209]=&quot;y&quot;;1;0)+IF([.I209]=&quot;y&quot;;1;0)=0;&quot;&quot;;IF([.H209]=&quot;y&quot;;1;0)+IF([.I209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0]);VLOOKUP([.D210];[Fee.$B$7:.$C$27];2;0);&quot;&quot;)">
            <text:p/>
          </table:table-cell>
          <table:table-cell table:content-validation-name="val3"/>
          <table:table-cell table:content-validation-name="val3" table:formula="of:=IF(ISNUMBER([.E210]);[.F210]-[.E210];&quot;&quot;)">
            <text:p/>
          </table:table-cell>
          <table:table-cell table:content-validation-name="val4" table:number-columns-repeated="2"/>
          <table:table-cell table:content-validation-name="val5" table:formula="of:=IF(IF([.H210]=&quot;y&quot;;1;0)+IF([.I210]=&quot;y&quot;;1;0)=0;&quot;&quot;;IF([.H210]=&quot;y&quot;;1;0)+IF([.I210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1]);VLOOKUP([.D211];[Fee.$B$7:.$C$27];2;0);&quot;&quot;)">
            <text:p/>
          </table:table-cell>
          <table:table-cell table:content-validation-name="val3"/>
          <table:table-cell table:content-validation-name="val3" table:formula="of:=IF(ISNUMBER([.E211]);[.F211]-[.E211];&quot;&quot;)">
            <text:p/>
          </table:table-cell>
          <table:table-cell table:content-validation-name="val4" table:number-columns-repeated="2"/>
          <table:table-cell table:content-validation-name="val5" table:formula="of:=IF(IF([.H211]=&quot;y&quot;;1;0)+IF([.I211]=&quot;y&quot;;1;0)=0;&quot;&quot;;IF([.H211]=&quot;y&quot;;1;0)+IF([.I211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2]);VLOOKUP([.D212];[Fee.$B$7:.$C$27];2;0);&quot;&quot;)">
            <text:p/>
          </table:table-cell>
          <table:table-cell table:content-validation-name="val3"/>
          <table:table-cell table:content-validation-name="val3" table:formula="of:=IF(ISNUMBER([.E212]);[.F212]-[.E212];&quot;&quot;)">
            <text:p/>
          </table:table-cell>
          <table:table-cell table:content-validation-name="val4" table:number-columns-repeated="2"/>
          <table:table-cell table:content-validation-name="val5" table:formula="of:=IF(IF([.H212]=&quot;y&quot;;1;0)+IF([.I212]=&quot;y&quot;;1;0)=0;&quot;&quot;;IF([.H212]=&quot;y&quot;;1;0)+IF([.I212]=&quot;y&quot;;1;0))">
            <text:p/>
          </table:table-cell>
          <table:table-cell table:content-validation-name="val4" table:number-columns-repeated="6"/>
          <table:table-cell table:number-columns-repeated="1008"/>
        </table:table-row>
        <calcext:conditional-formats>
          <calcext:conditional-format calcext:target-range-address="Participants.G8:Participants.G212">
            <calcext:condition calcext:apply-style-name="Unbenannt1" calcext:value="&gt;=0" calcext:base-cell-address="Participants.G8"/>
            <calcext:condition calcext:apply-style-name="Unbenannt2" calcext:value="&lt;0" calcext:base-cell-address="Participants.G8"/>
          </calcext:conditional-format>
        </calcext:conditional-formats>
      </table:table>
      <table:table table:name="Fee" table:style-name="ta1">
        <office:forms form:automatic-focus="false" form:apply-design-mode="false"/>
        <table:table-column table:style-name="co1" table:default-cell-style-name="ce5"/>
        <table:table-column table:style-name="co15" table:default-cell-style-name="Default"/>
        <table:table-column table:style-name="co2" table:default-cell-style-name="ce62"/>
        <table:table-column table:style-name="co16" table:default-cell-style-name="ce66"/>
        <table:table-column table:style-name="co17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5"/>
        <table:table-column table:style-name="co18" table:default-cell-style-name="Default"/>
        <table:table-column table:style-name="co2" table:default-cell-style-name="Default"/>
        <table:table-column table:style-name="co1" table:default-cell-style-name="ce37"/>
        <table:table-row table:style-name="ro1">
          <table:table-cell table:style-name="ce1" office:value-type="string" calcext:value-type="string">
            <text:p>Fee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59" office:value-type="string" calcext:value-type="string">
            <text:p>Configuration</text:p>
          </table:table-cell>
          <table:table-cell table:style-name="ce61"/>
          <table:table-cell table:style-name="ce65" office:value-type="string" calcext:value-type="string">
            <text:p>Base Price:</text:p>
          </table:table-cell>
          <table:table-cell table:style-name="ce69" office:value-type="currency" office:currency="EUR" office:value="0" calcext:value-type="currency">
            <text:p>0,00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"/>
          <table:table-cell table:style-name="ce60" office:value-type="string" calcext:value-type="string" table:number-columns-spanned="4" table:number-rows-spanned="1">
            <text:p>Classes</text:p>
          </table:table-cell>
          <table:covered-table-cell table:number-columns-repeated="3" table:style-name="ce32"/>
          <table:table-cell table:style-name="ce13"/>
          <table:table-cell/>
          <table:table-cell table:style-name="ce2"/>
          <table:table-cell table:style-name="ce60" office:value-type="string" calcext:value-type="string" table:number-columns-spanned="2" table:number-rows-spanned="1">
            <text:p>Packages</text:p>
          </table:table-cell>
          <table:covered-table-cell table:style-name="ce14"/>
          <table:table-cell table:style-name="ce13"/>
        </table:table-row>
        <table:table-row table:style-name="ro2">
          <table:table-cell/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Price</text:p>
          </table:table-cell>
          <table:table-cell table:style-name="ce31" office:value-type="string" calcext:value-type="string">
            <text:p>Price [per person costs only]</text:p>
          </table:table-cell>
          <table:table-cell table:style-name="ce31" office:value-type="string" calcext:value-type="string">
            <text:p>Description</text:p>
          </table:table-cell>
          <table:table-cell/>
          <table:table-cell table:style-name="ce40"/>
          <table:table-cell/>
          <table:table-cell table:style-name="ce31" office:value-type="string" calcext:value-type="string">
            <text:p>Package</text:p>
          </table:table-cell>
          <table:table-cell table:style-name="ce31" office:value-type="string" calcext:value-type="string">
            <text:p>Pri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ff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4"/>
          <table:table-cell office:value-type="string" calcext:value-type="string">
            <text:p>Sleeping Fr to Sa</text:p>
          </table:table-cell>
          <table:table-cell table:style-name="ce70" table:formula="of:=[Expenditure.J7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ll</text:p>
          </table:table-cell>
          <table:table-cell table:formula="of:=[.E3]+[.J7]+[.J8]+[.J9]+[.J10]+[.J11]+[.J12]+[.J13]" office:value-type="currency" office:currency="EUR" office:value="43" calcext:value-type="currency">
            <text:p>43,00 €</text:p>
          </table:table-cell>
          <table:table-cell table:formula="of:=[.J7]+[.J8]+[.J11]+[.J12]+[.J13]" office:value-type="currency" office:currency="EUR" office:value="35" calcext:value-type="currency">
            <text:p>35,00 €</text:p>
          </table:table-cell>
          <table:table-cell office:value-type="string" calcext:value-type="string">
            <text:p>Full Weekend</text:p>
          </table:table-cell>
          <table:table-cell table:number-columns-repeated="3"/>
          <table:table-cell office:value-type="string" calcext:value-type="string">
            <text:p>Sleeping Sa to Su</text:p>
          </table:table-cell>
          <table:table-cell table:style-name="ce70" table:formula="of:=[Expenditure.J7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 table:number-columns-repeated="2"/>
          <table:table-cell table:style-name="ce63"/>
          <table:table-cell table:style-name="ce67"/>
          <table:table-cell table:number-columns-repeated="4"/>
          <table:table-cell office:value-type="string" calcext:value-type="string">
            <text:p>Breakfast Sa</text:p>
          </table:table-cell>
          <table:table-cell table:style-name="ce71" office:value-type="currency" office:currency="EUR" office:value="4" calcext:value-type="currency">
            <text:p>4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Breakfast Su</text:p>
          </table:table-cell>
          <table:table-cell table:style-name="ce71" office:value-type="currency" office:currency="EUR" office:value="4" calcext:value-type="currency">
            <text:p>4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Lunch Sa</text:p>
          </table:table-cell>
          <table:table-cell table:style-name="ce70" office:value-type="currency" office:currency="EUR" office:value="5" calcext:value-type="currency">
            <text:p>5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Lunch Su</text:p>
          </table:table-cell>
          <table:table-cell table:style-name="ce70" office:value-type="currency" office:currency="EUR" office:value="5" calcext:value-type="currency">
            <text:p>5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Dinner Sa</text:p>
          </table:table-cell>
          <table:table-cell table:style-name="ce70" office:value-type="currency" office:currency="EUR" office:value="5" calcext:value-type="currency">
            <text:p>5,00 €</text:p>
          </table:table-cell>
          <table:table-cell/>
        </table:table-row>
        <table:table-row table:style-name="ro2" table:number-rows-repeated="13">
          <table:table-cell table:number-columns-repeated="11"/>
        </table:table-row>
        <table:table-row table:style-name="ro2">
          <table:table-cell table:style-name="ce3"/>
          <table:table-cell table:style-name="ce15"/>
          <table:table-cell table:style-name="ce64"/>
          <table:table-cell table:style-name="ce68"/>
          <table:table-cell table:style-name="ce15"/>
          <table:table-cell table:style-name="ce38"/>
          <table:table-cell/>
          <table:table-cell table:style-name="ce3"/>
          <table:table-cell table:style-name="ce15" table:number-columns-repeated="2"/>
          <table:table-cell table:style-name="ce38"/>
        </table:table-row>
      </table:table>
      <table:table table:name="Planning" table:style-name="ta1">
        <office:forms form:automatic-focus="false" form:apply-design-mode="false"/>
        <table:table-column table:style-name="co1" table:default-cell-style-name="ce5"/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default-cell-style-name="ce71"/>
        <table:table-column table:style-name="co1" table:default-cell-style-name="ce37"/>
        <table:table-column table:style-name="co1" table:default-cell-style-name="Default"/>
        <table:table-column table:style-name="co1" table:default-cell-style-name="ce5"/>
        <table:table-column table:style-name="co2" table:number-columns-repeated="3" table:default-cell-style-name="Default"/>
        <table:table-column table:style-name="co2" table:default-cell-style-name="ce90"/>
        <table:table-column table:style-name="co1" table:default-cell-style-name="ce37"/>
        <table:table-column table:style-name="co2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4">
          <table:table-cell table:style-name="Default"/>
          <table:table-cell table:style-name="ce72" office:value-type="string" calcext:value-type="string">
            <text:p>Balance</text:p>
          </table:table-cell>
          <table:table-cell table:style-name="ce61" table:number-columns-repeated="2"/>
          <table:table-cell table:style-name="ce84" table:formula="of:=[.L5]-[.E5]" office:value-type="currency" office:currency="EUR" office:value="140" calcext:value-type="currency">
            <text:p>140,00 €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2"/>
          <table:table-cell table:style-name="ce60" office:value-type="string" calcext:value-type="string" table:number-columns-spanned="2" table:number-rows-spanned="2">
            <text:p>Expenditure</text:p>
          </table:table-cell>
          <table:covered-table-cell table:style-name="ce32"/>
          <table:table-cell table:style-name="ce77" office:value-type="string" calcext:value-type="string" table:number-columns-spanned="1" table:number-rows-spanned="2">
            <text:p>Total</text:p>
          </table:table-cell>
          <table:table-cell table:style-name="ce85" table:formula="of:=[.E7]+[.E30]" office:value-type="currency" office:currency="EUR" office:value="3500" calcext:value-type="currency" table:number-columns-spanned="1" table:number-rows-spanned="2">
            <text:p>3.500,00 €</text:p>
          </table:table-cell>
          <table:table-cell table:style-name="ce13"/>
          <table:table-cell/>
          <table:table-cell table:style-name="ce2"/>
          <table:table-cell table:style-name="ce89" office:value-type="string" calcext:value-type="string" table:number-columns-spanned="2" table:number-rows-spanned="2">
            <text:p>Income</text:p>
          </table:table-cell>
          <table:covered-table-cell table:style-name="ce32"/>
          <table:table-cell table:style-name="ce60" office:value-type="string" calcext:value-type="string" table:number-columns-spanned="1" table:number-rows-spanned="2">
            <text:p>Total</text:p>
          </table:table-cell>
          <table:table-cell table:style-name="ce85" table:formula="of:=[.L7]+[.L30]" office:value-type="currency" office:currency="EUR" office:value="3640" calcext:value-type="currency" table:number-columns-spanned="1" table:number-rows-spanned="2">
            <text:p>3.640,00 €</text:p>
          </table:table-cell>
          <table:table-cell table:style-name="ce13"/>
          <table:table-cell/>
        </table:table-row>
        <table:table-row table:style-name="ro2">
          <table:table-cell/>
          <table:covered-table-cell table:number-columns-repeated="2" table:style-name="ce30"/>
          <table:covered-table-cell table:style-name="ce78"/>
          <table:covered-table-cell table:style-name="ce86"/>
          <table:table-cell table:number-columns-repeated="3"/>
          <table:covered-table-cell table:number-columns-repeated="2" table:style-name="ce30"/>
          <table:covered-table-cell table:number-columns-repeated="2" table:style-name="ce8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Fix Costs</text:p>
          </table:table-cell>
          <table:table-cell table:style-name="ce32"/>
          <table:table-cell table:style-name="ce79" office:value-type="string" calcext:value-type="string">
            <text:p>Subtotal</text:p>
          </table:table-cell>
          <table:table-cell table:style-name="ce87" table:formula="of:=SUM([.E9:.E28])" office:value-type="currency" office:currency="EUR" office:value="3500" calcext:value-type="currency">
            <text:p>3.500,00 €</text:p>
          </table:table-cell>
          <table:table-cell table:number-columns-repeated="3"/>
          <table:table-cell table:style-name="ce32" office:value-type="string" calcext:value-type="string">
            <text:p>Participants</text:p>
          </table:table-cell>
          <table:table-cell table:style-name="ce32"/>
          <table:table-cell table:style-name="ce32" office:value-type="string" calcext:value-type="string">
            <text:p>Subtotal</text:p>
          </table:table-cell>
          <table:table-cell table:style-name="ce87" table:formula="of:=SUM([.L9:.L28])" office:value-type="currency" office:currency="EUR" office:value="3440" calcext:value-type="currency">
            <text:p>3.440,00 €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Item</text:p>
          </table:table-cell>
          <table:table-cell table:style-name="ce31" table:number-columns-repeated="2"/>
          <table:table-cell table:style-name="ce31" office:value-type="string" calcext:value-type="string">
            <text:p>Price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Item Price</text:p>
          </table:table-cell>
          <table:table-cell table:style-name="ce31" office:value-type="string" calcext:value-type="string">
            <text:p>Amount</text:p>
          </table:table-cell>
          <table:table-cell table:style-name="ce31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6]);&quot;&quot;;[Expenditure.$B6])" office:value-type="string" office:string-value="Personal (e.g. Trainers)" calcext:value-type="string">
            <text:p>Personal (e.g. Trainers)</text:p>
          </table:table-cell>
          <table:table-cell table:number-columns-repeated="2"/>
          <table:table-cell table:formula="of:=IF(ISBLANK([Expenditure.$D6]);&quot;&quot;;[Expenditure.$D6])" office:value-type="currency" office:currency="EUR" office:value="1500" calcext:value-type="currency">
            <text:p>1.500,00 €</text:p>
          </table:table-cell>
          <table:table-cell table:number-columns-repeated="3"/>
          <table:table-cell table:formula="of:=IF(ISBLANK([Fee.$B7]);&quot;&quot;;[Fee.$B7])" office:value-type="string" office:string-value="Staff" calcext:value-type="string">
            <text:p>Staff</text:p>
          </table:table-cell>
          <table:table-cell table:style-name="ce62" table:formula="of:=IF(ISBLANK([Fee.$C7]);&quot;&quot;;MAX([Fee.$C7];0))" office:value-type="currency" office:currency="EUR" office:value="0" calcext:value-type="currency">
            <text:p>0,00 €</text:p>
          </table:table-cell>
          <table:table-cell/>
          <table:table-cell table:formula="of:=IF([.J9]=&quot;&quot;;&quot;&quot;;[.J9]*[.K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7]);&quot;&quot;;[Expenditure.$B7])" office:value-type="string" office:string-value="Drinks" calcext:value-type="string">
            <text:p>Drinks</text:p>
          </table:table-cell>
          <table:table-cell table:number-columns-repeated="2"/>
          <table:table-cell table:formula="of:=IF(ISBLANK([Expenditure.$D7]);&quot;&quot;;[Expenditure.$D7])" office:value-type="currency" office:currency="EUR" office:value="300" calcext:value-type="currency">
            <text:p>300,00 €</text:p>
          </table:table-cell>
          <table:table-cell table:number-columns-repeated="3"/>
          <table:table-cell table:formula="of:=IF(ISBLANK([Fee.$B8]);&quot;&quot;;[Fee.$B8])" office:value-type="string" office:string-value="Full" calcext:value-type="string">
            <text:p>Full</text:p>
          </table:table-cell>
          <table:table-cell table:style-name="ce62" table:formula="of:=IF(ISBLANK([Fee.$C8]);&quot;&quot;;MAX([Fee.$C8];0))" office:value-type="currency" office:currency="EUR" office:value="43" calcext:value-type="currency">
            <text:p>43,00 €</text:p>
          </table:table-cell>
          <table:table-cell office:value-type="float" office:value="80" calcext:value-type="float">
            <text:p>80</text:p>
          </table:table-cell>
          <table:table-cell table:formula="of:=IF([.J10]=&quot;&quot;;&quot;&quot;;[.J10]*[.K10])" office:value-type="currency" office:currency="EUR" office:value="3440" calcext:value-type="currency">
            <text:p>3.440,00 €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8]);&quot;&quot;;[Expenditure.$B8])" office:value-type="string" office:string-value="Breakfast" calcext:value-type="string">
            <text:p>Breakfast</text:p>
          </table:table-cell>
          <table:table-cell table:number-columns-repeated="2"/>
          <table:table-cell table:formula="of:=IF(ISBLANK([Expenditure.$D8]);&quot;&quot;;[Expenditure.$D8])" office:value-type="currency" office:currency="EUR" office:value="250" calcext:value-type="currency">
            <text:p>250,00 €</text:p>
          </table:table-cell>
          <table:table-cell table:number-columns-repeated="3"/>
          <table:table-cell table:formula="of:=IF(ISBLANK([Fee.$B9]);&quot;&quot;;[Fee.$B9])">
            <text:p/>
          </table:table-cell>
          <table:table-cell table:style-name="ce62" table:formula="of:=IF(ISBLANK([Fee.$C9]);&quot;&quot;;MAX([Fee.$C9];0))">
            <text:p/>
          </table:table-cell>
          <table:table-cell/>
          <table:table-cell table:formula="of:=IF([.J11]=&quot;&quot;;&quot;&quot;;[.J11]*[.K11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9]);&quot;&quot;;[Expenditure.$B9])" office:value-type="string" office:string-value="Audio Equipment" calcext:value-type="string">
            <text:p>Audio Equipment</text:p>
          </table:table-cell>
          <table:table-cell table:number-columns-repeated="2"/>
          <table:table-cell table:formula="of:=IF(ISBLANK([Expenditure.$D9]);&quot;&quot;;[Expenditure.$D9])" office:value-type="currency" office:currency="EUR" office:value="100" calcext:value-type="currency">
            <text:p>100,00 €</text:p>
          </table:table-cell>
          <table:table-cell table:number-columns-repeated="3"/>
          <table:table-cell table:formula="of:=IF(ISBLANK([Fee.$B10]);&quot;&quot;;[Fee.$B10])">
            <text:p/>
          </table:table-cell>
          <table:table-cell table:style-name="ce62" table:formula="of:=IF(ISBLANK([Fee.$C10]);&quot;&quot;;MAX([Fee.$C10];0))">
            <text:p/>
          </table:table-cell>
          <table:table-cell/>
          <table:table-cell table:formula="of:=IF([.J12]=&quot;&quot;;&quot;&quot;;[.J12]*[.K12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0]);&quot;&quot;;[Expenditure.$B10])" office:value-type="string" office:string-value="Miscellaneous" calcext:value-type="string">
            <text:p>Miscellaneous</text:p>
          </table:table-cell>
          <table:table-cell table:number-columns-repeated="2"/>
          <table:table-cell table:formula="of:=IF(ISBLANK([Expenditure.$D10]);&quot;&quot;;[Expenditure.$D10])" office:value-type="currency" office:currency="EUR" office:value="100" calcext:value-type="currency">
            <text:p>100,00 €</text:p>
          </table:table-cell>
          <table:table-cell table:number-columns-repeated="3"/>
          <table:table-cell table:formula="of:=IF(ISBLANK([Fee.$B11]);&quot;&quot;;[Fee.$B11])">
            <text:p/>
          </table:table-cell>
          <table:table-cell table:style-name="ce62" table:formula="of:=IF(ISBLANK([Fee.$C11]);&quot;&quot;;MAX([Fee.$C11];0))">
            <text:p/>
          </table:table-cell>
          <table:table-cell/>
          <table:table-cell table:formula="of:=IF([.J13]=&quot;&quot;;&quot;&quot;;[.J13]*[.K13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1]);&quot;&quot;;[Expenditure.$B11])" office:value-type="string" office:string-value="Dinner" calcext:value-type="string">
            <text:p>Dinner</text:p>
          </table:table-cell>
          <table:table-cell table:number-columns-repeated="2"/>
          <table:table-cell table:formula="of:=IF(ISBLANK([Expenditure.$D11]);&quot;&quot;;[Expenditure.$D11])" office:value-type="currency" office:currency="EUR" office:value="450" calcext:value-type="currency">
            <text:p>450,00 €</text:p>
          </table:table-cell>
          <table:table-cell table:number-columns-repeated="3"/>
          <table:table-cell table:formula="of:=IF(ISBLANK([Fee.$B12]);&quot;&quot;;[Fee.$B12])">
            <text:p/>
          </table:table-cell>
          <table:table-cell table:style-name="ce62" table:formula="of:=IF(ISBLANK([Fee.$C12]);&quot;&quot;;MAX([Fee.$C12];0))">
            <text:p/>
          </table:table-cell>
          <table:table-cell/>
          <table:table-cell table:formula="of:=IF([.J14]=&quot;&quot;;&quot;&quot;;[.J14]*[.K14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2]);&quot;&quot;;[Expenditure.$B12])" office:value-type="string" office:string-value="Lunch" calcext:value-type="string">
            <text:p>Lunch</text:p>
          </table:table-cell>
          <table:table-cell table:number-columns-repeated="2"/>
          <table:table-cell table:formula="of:=IF(ISBLANK([Expenditure.$D12]);&quot;&quot;;[Expenditure.$D12])" office:value-type="currency" office:currency="EUR" office:value="800" calcext:value-type="currency">
            <text:p>800,00 €</text:p>
          </table:table-cell>
          <table:table-cell table:number-columns-repeated="3"/>
          <table:table-cell table:formula="of:=IF(ISBLANK([Fee.$B13]);&quot;&quot;;[Fee.$B13])">
            <text:p/>
          </table:table-cell>
          <table:table-cell table:style-name="ce62" table:formula="of:=IF(ISBLANK([Fee.$C13]);&quot;&quot;;MAX([Fee.$C13];0))">
            <text:p/>
          </table:table-cell>
          <table:table-cell/>
          <table:table-cell table:formula="of:=IF([.J15]=&quot;&quot;;&quot;&quot;;[.J15]*[.K15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3]);&quot;&quot;;[Expenditure.$B13])">
            <text:p/>
          </table:table-cell>
          <table:table-cell table:number-columns-repeated="2"/>
          <table:table-cell table:formula="of:=IF(ISBLANK([Expenditure.$D13]);&quot;&quot;;[Expenditure.$D13])">
            <text:p/>
          </table:table-cell>
          <table:table-cell table:number-columns-repeated="3"/>
          <table:table-cell table:formula="of:=IF(ISBLANK([Fee.$B14]);&quot;&quot;;[Fee.$B14])">
            <text:p/>
          </table:table-cell>
          <table:table-cell table:style-name="ce62" table:formula="of:=IF(ISBLANK([Fee.$C14]);&quot;&quot;;MAX([Fee.$C14];0))">
            <text:p/>
          </table:table-cell>
          <table:table-cell/>
          <table:table-cell table:formula="of:=IF([.J16]=&quot;&quot;;&quot;&quot;;[.J16]*[.K16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4]);&quot;&quot;;[Expenditure.$B14])">
            <text:p/>
          </table:table-cell>
          <table:table-cell table:number-columns-repeated="2"/>
          <table:table-cell table:formula="of:=IF(ISBLANK([Expenditure.$D14]);&quot;&quot;;[Expenditure.$D14])">
            <text:p/>
          </table:table-cell>
          <table:table-cell table:number-columns-repeated="3"/>
          <table:table-cell table:formula="of:=IF(ISBLANK([Fee.$B15]);&quot;&quot;;[Fee.$B15])">
            <text:p/>
          </table:table-cell>
          <table:table-cell table:style-name="ce62" table:formula="of:=IF(ISBLANK([Fee.$C15]);&quot;&quot;;MAX([Fee.$C15];0))">
            <text:p/>
          </table:table-cell>
          <table:table-cell/>
          <table:table-cell table:formula="of:=IF([.J17]=&quot;&quot;;&quot;&quot;;[.J17]*[.K17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5]);&quot;&quot;;[Expenditure.$B15])">
            <text:p/>
          </table:table-cell>
          <table:table-cell table:number-columns-repeated="2"/>
          <table:table-cell table:formula="of:=IF(ISBLANK([Expenditure.$D15]);&quot;&quot;;[Expenditure.$D15])">
            <text:p/>
          </table:table-cell>
          <table:table-cell table:number-columns-repeated="3"/>
          <table:table-cell table:formula="of:=IF(ISBLANK([Fee.$B16]);&quot;&quot;;[Fee.$B16])">
            <text:p/>
          </table:table-cell>
          <table:table-cell table:style-name="ce62" table:formula="of:=IF(ISBLANK([Fee.$C16]);&quot;&quot;;MAX([Fee.$C16];0))">
            <text:p/>
          </table:table-cell>
          <table:table-cell/>
          <table:table-cell table:formula="of:=IF([.J18]=&quot;&quot;;&quot;&quot;;[.J18]*[.K18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6]);&quot;&quot;;[Expenditure.$B16])">
            <text:p/>
          </table:table-cell>
          <table:table-cell table:number-columns-repeated="2"/>
          <table:table-cell table:formula="of:=IF(ISBLANK([Expenditure.$D16]);&quot;&quot;;[Expenditure.$D16])">
            <text:p/>
          </table:table-cell>
          <table:table-cell table:number-columns-repeated="3"/>
          <table:table-cell table:formula="of:=IF(ISBLANK([Fee.$B17]);&quot;&quot;;[Fee.$B17])">
            <text:p/>
          </table:table-cell>
          <table:table-cell table:style-name="ce62" table:formula="of:=IF(ISBLANK([Fee.$C17]);&quot;&quot;;MAX([Fee.$C17];0))">
            <text:p/>
          </table:table-cell>
          <table:table-cell/>
          <table:table-cell table:formula="of:=IF([.J19]=&quot;&quot;;&quot;&quot;;[.J19]*[.K19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7]);&quot;&quot;;[Expenditure.$B17])">
            <text:p/>
          </table:table-cell>
          <table:table-cell table:number-columns-repeated="2"/>
          <table:table-cell table:formula="of:=IF(ISBLANK([Expenditure.$D17]);&quot;&quot;;[Expenditure.$D17])">
            <text:p/>
          </table:table-cell>
          <table:table-cell table:number-columns-repeated="3"/>
          <table:table-cell table:formula="of:=IF(ISBLANK([Fee.$B18]);&quot;&quot;;[Fee.$B18])">
            <text:p/>
          </table:table-cell>
          <table:table-cell table:style-name="ce62" table:formula="of:=IF(ISBLANK([Fee.$C18]);&quot;&quot;;MAX([Fee.$C18];0))">
            <text:p/>
          </table:table-cell>
          <table:table-cell/>
          <table:table-cell table:formula="of:=IF([.J20]=&quot;&quot;;&quot;&quot;;[.J20]*[.K20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8]);&quot;&quot;;[Expenditure.$B18])">
            <text:p/>
          </table:table-cell>
          <table:table-cell table:number-columns-repeated="2"/>
          <table:table-cell table:formula="of:=IF(ISBLANK([Expenditure.$D18]);&quot;&quot;;[Expenditure.$D18])">
            <text:p/>
          </table:table-cell>
          <table:table-cell table:number-columns-repeated="3"/>
          <table:table-cell table:formula="of:=IF(ISBLANK([Fee.$B19]);&quot;&quot;;[Fee.$B19])">
            <text:p/>
          </table:table-cell>
          <table:table-cell table:style-name="ce62" table:formula="of:=IF(ISBLANK([Fee.$C19]);&quot;&quot;;MAX([Fee.$C19];0))">
            <text:p/>
          </table:table-cell>
          <table:table-cell/>
          <table:table-cell table:formula="of:=IF([.J21]=&quot;&quot;;&quot;&quot;;[.J21]*[.K21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9]);&quot;&quot;;[Expenditure.$B19])">
            <text:p/>
          </table:table-cell>
          <table:table-cell table:number-columns-repeated="2"/>
          <table:table-cell table:formula="of:=IF(ISBLANK([Expenditure.$D19]);&quot;&quot;;[Expenditure.$D19])">
            <text:p/>
          </table:table-cell>
          <table:table-cell table:number-columns-repeated="3"/>
          <table:table-cell table:formula="of:=IF(ISBLANK([Fee.$B20]);&quot;&quot;;[Fee.$B20])">
            <text:p/>
          </table:table-cell>
          <table:table-cell table:style-name="ce62" table:formula="of:=IF(ISBLANK([Fee.$C20]);&quot;&quot;;MAX([Fee.$C20];0))">
            <text:p/>
          </table:table-cell>
          <table:table-cell/>
          <table:table-cell table:formula="of:=IF([.J22]=&quot;&quot;;&quot;&quot;;[.J22]*[.K22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0]);&quot;&quot;;[Expenditure.$B20])">
            <text:p/>
          </table:table-cell>
          <table:table-cell table:number-columns-repeated="2"/>
          <table:table-cell table:formula="of:=IF(ISBLANK([Expenditure.$D20]);&quot;&quot;;[Expenditure.$D20])">
            <text:p/>
          </table:table-cell>
          <table:table-cell table:number-columns-repeated="3"/>
          <table:table-cell table:formula="of:=IF(ISBLANK([Fee.$B21]);&quot;&quot;;[Fee.$B21])">
            <text:p/>
          </table:table-cell>
          <table:table-cell table:style-name="ce62" table:formula="of:=IF(ISBLANK([Fee.$C21]);&quot;&quot;;MAX([Fee.$C21];0))">
            <text:p/>
          </table:table-cell>
          <table:table-cell/>
          <table:table-cell table:formula="of:=IF([.J23]=&quot;&quot;;&quot;&quot;;[.J23]*[.K23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1]);&quot;&quot;;[Expenditure.$B21])">
            <text:p/>
          </table:table-cell>
          <table:table-cell table:number-columns-repeated="2"/>
          <table:table-cell table:formula="of:=IF(ISBLANK([Expenditure.$D21]);&quot;&quot;;[Expenditure.$D21])">
            <text:p/>
          </table:table-cell>
          <table:table-cell table:number-columns-repeated="3"/>
          <table:table-cell table:formula="of:=IF(ISBLANK([Fee.$B22]);&quot;&quot;;[Fee.$B22])">
            <text:p/>
          </table:table-cell>
          <table:table-cell table:style-name="ce62" table:formula="of:=IF(ISBLANK([Fee.$C22]);&quot;&quot;;MAX([Fee.$C22];0))">
            <text:p/>
          </table:table-cell>
          <table:table-cell/>
          <table:table-cell table:formula="of:=IF([.J24]=&quot;&quot;;&quot;&quot;;[.J24]*[.K24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2]);&quot;&quot;;[Expenditure.$B22])">
            <text:p/>
          </table:table-cell>
          <table:table-cell table:number-columns-repeated="2"/>
          <table:table-cell table:formula="of:=IF(ISBLANK([Expenditure.$D22]);&quot;&quot;;[Expenditure.$D22])">
            <text:p/>
          </table:table-cell>
          <table:table-cell table:number-columns-repeated="3"/>
          <table:table-cell table:formula="of:=IF(ISBLANK([Fee.$B23]);&quot;&quot;;[Fee.$B23])">
            <text:p/>
          </table:table-cell>
          <table:table-cell table:style-name="ce62" table:formula="of:=IF(ISBLANK([Fee.$C23]);&quot;&quot;;MAX([Fee.$C23];0))">
            <text:p/>
          </table:table-cell>
          <table:table-cell/>
          <table:table-cell table:formula="of:=IF([.J25]=&quot;&quot;;&quot;&quot;;[.J25]*[.K25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3]);&quot;&quot;;[Expenditure.$B23])">
            <text:p/>
          </table:table-cell>
          <table:table-cell table:number-columns-repeated="2"/>
          <table:table-cell table:formula="of:=IF(ISBLANK([Expenditure.$D23]);&quot;&quot;;[Expenditure.$D23])">
            <text:p/>
          </table:table-cell>
          <table:table-cell table:number-columns-repeated="3"/>
          <table:table-cell table:formula="of:=IF(ISBLANK([Fee.$B24]);&quot;&quot;;[Fee.$B24])">
            <text:p/>
          </table:table-cell>
          <table:table-cell table:style-name="ce62" table:formula="of:=IF(ISBLANK([Fee.$C24]);&quot;&quot;;MAX([Fee.$C24];0))">
            <text:p/>
          </table:table-cell>
          <table:table-cell/>
          <table:table-cell table:formula="of:=IF([.J26]=&quot;&quot;;&quot;&quot;;[.J26]*[.K26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4]);&quot;&quot;;[Expenditure.$B24])">
            <text:p/>
          </table:table-cell>
          <table:table-cell table:number-columns-repeated="2"/>
          <table:table-cell table:formula="of:=IF(ISBLANK([Expenditure.$D24]);&quot;&quot;;[Expenditure.$D24])">
            <text:p/>
          </table:table-cell>
          <table:table-cell table:number-columns-repeated="3"/>
          <table:table-cell table:formula="of:=IF(ISBLANK([Fee.$B25]);&quot;&quot;;[Fee.$B25])">
            <text:p/>
          </table:table-cell>
          <table:table-cell table:style-name="ce62" table:formula="of:=IF(ISBLANK([Fee.$C25]);&quot;&quot;;MAX([Fee.$C25];0))">
            <text:p/>
          </table:table-cell>
          <table:table-cell/>
          <table:table-cell table:formula="of:=IF([.J27]=&quot;&quot;;&quot;&quot;;[.J27]*[.K27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5]);&quot;&quot;;[Expenditure.$B25])">
            <text:p/>
          </table:table-cell>
          <table:table-cell table:style-name="ce33" table:number-columns-repeated="2"/>
          <table:table-cell table:formula="of:=IF(ISBLANK([Expenditure.$D25]);&quot;&quot;;[Expenditure.$D25])">
            <text:p/>
          </table:table-cell>
          <table:table-cell table:number-columns-repeated="3"/>
          <table:table-cell table:formula="of:=IF(ISBLANK([Fee.$B26]);&quot;&quot;;[Fee.$B26])">
            <text:p/>
          </table:table-cell>
          <table:table-cell table:style-name="ce62" table:formula="of:=IF(ISBLANK([Fee.$C26]);&quot;&quot;;MAX([Fee.$C26];0))">
            <text:p/>
          </table:table-cell>
          <table:table-cell/>
          <table:table-cell table:formula="of:=IF([.J28]=&quot;&quot;;&quot;&quot;;[.J28]*[.K28])">
            <text:p/>
          </table:table-cell>
          <table:table-cell table:number-columns-repeated="2"/>
        </table:table-row>
        <table:table-row table:style-name="ro2">
          <table:table-cell/>
          <table:table-cell table:style-name="ce74" table:number-columns-repeated="4"/>
          <table:table-cell table:number-columns-repeated="3"/>
          <table:table-cell table:style-name="ce30" table:number-columns-repeated="4"/>
          <table:table-cell table:number-columns-repeated="2"/>
        </table:table-row>
        <table:table-row table:style-name="ro2">
          <table:table-cell/>
          <table:table-cell table:style-name="ce75" office:value-type="string" calcext:value-type="string">
            <text:p>Person Costs</text:p>
          </table:table-cell>
          <table:table-cell table:style-name="ce74"/>
          <table:table-cell table:style-name="ce80" office:value-type="string" calcext:value-type="string">
            <text:p>Subtotal</text:p>
          </table:table-cell>
          <table:table-cell table:style-name="ce88" table:formula="of:=SUM([.E32:.E51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86" office:value-type="string" calcext:value-type="string">
            <text:p>Others</text:p>
          </table:table-cell>
          <table:table-cell table:style-name="ce30"/>
          <table:table-cell table:style-name="ce30" office:value-type="string" calcext:value-type="string">
            <text:p>Subtotal</text:p>
          </table:table-cell>
          <table:table-cell table:style-name="ce91" table:formula="of:=SUM([.L32:.L51])" office:value-type="currency" office:currency="EUR" office:value="200" calcext:value-type="currency">
            <text:p>200,00 €</text:p>
          </table:table-cell>
          <table:table-cell/>
          <table:table-cell table:style-name="ce40"/>
        </table:table-row>
        <table:table-row table:style-name="ro2">
          <table:table-cell/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Item Price</text:p>
          </table:table-cell>
          <table:table-cell table:style-name="ce81" office:value-type="string" calcext:value-type="string">
            <text:p>Amount</text:p>
          </table:table-cell>
          <table:table-cell table:style-name="ce31" office:value-type="string" calcext:value-type="string">
            <text:p>Total</text:p>
          </table:table-cell>
          <table:table-cell table:number-columns-repeated="3"/>
          <table:table-cell table:style-name="ce31" office:value-type="string" calcext:value-type="string">
            <text:p>Item</text:p>
          </table:table-cell>
          <table:table-cell table:style-name="ce31" table:number-columns-repeated="2"/>
          <table:table-cell table:style-name="ce31" office:value-type="string" calcext:value-type="string">
            <text:p>Price</text:p>
          </table:table-cell>
          <table:table-cell/>
          <table:table-cell table:style-name="ce40"/>
        </table:table-row>
        <table:table-row table:style-name="ro2">
          <table:table-cell/>
          <table:table-cell table:formula="of:=IF(ISBLANK([Fee.$B7]);&quot;&quot;;[Fee.$B7])" office:value-type="string" office:string-value="Staff" calcext:value-type="string">
            <text:p>Staff</text:p>
          </table:table-cell>
          <table:table-cell table:style-name="ce70" table:formula="of:=IF(ISBLANK([Fee.$D7]);&quot;&quot;;MAX([Fee.$D7]-[Fee.$E$3];0))" office:value-type="currency" office:currency="EUR" office:value="0" calcext:value-type="currency">
            <text:p>0,00 €</text:p>
          </table:table-cell>
          <table:table-cell table:style-name="ce82"/>
          <table:table-cell table:style-name="ce70" table:formula="of:=IF([.C32]=&quot;&quot;;&quot;&quot;;[.C32]*[.D32])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string" calcext:value-type="string">
            <text:p>Sponsor 1</text:p>
          </table:table-cell>
          <table:table-cell table:number-columns-repeated="2"/>
          <table:table-cell table:style-name="ce92" office:value-type="currency" office:currency="EUR" office:value="200" calcext:value-type="currency">
            <text:p>200,00 €</text:p>
          </table:table-cell>
          <table:table-cell table:number-columns-repeated="2"/>
        </table:table-row>
        <table:table-row table:style-name="ro2">
          <table:table-cell/>
          <table:table-cell table:formula="of:=IF(ISBLANK([Fee.$B8]);&quot;&quot;;[Fee.$B8])" office:value-type="string" office:string-value="Full" calcext:value-type="string">
            <text:p>Full</text:p>
          </table:table-cell>
          <table:table-cell table:style-name="ce70" table:formula="of:=IF(ISBLANK([Fee.$D8]);&quot;&quot;;MAX([Fee.$D8]-[Fee.$E$3];0))" office:value-type="currency" office:currency="EUR" office:value="35" calcext:value-type="currency">
            <text:p>35,00 €</text:p>
          </table:table-cell>
          <table:table-cell table:style-name="ce82"/>
          <table:table-cell table:style-name="ce70" table:formula="of:=IF([.C33]=&quot;&quot;;&quot;&quot;;[.C33]*[.D33])" office:value-type="currency" office:currency="EUR" office:value="0" calcext:value-type="currency">
            <text:p>0,00 €</text:p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9]);&quot;&quot;;[Fee.$B9])">
            <text:p/>
          </table:table-cell>
          <table:table-cell table:style-name="ce70" table:formula="of:=IF(ISBLANK([Fee.$D9]);&quot;&quot;;MAX([Fee.$D9]-[Fee.$E$3];0))">
            <text:p/>
          </table:table-cell>
          <table:table-cell table:style-name="ce82"/>
          <table:table-cell table:style-name="ce70" table:formula="of:=IF([.C34]=&quot;&quot;;&quot;&quot;;[.C34]*[.D34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0]);&quot;&quot;;[Fee.$B10])">
            <text:p/>
          </table:table-cell>
          <table:table-cell table:style-name="ce70" table:formula="of:=IF(ISBLANK([Fee.$D10]);&quot;&quot;;MAX([Fee.$D10]-[Fee.$E$3];0))">
            <text:p/>
          </table:table-cell>
          <table:table-cell table:style-name="ce82"/>
          <table:table-cell table:style-name="ce70" table:formula="of:=IF([.C35]=&quot;&quot;;&quot;&quot;;[.C35]*[.D35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1]);&quot;&quot;;[Fee.$B11])">
            <text:p/>
          </table:table-cell>
          <table:table-cell table:style-name="ce70" table:formula="of:=IF(ISBLANK([Fee.$D11]);&quot;&quot;;MAX([Fee.$D11]-[Fee.$E$3];0))">
            <text:p/>
          </table:table-cell>
          <table:table-cell table:style-name="ce82"/>
          <table:table-cell table:style-name="ce70" table:formula="of:=IF([.C36]=&quot;&quot;;&quot;&quot;;[.C36]*[.D36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2]);&quot;&quot;;[Fee.$B12])">
            <text:p/>
          </table:table-cell>
          <table:table-cell table:style-name="ce70" table:formula="of:=IF(ISBLANK([Fee.$D12]);&quot;&quot;;MAX([Fee.$D12]-[Fee.$E$3];0))">
            <text:p/>
          </table:table-cell>
          <table:table-cell table:style-name="ce82"/>
          <table:table-cell table:style-name="ce70" table:formula="of:=IF([.C37]=&quot;&quot;;&quot;&quot;;[.C37]*[.D37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3]);&quot;&quot;;[Fee.$B13])">
            <text:p/>
          </table:table-cell>
          <table:table-cell table:style-name="ce70" table:formula="of:=IF(ISBLANK([Fee.$D13]);&quot;&quot;;MAX([Fee.$D13]-[Fee.$E$3];0))">
            <text:p/>
          </table:table-cell>
          <table:table-cell table:style-name="ce82"/>
          <table:table-cell table:style-name="ce70" table:formula="of:=IF([.C38]=&quot;&quot;;&quot;&quot;;[.C38]*[.D38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4]);&quot;&quot;;[Fee.$B14])">
            <text:p/>
          </table:table-cell>
          <table:table-cell table:style-name="ce70" table:formula="of:=IF(ISBLANK([Fee.$D14]);&quot;&quot;;MAX([Fee.$D14]-[Fee.$E$3];0))">
            <text:p/>
          </table:table-cell>
          <table:table-cell table:style-name="ce82"/>
          <table:table-cell table:style-name="ce70" table:formula="of:=IF([.C39]=&quot;&quot;;&quot;&quot;;[.C39]*[.D39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5]);&quot;&quot;;[Fee.$B15])">
            <text:p/>
          </table:table-cell>
          <table:table-cell table:style-name="ce70" table:formula="of:=IF(ISBLANK([Fee.$D15]);&quot;&quot;;MAX([Fee.$D15]-[Fee.$E$3];0))">
            <text:p/>
          </table:table-cell>
          <table:table-cell table:style-name="ce82"/>
          <table:table-cell table:style-name="ce70" table:formula="of:=IF([.C40]=&quot;&quot;;&quot;&quot;;[.C40]*[.D40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6]);&quot;&quot;;[Fee.$B16])">
            <text:p/>
          </table:table-cell>
          <table:table-cell table:style-name="ce70" table:formula="of:=IF(ISBLANK([Fee.$D16]);&quot;&quot;;MAX([Fee.$D16]-[Fee.$E$3];0))">
            <text:p/>
          </table:table-cell>
          <table:table-cell table:style-name="ce82"/>
          <table:table-cell table:style-name="ce70" table:formula="of:=IF([.C41]=&quot;&quot;;&quot;&quot;;[.C41]*[.D41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7]);&quot;&quot;;[Fee.$B17])">
            <text:p/>
          </table:table-cell>
          <table:table-cell table:style-name="ce70" table:formula="of:=IF(ISBLANK([Fee.$D17]);&quot;&quot;;MAX([Fee.$D17]-[Fee.$E$3];0))">
            <text:p/>
          </table:table-cell>
          <table:table-cell table:style-name="ce82"/>
          <table:table-cell table:style-name="ce70" table:formula="of:=IF([.C42]=&quot;&quot;;&quot;&quot;;[.C42]*[.D42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8]);&quot;&quot;;[Fee.$B18])">
            <text:p/>
          </table:table-cell>
          <table:table-cell table:style-name="ce70" table:formula="of:=IF(ISBLANK([Fee.$D18]);&quot;&quot;;MAX([Fee.$D18]-[Fee.$E$3];0))">
            <text:p/>
          </table:table-cell>
          <table:table-cell table:style-name="ce82"/>
          <table:table-cell table:style-name="ce70" table:formula="of:=IF([.C43]=&quot;&quot;;&quot;&quot;;[.C43]*[.D43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19]);&quot;&quot;;[Fee.$B19])">
            <text:p/>
          </table:table-cell>
          <table:table-cell table:style-name="ce70" table:formula="of:=IF(ISBLANK([Fee.$D19]);&quot;&quot;;MAX([Fee.$D19]-[Fee.$E$3];0))">
            <text:p/>
          </table:table-cell>
          <table:table-cell table:style-name="ce82"/>
          <table:table-cell table:style-name="ce70" table:formula="of:=IF([.C44]=&quot;&quot;;&quot;&quot;;[.C44]*[.D44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0]);&quot;&quot;;[Fee.$B20])">
            <text:p/>
          </table:table-cell>
          <table:table-cell table:style-name="ce70" table:formula="of:=IF(ISBLANK([Fee.$D20]);&quot;&quot;;MAX([Fee.$D20]-[Fee.$E$3];0))">
            <text:p/>
          </table:table-cell>
          <table:table-cell table:style-name="ce82"/>
          <table:table-cell table:style-name="ce70" table:formula="of:=IF([.C45]=&quot;&quot;;&quot;&quot;;[.C45]*[.D45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1]);&quot;&quot;;[Fee.$B21])">
            <text:p/>
          </table:table-cell>
          <table:table-cell table:style-name="ce70" table:formula="of:=IF(ISBLANK([Fee.$D21]);&quot;&quot;;MAX([Fee.$D21]-[Fee.$E$3];0))">
            <text:p/>
          </table:table-cell>
          <table:table-cell table:style-name="ce82"/>
          <table:table-cell table:style-name="ce70" table:formula="of:=IF([.C46]=&quot;&quot;;&quot;&quot;;[.C46]*[.D46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2]);&quot;&quot;;[Fee.$B22])">
            <text:p/>
          </table:table-cell>
          <table:table-cell table:style-name="ce70" table:formula="of:=IF(ISBLANK([Fee.$D22]);&quot;&quot;;MAX([Fee.$D22]-[Fee.$E$3];0))">
            <text:p/>
          </table:table-cell>
          <table:table-cell table:style-name="ce82"/>
          <table:table-cell table:style-name="ce70" table:formula="of:=IF([.C47]=&quot;&quot;;&quot;&quot;;[.C47]*[.D47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3]);&quot;&quot;;[Fee.$B23])">
            <text:p/>
          </table:table-cell>
          <table:table-cell table:style-name="ce70" table:formula="of:=IF(ISBLANK([Fee.$D23]);&quot;&quot;;MAX([Fee.$D23]-[Fee.$E$3];0))">
            <text:p/>
          </table:table-cell>
          <table:table-cell table:style-name="ce82"/>
          <table:table-cell table:style-name="ce70" table:formula="of:=IF([.C48]=&quot;&quot;;&quot;&quot;;[.C48]*[.D48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4]);&quot;&quot;;[Fee.$B24])">
            <text:p/>
          </table:table-cell>
          <table:table-cell table:style-name="ce70" table:formula="of:=IF(ISBLANK([Fee.$D24]);&quot;&quot;;MAX([Fee.$D24]-[Fee.$E$3];0))">
            <text:p/>
          </table:table-cell>
          <table:table-cell table:style-name="ce82"/>
          <table:table-cell table:style-name="ce70" table:formula="of:=IF([.C49]=&quot;&quot;;&quot;&quot;;[.C49]*[.D49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/>
          <table:table-cell table:formula="of:=IF(ISBLANK([Fee.$B25]);&quot;&quot;;[Fee.$B25])">
            <text:p/>
          </table:table-cell>
          <table:table-cell table:style-name="ce70" table:formula="of:=IF(ISBLANK([Fee.$D25]);&quot;&quot;;MAX([Fee.$D25]-[Fee.$E$3];0))">
            <text:p/>
          </table:table-cell>
          <table:table-cell table:style-name="ce82"/>
          <table:table-cell table:style-name="ce70" table:formula="of:=IF([.C50]=&quot;&quot;;&quot;&quot;;[.C50]*[.D50])">
            <text:p/>
          </table:table-cell>
          <table:table-cell table:number-columns-repeated="6"/>
          <table:table-cell table:style-name="ce92"/>
          <table:table-cell table:number-columns-repeated="2"/>
        </table:table-row>
        <table:table-row table:style-name="ro2">
          <table:table-cell table:style-name="ce3"/>
          <table:table-cell table:style-name="ce15" table:formula="of:=IF(ISBLANK([Fee.$B26]);&quot;&quot;;[Fee.$B26])">
            <text:p/>
          </table:table-cell>
          <table:table-cell table:style-name="ce76" table:formula="of:=IF(ISBLANK([Fee.$D26]);&quot;&quot;;MAX([Fee.$D26]-[Fee.$E$3];0))">
            <text:p/>
          </table:table-cell>
          <table:table-cell table:style-name="ce83"/>
          <table:table-cell table:style-name="ce76" table:formula="of:=IF([.C51]=&quot;&quot;;&quot;&quot;;[.C51]*[.D51])">
            <text:p/>
          </table:table-cell>
          <table:table-cell table:style-name="ce38"/>
          <table:table-cell/>
          <table:table-cell table:style-name="ce3"/>
          <table:table-cell table:style-name="ce15" table:number-columns-repeated="3"/>
          <table:table-cell table:style-name="ce93"/>
          <table:table-cell table:style-name="ce38"/>
          <table:table-cell/>
        </table:table-row>
      </table:table>
      <table:table table:name="Accounting" table:style-name="ta1">
        <office:forms form:automatic-focus="false" form:apply-design-mode="false"/>
        <table:table-column table:style-name="co1" table:default-cell-style-name="ce5"/>
        <table:table-column table:style-name="co20" table:default-cell-style-name="Default"/>
        <table:table-column table:style-name="co2" table:default-cell-style-name="Default"/>
        <table:table-column table:style-name="co2" table:default-cell-style-name="ce92"/>
        <table:table-column table:style-name="co1" table:default-cell-style-name="ce37"/>
        <table:table-column table:style-name="co1" table:default-cell-style-name="Default"/>
        <table:table-column table:style-name="co1" table:default-cell-style-name="ce5"/>
        <table:table-column table:style-name="co20" table:default-cell-style-name="Default"/>
        <table:table-column table:style-name="co2" table:number-columns-repeated="2" table:default-cell-style-name="Default"/>
        <table:table-column table:style-name="co1" table:default-cell-style-name="ce37"/>
        <table:table-row table:style-name="ro1">
          <table:table-cell table:style-name="ce94" office:value-type="string" calcext:value-type="string">
            <text:p>Accounting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Default"/>
          <table:table-cell table:style-name="ce72" office:value-type="string" calcext:value-type="string">
            <text:p>Balance</text:p>
          </table:table-cell>
          <table:table-cell table:style-name="ce61"/>
          <table:table-cell table:style-name="ce84" table:formula="of:=[.J5]-[.D5]" office:value-type="currency" office:currency="EUR" office:value="3792" calcext:value-type="currency">
            <text:p>3.792,00 €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2"/>
          <table:table-cell table:style-name="ce60" office:value-type="string" calcext:value-type="string" table:number-columns-spanned="1" table:number-rows-spanned="2">
            <text:p>Expenditure</text:p>
          </table:table-cell>
          <table:table-cell table:style-name="ce77" office:value-type="string" calcext:value-type="string" table:number-columns-spanned="1" table:number-rows-spanned="2">
            <text:p>Total</text:p>
          </table:table-cell>
          <table:table-cell table:style-name="ce85" table:formula="of:=SUM([.D8:.D27])" office:value-type="currency" office:currency="EUR" office:value="1500" calcext:value-type="currency" table:number-columns-spanned="1" table:number-rows-spanned="2">
            <text:p>1.500,00 €</text:p>
          </table:table-cell>
          <table:table-cell table:style-name="ce13"/>
          <table:table-cell/>
          <table:table-cell table:style-name="ce2"/>
          <table:table-cell table:style-name="ce89" office:value-type="string" calcext:value-type="string" table:number-columns-spanned="1" table:number-rows-spanned="2">
            <text:p>Income</text:p>
          </table:table-cell>
          <table:table-cell table:style-name="ce60" office:value-type="string" calcext:value-type="string" table:number-columns-spanned="1" table:number-rows-spanned="2">
            <text:p>Total</text:p>
          </table:table-cell>
          <table:table-cell table:style-name="ce85" table:formula="of:=SUM([.J8:.J27])" office:value-type="currency" office:currency="EUR" office:value="5292" calcext:value-type="currency" table:number-columns-spanned="1" table:number-rows-spanned="2">
            <text:p>5.292,00 €</text:p>
          </table:table-cell>
          <table:table-cell table:style-name="ce13"/>
        </table:table-row>
        <table:table-row table:style-name="ro2">
          <table:table-cell/>
          <table:covered-table-cell table:style-name="ce30"/>
          <table:covered-table-cell table:style-name="ce78"/>
          <table:covered-table-cell table:style-name="ce86"/>
          <table:table-cell table:number-columns-repeated="3"/>
          <table:covered-table-cell table:style-name="ce30"/>
          <table:covered-table-cell table:number-columns-repeated="2" table:style-name="ce86"/>
          <table:table-cell/>
        </table:table-row>
        <table:table-row table:style-name="ro2">
          <table:table-cell/>
          <table:table-cell table:style-name="ce31" office:value-type="string" calcext:value-type="string">
            <text:p>Item</text:p>
          </table:table-cell>
          <table:table-cell table:style-name="ce31"/>
          <table:table-cell table:style-name="ce31" office:value-type="string" calcext:value-type="string">
            <text:p>Value</text:p>
          </table:table-cell>
          <table:table-cell table:number-columns-repeated="3"/>
          <table:table-cell table:style-name="ce31" office:value-type="string" calcext:value-type="string">
            <text:p>Item</text:p>
          </table:table-cell>
          <table:table-cell table:style-name="ce31"/>
          <table:table-cell table:style-name="ce31" office:value-type="string" calcext:value-type="string">
            <text:p>Value</text:p>
          </table:table-cell>
          <table:table-cell/>
        </table:table-row>
        <table:table-row table:style-name="ro2">
          <table:table-cell/>
          <table:table-cell table:formula="of:=IF(ISBLANK([Expenditure.$B6]);&quot;&quot;;[Expenditure.$B6])" office:value-type="string" office:string-value="Personal (e.g. Trainers)" calcext:value-type="string">
            <text:p>Personal (e.g. Trainers)</text:p>
          </table:table-cell>
          <table:table-cell/>
          <table:table-cell table:formula="of:=IF(ISBLANK([Expenditure.$E6]);&quot;&quot;;[Expenditure.$E6])" office:value-type="currency" office:currency="EUR" office:value="1500" calcext:value-type="currency">
            <text:p>1.500,00 €</text:p>
          </table:table-cell>
          <table:table-cell table:number-columns-repeated="3"/>
          <table:table-cell office:value-type="string" calcext:value-type="string">
            <text:p>Fee</text:p>
          </table:table-cell>
          <table:table-cell/>
          <table:table-cell table:style-name="ce92" table:formula="of:=[Participants.B4]" office:value-type="currency" office:currency="EUR" office:value="5292" calcext:value-type="currency">
            <text:p>5.292,00 €</text:p>
          </table:table-cell>
          <table:table-cell/>
        </table:table-row>
        <table:table-row table:style-name="ro2">
          <table:table-cell/>
          <table:table-cell table:formula="of:=IF(ISBLANK([Expenditure.$B7]);&quot;&quot;;[Expenditure.$B7])" office:value-type="string" office:string-value="Drinks" calcext:value-type="string">
            <text:p>Drinks</text:p>
          </table:table-cell>
          <table:table-cell/>
          <table:table-cell table:formula="of:=IF(ISBLANK([Expenditure.$E7]);&quot;&quot;;[Expenditure.$E7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8]);&quot;&quot;;[Expenditure.$B8])" office:value-type="string" office:string-value="Breakfast" calcext:value-type="string">
            <text:p>Breakfast</text:p>
          </table:table-cell>
          <table:table-cell/>
          <table:table-cell table:formula="of:=IF(ISBLANK([Expenditure.$E8]);&quot;&quot;;[Expenditure.$E8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9]);&quot;&quot;;[Expenditure.$B9])" office:value-type="string" office:string-value="Audio Equipment" calcext:value-type="string">
            <text:p>Audio Equipment</text:p>
          </table:table-cell>
          <table:table-cell/>
          <table:table-cell table:formula="of:=IF(ISBLANK([Expenditure.$E9]);&quot;&quot;;[Expenditure.$E9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0]);&quot;&quot;;[Expenditure.$B10])" office:value-type="string" office:string-value="Miscellaneous" calcext:value-type="string">
            <text:p>Miscellaneous</text:p>
          </table:table-cell>
          <table:table-cell/>
          <table:table-cell table:formula="of:=IF(ISBLANK([Expenditure.$E10]);&quot;&quot;;[Expenditure.$E10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1]);&quot;&quot;;[Expenditure.$B11])" office:value-type="string" office:string-value="Dinner" calcext:value-type="string">
            <text:p>Dinner</text:p>
          </table:table-cell>
          <table:table-cell/>
          <table:table-cell table:formula="of:=IF(ISBLANK([Expenditure.$E11]);&quot;&quot;;[Expenditure.$E11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2]);&quot;&quot;;[Expenditure.$B12])" office:value-type="string" office:string-value="Lunch" calcext:value-type="string">
            <text:p>Lunch</text:p>
          </table:table-cell>
          <table:table-cell/>
          <table:table-cell table:formula="of:=IF(ISBLANK([Expenditure.$E12]);&quot;&quot;;[Expenditure.$E12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3]);&quot;&quot;;[Expenditure.$B13])">
            <text:p/>
          </table:table-cell>
          <table:table-cell/>
          <table:table-cell table:formula="of:=IF(ISBLANK([Expenditure.$E13]);&quot;&quot;;[Expenditure.$E13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4]);&quot;&quot;;[Expenditure.$B14])">
            <text:p/>
          </table:table-cell>
          <table:table-cell/>
          <table:table-cell table:formula="of:=IF(ISBLANK([Expenditure.$E14]);&quot;&quot;;[Expenditure.$E14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5]);&quot;&quot;;[Expenditure.$B15])">
            <text:p/>
          </table:table-cell>
          <table:table-cell/>
          <table:table-cell table:formula="of:=IF(ISBLANK([Expenditure.$E15]);&quot;&quot;;[Expenditure.$E15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6]);&quot;&quot;;[Expenditure.$B16])">
            <text:p/>
          </table:table-cell>
          <table:table-cell/>
          <table:table-cell table:formula="of:=IF(ISBLANK([Expenditure.$E16]);&quot;&quot;;[Expenditure.$E16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7]);&quot;&quot;;[Expenditure.$B17])">
            <text:p/>
          </table:table-cell>
          <table:table-cell/>
          <table:table-cell table:formula="of:=IF(ISBLANK([Expenditure.$E17]);&quot;&quot;;[Expenditure.$E17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8]);&quot;&quot;;[Expenditure.$B18])">
            <text:p/>
          </table:table-cell>
          <table:table-cell/>
          <table:table-cell table:formula="of:=IF(ISBLANK([Expenditure.$E18]);&quot;&quot;;[Expenditure.$E18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9]);&quot;&quot;;[Expenditure.$B19])">
            <text:p/>
          </table:table-cell>
          <table:table-cell/>
          <table:table-cell table:formula="of:=IF(ISBLANK([Expenditure.$E19]);&quot;&quot;;[Expenditure.$E19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0]);&quot;&quot;;[Expenditure.$B20])">
            <text:p/>
          </table:table-cell>
          <table:table-cell/>
          <table:table-cell table:formula="of:=IF(ISBLANK([Expenditure.$E20]);&quot;&quot;;[Expenditure.$E20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1]);&quot;&quot;;[Expenditure.$B21])">
            <text:p/>
          </table:table-cell>
          <table:table-cell/>
          <table:table-cell table:formula="of:=IF(ISBLANK([Expenditure.$E21]);&quot;&quot;;[Expenditure.$E21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2]);&quot;&quot;;[Expenditure.$B22])">
            <text:p/>
          </table:table-cell>
          <table:table-cell/>
          <table:table-cell table:formula="of:=IF(ISBLANK([Expenditure.$E22]);&quot;&quot;;[Expenditure.$E22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3]);&quot;&quot;;[Expenditure.$B23])">
            <text:p/>
          </table:table-cell>
          <table:table-cell/>
          <table:table-cell table:formula="of:=IF(ISBLANK([Expenditure.$E23]);&quot;&quot;;[Expenditure.$E23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4]);&quot;&quot;;[Expenditure.$B24])">
            <text:p/>
          </table:table-cell>
          <table:table-cell/>
          <table:table-cell table:formula="of:=IF(ISBLANK([Expenditure.$E24]);&quot;&quot;;[Expenditure.$E24])">
            <text:p/>
          </table:table-cell>
          <table:table-cell table:number-columns-repeated="7"/>
        </table:table-row>
        <table:table-row table:style-name="ro2">
          <table:table-cell table:style-name="ce3"/>
          <table:table-cell table:style-name="ce15" table:formula="of:=IF(ISBLANK([Expenditure.$B25]);&quot;&quot;;[Expenditure.$B25])">
            <text:p/>
          </table:table-cell>
          <table:table-cell table:style-name="ce15"/>
          <table:table-cell table:style-name="ce93" table:formula="of:=IF(ISBLANK([Expenditure.$E25]);&quot;&quot;;[Expenditure.$E25])">
            <text:p/>
          </table:table-cell>
          <table:table-cell table:style-name="ce38"/>
          <table:table-cell/>
          <table:table-cell table:style-name="ce3"/>
          <table:table-cell table:style-name="ce15" table:number-columns-repeated="3"/>
          <table:table-cell table:style-name="ce38"/>
        </table:table-row>
      </table:table>
      <table:table table:name="Expenditur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6"/>
        <table:table-column table:style-name="co2" table:default-cell-style-name="ce99"/>
        <table:table-column table:style-name="co2" table:number-columns-repeated="2" table:default-cell-style-name="ce104"/>
        <table:table-column table:style-name="co1" table:default-cell-style-name="ce37"/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2" table:default-cell-style-name="ce70"/>
        <table:table-column table:style-name="co2" table:default-cell-style-name="ce82"/>
        <table:table-column table:style-name="co2" table:default-cell-style-name="ce71"/>
        <table:table-column table:style-name="co21" table:default-cell-style-name="ce37"/>
        <table:table-row table:style-name="ro1">
          <table:table-cell table:style-name="ce1" office:value-type="string" calcext:value-type="string">
            <text:p>Expenditure</text:p>
          </table:table-cell>
          <table:table-cell table:style-name="Default"/>
          <table:table-cell table:style-name="ce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2"/>
          <table:table-cell table:style-name="ce60" office:value-type="string" calcext:value-type="string" table:number-columns-spanned="2" table:number-rows-spanned="2">
            <text:p>Fix Costs</text:p>
          </table:table-cell>
          <table:covered-table-cell table:style-name="ce32"/>
          <table:table-cell table:style-name="ce101" office:value-type="string" calcext:value-type="string" table:number-columns-spanned="2" table:number-rows-spanned="1">
            <text:p>Total</text:p>
          </table:table-cell>
          <table:covered-table-cell table:style-name="ce106"/>
          <table:table-cell table:style-name="ce13"/>
          <table:table-cell/>
          <table:table-cell table:style-name="ce17"/>
          <table:table-cell table:style-name="ce89" office:value-type="string" calcext:value-type="string" table:number-columns-spanned="2" table:number-rows-spanned="2">
            <text:p>Per Person Costs</text:p>
          </table:table-cell>
          <table:covered-table-cell table:style-name="ce32"/>
          <table:table-cell table:style-name="ce108" office:value-type="string" calcext:value-type="string" table:number-columns-spanned="1" table:number-rows-spanned="2">
            <text:p>Total:</text:p>
          </table:table-cell>
          <table:table-cell table:style-name="ce110" table:formula="of:=SUM([.L6:.L26])" office:value-type="currency" office:currency="EUR" office:value="20" calcext:value-type="currency" table:number-columns-spanned="1" table:number-rows-spanned="2">
            <text:p>20,00 €</text:p>
          </table:table-cell>
          <table:table-cell table:style-name="ce13"/>
        </table:table-row>
        <table:table-row table:style-name="ro2">
          <table:table-cell/>
          <table:covered-table-cell table:number-columns-repeated="2" table:style-name="ce30"/>
          <table:table-cell table:style-name="ce102" table:formula="of:=SUM([.D6:.D26])" office:value-type="currency" office:currency="EUR" office:value="3500" calcext:value-type="currency">
            <text:p>3.500,00 €</text:p>
          </table:table-cell>
          <table:table-cell table:style-name="ce102" table:formula="of:=SUM([.E6:.E26])" office:value-type="currency" office:currency="EUR" office:value="1500" calcext:value-type="currency">
            <text:p>1.500,00 €</text:p>
          </table:table-cell>
          <table:table-cell table:number-columns-repeated="3"/>
          <table:covered-table-cell table:style-name="ce107"/>
          <table:covered-table-cell table:number-columns-repeated="2" table:style-name="ce31"/>
          <table:covered-table-cell table:style-name="ce107"/>
          <table:table-cell/>
        </table:table-row>
        <table:table-row table:style-name="ro2">
          <table:table-cell/>
          <table:table-cell table:style-name="ce95" office:value-type="string" calcext:value-type="string" table:number-columns-spanned="2" table:number-rows-spanned="1">
            <text:p>Item</text:p>
          </table:table-cell>
          <table:covered-table-cell table:style-name="ce98"/>
          <table:table-cell table:style-name="ce103" office:value-type="string" calcext:value-type="string">
            <text:p>Planned</text:p>
          </table:table-cell>
          <table:table-cell table:style-name="ce103" office:value-type="string" calcext:value-type="string">
            <text:p>Actual</text:p>
          </table:table-cell>
          <table:table-cell table:number-columns-repeated="3"/>
          <table:table-cell table:style-name="ce61" office:value-type="string" calcext:value-type="string">
            <text:p>Item</text:p>
          </table:table-cell>
          <table:table-cell table:style-name="ce65" office:value-type="string" calcext:value-type="string">
            <text:p>Value</text:p>
          </table:table-cell>
          <table:table-cell table:style-name="ce109" office:value-type="string" calcext:value-type="string">
            <text:p>Amount</text:p>
          </table:table-cell>
          <table:table-cell table:style-name="ce65"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Personal (e.g. Trainers)</text:p>
          </table:table-cell>
          <table:covered-table-cell/>
          <table:table-cell table:number-columns-repeated="2" office:value-type="currency" office:currency="EUR" office:value="1500" calcext:value-type="currency">
            <text:p>1.500,00 €</text:p>
          </table:table-cell>
          <table:table-cell table:number-columns-repeated="3"/>
          <table:table-cell office:value-type="string" calcext:value-type="string">
            <text:p>Gym</text:p>
          </table:table-cell>
          <table:table-cell table:number-columns-repeated="2"/>
          <table:table-cell table:formula="of:=[.J6]*[.K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rinks</text:p>
          </table:table-cell>
          <table:covered-table-cell/>
          <table:table-cell office:value-type="currency" office:currency="EUR" office:value="300" calcext:value-type="currency">
            <text:p>300,00 €</text:p>
          </table:table-cell>
          <table:table-cell table:number-columns-repeated="4"/>
          <table:table-cell office:value-type="string" calcext:value-type="string">
            <text:p>Sleeping Hall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formula="of:=[.J7]*[.K7]" office:value-type="currency" office:currency="EUR" office:value="20" calcext:value-type="currency">
            <text:p>2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reakfast</text:p>
          </table:table-cell>
          <table:covered-table-cell/>
          <table:table-cell office:value-type="currency" office:currency="EUR" office:value="250" calcext:value-type="currency">
            <text:p>250,00 €</text:p>
          </table:table-cell>
          <table:table-cell table:number-columns-repeated="7"/>
          <table:table-cell table:formula="of:=[.J8]*[.K8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Audio Equipment</text:p>
          </table:table-cell>
          <table:covered-table-cell/>
          <table:table-cell office:value-type="currency" office:currency="EUR" office:value="100" calcext:value-type="currency">
            <text:p>100,00 €</text:p>
          </table:table-cell>
          <table:table-cell table:number-columns-repeated="7"/>
          <table:table-cell table:formula="of:=[.J9]*[.K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Miscellaneous</text:p>
          </table:table-cell>
          <table:covered-table-cell/>
          <table:table-cell office:value-type="currency" office:currency="EUR" office:value="100" calcext:value-type="currency">
            <text:p>100,00 €</text:p>
          </table:table-cell>
          <table:table-cell table:number-columns-repeated="7"/>
          <table:table-cell table:formula="of:=[.J10]*[.K10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inner</text:p>
          </table:table-cell>
          <table:covered-table-cell/>
          <table:table-cell office:value-type="currency" office:currency="EUR" office:value="450" calcext:value-type="currency">
            <text:p>450,00 €</text:p>
          </table:table-cell>
          <table:table-cell table:number-columns-repeated="7"/>
          <table:table-cell table:formula="of:=[.J11]*[.K11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unch</text:p>
          </table:table-cell>
          <table:covered-table-cell/>
          <table:table-cell office:value-type="currency" office:currency="EUR" office:value="800" calcext:value-type="currency">
            <text:p>800,00 €</text:p>
          </table:table-cell>
          <table:table-cell table:number-columns-repeated="7"/>
          <table:table-cell table:formula="of:=[.J12]*[.K12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3]*[.K13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4]*[.K14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5]*[.K1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6]*[.K1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7]*[.K1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8]*[.K18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9]*[.K1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0]*[.K20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1]*[.K21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2]*[.K22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3]*[.K23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4]*[.K24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5]*[.K2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3"/>
          <table:table-cell table:style-name="ce97" table:number-columns-spanned="2" table:number-rows-spanned="1"/>
          <table:covered-table-cell table:style-name="ce100"/>
          <table:table-cell table:style-name="ce105" table:number-columns-repeated="2"/>
          <table:table-cell table:style-name="ce38"/>
          <table:table-cell/>
          <table:table-cell table:style-name="ce3"/>
          <table:table-cell table:style-name="ce15"/>
          <table:table-cell table:style-name="ce76"/>
          <table:table-cell table:style-name="ce83"/>
          <table:table-cell table:style-name="ce111" table:formula="of:=[.J26]*[.K26]" office:value-type="currency" office:currency="EUR" office:value="0" calcext:value-type="currency">
            <text:p>0,00 €</text:p>
          </table:table-cell>
          <table:table-cell table:style-name="ce38"/>
        </table:table-row>
      </table:table>
      <table:named-expressions>
        <table:named-range table:name="Classes" table:base-cell-address="$Participants.$D$9" table:cell-range-address="$Fee.$B$7:.$B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transparent"/>
      <style:text-properties fo:color="#009900"/>
    </style:style>
    <style:style style:name="Unbenannt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.00.0000</text:date>, <text:time style:data-style-name="N2" text:time-value="13:12:38.331422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2:23:23.188573000</meta:creation-date>
    <dc:date>2015-08-01T15:30:41.847418000</dc:date>
    <meta:editing-duration>PT5H32M8S</meta:editing-duration>
    <meta:editing-cycles>24</meta:editing-cycles>
    <meta:generator>LibreOffice/4.4.4.3$MacOSX_X86_64 LibreOffice_project/2c39ebcf046445232b798108aa8a7e7d89552ea8</meta:generator>
    <meta:document-statistic meta:table-count="6" meta:cell-count="1296" meta:object-count="0"/>
  </office:meta>
</office:document-meta>
</file>